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0.7283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929in"/>
    </style:style>
    <style:style style:name="co7" style:family="table-column">
      <style:table-column-properties fo:break-before="auto" style:column-width="0.7181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0.9965in"/>
    </style:style>
    <style:style style:name="co10" style:family="table-column">
      <style:table-column-properties fo:break-before="auto" style:column-width="0.9217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0.6752in"/>
    </style:style>
    <style:style style:name="co13" style:family="table-column">
      <style:table-column-properties fo:break-before="auto" style:column-width="0.8362in"/>
    </style:style>
    <style:style style:name="co14" style:family="table-column">
      <style:table-column-properties fo:break-before="auto" style:column-width="1.7902in"/>
    </style:style>
    <style:style style:name="co15" style:family="table-column">
      <style:table-column-properties fo:break-before="auto" style:column-width="0.2709in"/>
    </style:style>
    <style:style style:name="co16" style:family="table-column">
      <style:table-column-properties fo:break-before="auto" style:column-width="0.8283in"/>
    </style:style>
    <style:style style:name="co17" style:family="table-column">
      <style:table-column-properties fo:break-before="auto" style:column-width="0.7646in"/>
    </style:style>
    <style:style style:name="co18" style:family="table-column">
      <style:table-column-properties fo:break-before="auto" style:column-width="0.8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2"/>
    <style:style style:name="ce4" style:family="table-cell" style:parent-style-name="Default" style:data-style-name="N3"/>
    <style:style style:name="ce5" style:family="table-cell" style:parent-style-name="Default" style:data-style-name="N4"/>
    <style:style style:name="ce2" style:family="table-cell" style:parent-style-name="Default" style:data-style-name="N131"/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RAM_2407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ce2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1001107" calcext:value-type="float">
            <text:p>1,001,107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16000000" calcext:value-type="float">
            <text:p>16,000,000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Ana. Spee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style-name="ce1" office:value-type="float" office:value="1115.056165" calcext:value-type="float">
            <text:p>1115.06</text:p>
          </table:table-cell>
          <table:table-cell table:style-name="ce5" table:formula="of:=(6*[.C2]+5*[.C3])*50000*8*0.000001/[.D31]" office:value-type="float" office:value="3024.17011401296" calcext:value-type="float">
            <text:p>3,024.17</text:p>
          </table:table-cell>
          <table:table-cell table:style-name="ce1" office:value-type="float" office:value="1057.563061" calcext:value-type="float">
            <text:p>1057.56</text:p>
          </table:table-cell>
          <table:table-cell table:style-name="ce5" table:formula="of:=(6*[.C2]+5*[.C3])*50000*8*0.000001/[.E13]" office:value-type="float" office:value="32530.1233266127" calcext:value-type="float">
            <text:p>32,530.12</text:p>
          </table:table-cell>
          <table:table-cell table:style-name="ce5" table:formula="of:=[.C2]*50000*8*0.000001/[.D31]" office:value-type="float" office:value="35.2009775050765" calcext:value-type="float">
            <text:p>35.20</text:p>
          </table:table-cell>
          <table:table-cell table:style-name="ce1" office:value-type="float" office:value="57.493104" calcext:value-type="float">
            <text:p>57.49</text:p>
          </table:table-cell>
          <table:table-cell table:style-name="ce1" table:formula="of:=[.C2]*50000*8*0.000001/[.H13]" office:value-type="float" office:value="6965.05793112162" calcext:value-type="float">
            <text:p>6965.0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style-name="ce1" office:value-type="float" office:value="586.303594" calcext:value-type="float">
            <text:p>586.30</text:p>
          </table:table-cell>
          <table:table-cell table:style-name="ce5" table:formula="of:=(6*[.C2]+5*[.C3])*50000*8*0.000001/[.D32]" office:value-type="float" office:value="1473.00653382087" calcext:value-type="float">
            <text:p>1,473.01</text:p>
          </table:table-cell>
          <table:table-cell table:style-name="ce1" office:value-type="float" office:value="554.685525" calcext:value-type="float">
            <text:p>554.69</text:p>
          </table:table-cell>
          <table:table-cell table:style-name="ce5" table:formula="of:=(6*[.C2]+5*[.C3])*50000*8*0.000001/[.E14]" office:value-type="float" office:value="62021.9119653429" calcext:value-type="float">
            <text:p>62,021.91</text:p>
          </table:table-cell>
          <table:table-cell table:style-name="ce5" table:formula="of:=[.C2]*50000*8*0.000001/[.D32]" office:value-type="float" office:value="17.1456194284833" calcext:value-type="float">
            <text:p>17.15</text:p>
          </table:table-cell>
          <table:table-cell table:style-name="ce1" office:value-type="float" office:value="31.618069" calcext:value-type="float">
            <text:p>31.62</text:p>
          </table:table-cell>
          <table:table-cell table:style-name="ce1" table:formula="of:=[.C2]*50000*8*0.000001/[.H14]" office:value-type="float" office:value="12664.9986120278" calcext:value-type="float">
            <text:p>12665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style-name="ce1" office:value-type="float" office:value="404.421779" calcext:value-type="float">
            <text:p>404.42</text:p>
          </table:table-cell>
          <table:table-cell table:style-name="ce5" table:formula="of:=(6*[.C2]+5*[.C3])*50000*8*0.000001/[.D33]" office:value-type="float" office:value="949.442157495874" calcext:value-type="float">
            <text:p>949.44</text:p>
          </table:table-cell>
          <table:table-cell table:style-name="ce1" office:value-type="float" office:value="382.706544" calcext:value-type="float">
            <text:p>382.71</text:p>
          </table:table-cell>
          <table:table-cell table:style-name="ce5" table:formula="of:=(6*[.C2]+5*[.C3])*50000*8*0.000001/[.E15]" office:value-type="float" office:value="89893.0455707076" calcext:value-type="float">
            <text:p>89,893.05</text:p>
          </table:table-cell>
          <table:table-cell table:style-name="ce5" table:formula="of:=[.C2]*50000*8*0.000001/[.D33]" office:value-type="float" office:value="11.0513928675906" calcext:value-type="float">
            <text:p>11.05</text:p>
          </table:table-cell>
          <table:table-cell table:style-name="ce1" office:value-type="float" office:value="21.715235" calcext:value-type="float">
            <text:p>21.72</text:p>
          </table:table-cell>
          <table:table-cell table:style-name="ce1" table:formula="of:=[.C2]*50000*8*0.000001/[.H15]" office:value-type="float" office:value="18440.6385655048" calcext:value-type="float">
            <text:p>18440.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style-name="ce1" office:value-type="float" office:value="310.971245" calcext:value-type="float">
            <text:p>310.97</text:p>
          </table:table-cell>
          <table:table-cell table:style-name="ce5" table:formula="of:=(6*[.C2]+5*[.C3])*50000*8*0.000001/[.D34]" office:value-type="float" office:value="715.703630043084" calcext:value-type="float">
            <text:p>715.70</text:p>
          </table:table-cell>
          <table:table-cell table:style-name="ce1" office:value-type="float" office:value="295.28549" calcext:value-type="float">
            <text:p>295.29</text:p>
          </table:table-cell>
          <table:table-cell table:style-name="ce5" table:formula="of:=(6*[.C2]+5*[.C3])*50000*8*0.000001/[.E16]" office:value-type="float" office:value="116506.425019394" calcext:value-type="float">
            <text:p>116,506.43</text:p>
          </table:table-cell>
          <table:table-cell table:style-name="ce5" table:formula="of:=[.C2]*50000*8*0.000001/[.D34]" office:value-type="float" office:value="8.33070443514749" calcext:value-type="float">
            <text:p>8.33</text:p>
          </table:table-cell>
          <table:table-cell table:style-name="ce1" office:value-type="float" office:value="15.685755" calcext:value-type="float">
            <text:p>15.69</text:p>
          </table:table-cell>
          <table:table-cell table:style-name="ce1" table:formula="of:=[.C2]*50000*8*0.000001/[.H16]" office:value-type="float" office:value="25529.0739910192" calcext:value-type="float">
            <text:p>25529.0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style-name="ce1" office:value-type="float" office:value="252.305822" calcext:value-type="float">
            <text:p>252.31</text:p>
          </table:table-cell>
          <table:table-cell table:style-name="ce5" table:formula="of:=(6*[.C2]+5*[.C3])*50000*8*0.000001/[.D35]" office:value-type="float" office:value="642.856469084542" calcext:value-type="float">
            <text:p>642.86</text:p>
          </table:table-cell>
          <table:table-cell table:style-name="ce1" office:value-type="float" office:value="239.581011" calcext:value-type="float">
            <text:p>239.58</text:p>
          </table:table-cell>
          <table:table-cell table:style-name="ce5" table:formula="of:=(6*[.C2]+5*[.C3])*50000*8*0.000001/[.E17]" office:value-type="float" office:value="143595.089846248" calcext:value-type="float">
            <text:p>143,595.09</text:p>
          </table:table-cell>
          <table:table-cell table:style-name="ce5" table:formula="of:=[.C2]*50000*8*0.000001/[.D35]" office:value-type="float" office:value="7.48277221654368" calcext:value-type="float">
            <text:p>7.48</text:p>
          </table:table-cell>
          <table:table-cell table:style-name="ce1" office:value-type="float" office:value="12.724811" calcext:value-type="float">
            <text:p>12.72</text:p>
          </table:table-cell>
          <table:table-cell table:style-name="ce1" table:formula="of:=[.C2]*50000*8*0.000001/[.H17]" office:value-type="float" office:value="31469.4497230646" calcext:value-type="float">
            <text:p>31469.4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style-name="ce1" office:value-type="float" office:value="213.833885" calcext:value-type="float">
            <text:p>213.83</text:p>
          </table:table-cell>
          <table:table-cell table:style-name="ce5" table:formula="of:=(6*[.C2]+5*[.C3])*50000*8*0.000001/[.D36]" office:value-type="float" office:value="606.678178554172" calcext:value-type="float">
            <text:p>606.68</text:p>
          </table:table-cell>
          <table:table-cell table:style-name="ce1" office:value-type="float" office:value="203.125392" calcext:value-type="float">
            <text:p>203.13</text:p>
          </table:table-cell>
          <table:table-cell table:style-name="ce5" table:formula="of:=(6*[.C2]+5*[.C3])*50000*8*0.000001/[.E18]" office:value-type="float" office:value="169366.598933136" calcext:value-type="float">
            <text:p>169,366.60</text:p>
          </table:table-cell>
          <table:table-cell table:style-name="ce5" table:formula="of:=[.C2]*50000*8*0.000001/[.D36]" office:value-type="float" office:value="7.06166125283477" calcext:value-type="float">
            <text:p>7.06</text:p>
          </table:table-cell>
          <table:table-cell table:style-name="ce1" office:value-type="float" office:value="10.708493" calcext:value-type="float">
            <text:p>10.71</text:p>
          </table:table-cell>
          <table:table-cell table:style-name="ce1" table:formula="of:=[.C2]*50000*8*0.000001/[.H18]" office:value-type="float" office:value="37394.8789993139" calcext:value-type="float">
            <text:p>37394.8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style-name="ce1" office:value-type="float" office:value="187.134248" calcext:value-type="float">
            <text:p>187.13</text:p>
          </table:table-cell>
          <table:table-cell table:style-name="ce5" table:formula="of:=(6*[.C2]+5*[.C3])*50000*8*0.000001/[.D37]" office:value-type="float" office:value="578.178421493131" calcext:value-type="float">
            <text:p>578.18</text:p>
          </table:table-cell>
          <table:table-cell table:style-name="ce1" office:value-type="float" office:value="177.862427" calcext:value-type="float">
            <text:p>177.86</text:p>
          </table:table-cell>
          <table:table-cell table:style-name="ce5" table:formula="of:=(6*[.C2]+5*[.C3])*50000*8*0.000001/[.E19]" office:value-type="float" office:value="193422.845849281" calcext:value-type="float">
            <text:p>193,422.85</text:p>
          </table:table-cell>
          <table:table-cell table:style-name="ce5" table:formula="of:=[.C2]*50000*8*0.000001/[.D37]" office:value-type="float" office:value="6.72992749799166" calcext:value-type="float">
            <text:p>6.73</text:p>
          </table:table-cell>
          <table:table-cell table:style-name="ce1" office:value-type="float" office:value="9.271821" calcext:value-type="float">
            <text:p>9.27</text:p>
          </table:table-cell>
          <table:table-cell table:style-name="ce1" table:formula="of:=[.C2]*50000*8*0.000001/[.H19]" office:value-type="float" office:value="43189.2289551319" calcext:value-type="float">
            <text:p>43189.2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style-name="ce1" office:value-type="float" office:value="172.199508" calcext:value-type="float">
            <text:p>172.20</text:p>
          </table:table-cell>
          <table:table-cell table:style-name="ce5" table:formula="of:=(6*[.C2]+5*[.C3])*50000*8*0.000001/[.D38]" office:value-type="float" office:value="548.951118401527" calcext:value-type="float">
            <text:p>548.95</text:p>
          </table:table-cell>
          <table:table-cell table:style-name="ce1" office:value-type="float" office:value="163.755403" calcext:value-type="float">
            <text:p>163.76</text:p>
          </table:table-cell>
          <table:table-cell table:style-name="ce5" table:formula="of:=(6*[.C2]+5*[.C3])*50000*8*0.000001/[.E20]" office:value-type="float" office:value="210085.628747163" calcext:value-type="float">
            <text:p>210,085.63</text:p>
          </table:table-cell>
          <table:table-cell table:style-name="ce5" table:formula="of:=[.C2]*50000*8*0.000001/[.D38]" office:value-type="float" office:value="6.38972519459133" calcext:value-type="float">
            <text:p>6.39</text:p>
          </table:table-cell>
          <table:table-cell table:style-name="ce1" office:value-type="float" office:value="8.444105" calcext:value-type="float">
            <text:p>8.44</text:p>
          </table:table-cell>
          <table:table-cell table:style-name="ce1" table:formula="of:=[.C2]*50000*8*0.000001/[.H20]" office:value-type="float" office:value="47422.7641650595" calcext:value-type="float">
            <text:p>47422.76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style-name="ce1" office:value-type="float" office:value="163.026162" calcext:value-type="float">
            <text:p>163.03</text:p>
          </table:table-cell>
          <table:table-cell table:style-name="ce5" table:formula="of:=(6*[.C2]+5*[.C3])*50000*8*0.000001/[.D39]" office:value-type="float" office:value="524.354808373787" calcext:value-type="float">
            <text:p>524.35</text:p>
          </table:table-cell>
          <table:table-cell table:style-name="ce1" office:value-type="float" office:value="154.540432" calcext:value-type="float">
            <text:p>154.54</text:p>
          </table:table-cell>
          <table:table-cell table:style-name="ce5" table:formula="of:=(6*[.C2]+5*[.C3])*50000*8*0.000001/[.E21]" office:value-type="float" office:value="222612.661002526" calcext:value-type="float">
            <text:p>222,612.66</text:p>
          </table:table-cell>
          <table:table-cell table:style-name="ce5" table:formula="of:=[.C2]*50000*8*0.000001/[.D39]" office:value-type="float" office:value="6.10342709516152" calcext:value-type="float">
            <text:p>6.10</text:p>
          </table:table-cell>
          <table:table-cell table:style-name="ce1" office:value-type="float" office:value="8.48573" calcext:value-type="float">
            <text:p>8.49</text:p>
          </table:table-cell>
          <table:table-cell table:style-name="ce1" table:formula="of:=[.C2]*50000*8*0.000001/[.H21]" office:value-type="float" office:value="47190.1415670779" calcext:value-type="float">
            <text:p>47190.1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style-name="ce1" office:value-type="float" office:value="151.127116" calcext:value-type="float">
            <text:p>151.13</text:p>
          </table:table-cell>
          <table:table-cell table:style-name="ce5" table:formula="of:=(6*[.C2]+5*[.C3])*50000*8*0.000001/[.D40]" office:value-type="float" office:value="505.992113604106" calcext:value-type="float">
            <text:p>505.99</text:p>
          </table:table-cell>
          <table:table-cell table:style-name="ce1" office:value-type="float" office:value="143.996843" calcext:value-type="float">
            <text:p>144.00</text:p>
          </table:table-cell>
          <table:table-cell table:style-name="ce5" table:formula="of:=(6*[.C2]+5*[.C3])*50000*8*0.000001/[.E22]" office:value-type="float" office:value="238912.57671531" calcext:value-type="float">
            <text:p>238,912.58</text:p>
          </table:table-cell>
          <table:table-cell table:style-name="ce5" table:formula="of:=[.C2]*50000*8*0.000001/[.D40]" office:value-type="float" office:value="5.8896875298755" calcext:value-type="float">
            <text:p>5.89</text:p>
          </table:table-cell>
          <table:table-cell table:style-name="ce1" office:value-type="float" office:value="7.130273" calcext:value-type="float">
            <text:p>7.13</text:p>
          </table:table-cell>
          <table:table-cell table:style-name="ce1" table:formula="of:=[.C2]*50000*8*0.000001/[.H22]" office:value-type="float" office:value="56160.9352124386" calcext:value-type="float">
            <text:p>56160.9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style-name="ce1" office:value-type="float" office:value="147.187833" calcext:value-type="float">
            <text:p>147.19</text:p>
          </table:table-cell>
          <table:table-cell table:style-name="ce5" table:formula="of:=(6*[.C2]+5*[.C3])*50000*8*0.000001/[.D41]" office:value-type="float" office:value="492.099928622413" calcext:value-type="float">
            <text:p>492.10</text:p>
          </table:table-cell>
          <table:table-cell table:style-name="ce1" office:value-type="float" office:value="140.512599" calcext:value-type="float">
            <text:p>140.51</text:p>
          </table:table-cell>
          <table:table-cell table:style-name="ce5" table:formula="of:=(6*[.C2]+5*[.C3])*50000*8*0.000001/[.E23]" office:value-type="float" office:value="244836.812106792" calcext:value-type="float">
            <text:p>244,836.81</text:p>
          </table:table-cell>
          <table:table-cell table:style-name="ce5" table:formula="of:=[.C2]*50000*8*0.000001/[.D41]" office:value-type="float" office:value="5.72798416247198" calcext:value-type="float">
            <text:p>5.73</text:p>
          </table:table-cell>
          <table:table-cell table:style-name="ce1" office:value-type="float" office:value="6.675235" calcext:value-type="float">
            <text:p>6.68</text:p>
          </table:table-cell>
          <table:table-cell table:style-name="ce1" table:formula="of:=[.C2]*50000*8*0.000001/[.H23]" office:value-type="float" office:value="59989.3187281047" calcext:value-type="float">
            <text:p>59989.3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style-name="ce1" office:value-type="float" office:value="145.413266" calcext:value-type="float">
            <text:p>145.41</text:p>
          </table:table-cell>
          <table:table-cell table:style-name="ce5" table:formula="of:=(6*[.C2]+5*[.C3])*50000*8*0.000001/[.D42]" office:value-type="float" office:value="485.292222099968" calcext:value-type="float">
            <text:p>485.29</text:p>
          </table:table-cell>
          <table:table-cell table:style-name="ce1" office:value-type="float" office:value="139.056894" calcext:value-type="float">
            <text:p>139.06</text:p>
          </table:table-cell>
          <table:table-cell table:style-name="ce5" table:formula="of:=(6*[.C2]+5*[.C3])*50000*8*0.000001/[.E24]" office:value-type="float" office:value="247399.864979006" calcext:value-type="float">
            <text:p>247,399.86</text:p>
          </table:table-cell>
          <table:table-cell table:style-name="ce5" table:formula="of:=[.C2]*50000*8*0.000001/[.D42]" office:value-type="float" office:value="5.64874327484885" calcext:value-type="float">
            <text:p>5.65</text:p>
          </table:table-cell>
          <table:table-cell table:style-name="ce1" office:value-type="float" office:value="6.356372" calcext:value-type="float">
            <text:p>6.36</text:p>
          </table:table-cell>
          <table:table-cell table:style-name="ce1" table:formula="of:=[.C2]*50000*8*0.000001/[.H24]" office:value-type="float" office:value="62998.6413633437" calcext:value-type="float">
            <text:p>62998.64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style-name="ce1" office:value-type="float" office:value="146.152964" calcext:value-type="float">
            <text:p>146.15</text:p>
          </table:table-cell>
          <table:table-cell table:style-name="ce5" table:formula="of:=(6*[.C2]+5*[.C3])*50000*8*0.000001/[.D43]" office:value-type="float" office:value="476.864260813518" calcext:value-type="float">
            <text:p>476.86</text:p>
          </table:table-cell>
          <table:table-cell table:style-name="ce1" office:value-type="float" office:value="139.926464" calcext:value-type="float">
            <text:p>139.93</text:p>
          </table:table-cell>
          <table:table-cell table:style-name="ce5" table:formula="of:=(6*[.C2]+5*[.C3])*50000*8*0.000001/[.E25]" office:value-type="float" office:value="245862.40384092" calcext:value-type="float">
            <text:p>245,862.40</text:p>
          </table:table-cell>
          <table:table-cell table:style-name="ce5" table:formula="of:=[.C2]*50000*8*0.000001/[.D43]" office:value-type="float" office:value="5.55064281605411" calcext:value-type="float">
            <text:p>5.55</text:p>
          </table:table-cell>
          <table:table-cell table:style-name="ce1" office:value-type="float" office:value="6.2265" calcext:value-type="float">
            <text:p>6.23</text:p>
          </table:table-cell>
          <table:table-cell table:style-name="ce1" table:formula="of:=[.C2]*50000*8*0.000001/[.H25]" office:value-type="float" office:value="64312.6636151931" calcext:value-type="float">
            <text:p>64312.6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style-name="ce1" office:value-type="float" office:value="144.898998" calcext:value-type="float">
            <text:p>144.90</text:p>
          </table:table-cell>
          <table:table-cell table:style-name="ce5" table:formula="of:=(6*[.C2]+5*[.C3])*50000*8*0.000001/[.D44]" office:value-type="float" office:value="473.709850338525" calcext:value-type="float">
            <text:p>473.71</text:p>
          </table:table-cell>
          <table:table-cell table:style-name="ce1" office:value-type="float" office:value="138.996354" calcext:value-type="float">
            <text:p>139.00</text:p>
          </table:table-cell>
          <table:table-cell table:style-name="ce5" table:formula="of:=(6*[.C2]+5*[.C3])*50000*8*0.000001/[.E26]" office:value-type="float" office:value="247507.620235852" calcext:value-type="float">
            <text:p>247,507.62</text:p>
          </table:table-cell>
          <table:table-cell table:style-name="ce5" table:formula="of:=[.C2]*50000*8*0.000001/[.D44]" office:value-type="float" office:value="5.51392585636409" calcext:value-type="float">
            <text:p>5.51</text:p>
          </table:table-cell>
          <table:table-cell table:style-name="ce1" office:value-type="float" office:value="5.902644" calcext:value-type="float">
            <text:p>5.90</text:p>
          </table:table-cell>
          <table:table-cell table:style-name="ce1" table:formula="of:=[.C2]*50000*8*0.000001/[.H26]" office:value-type="float" office:value="67841.2589341319" calcext:value-type="float">
            <text:p>67841.26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style-name="ce1" office:value-type="float" office:value="143.510005" calcext:value-type="float">
            <text:p>143.51</text:p>
          </table:table-cell>
          <table:table-cell table:style-name="ce5" table:formula="of:=(6*[.C2]+5*[.C3])*50000*8*0.000001/[.D45]" office:value-type="float" office:value="472.735398551123" calcext:value-type="float">
            <text:p>472.74</text:p>
          </table:table-cell>
          <table:table-cell table:style-name="ce1" office:value-type="float" office:value="137.910622" calcext:value-type="float">
            <text:p>137.91</text:p>
          </table:table-cell>
          <table:table-cell table:style-name="ce5" table:formula="of:=(6*[.C2]+5*[.C3])*50000*8*0.000001/[.E27]" office:value-type="float" office:value="249456.17894465" calcext:value-type="float">
            <text:p>249,456.18</text:p>
          </table:table-cell>
          <table:table-cell table:style-name="ce5" table:formula="of:=[.C2]*50000*8*0.000001/[.D45]" office:value-type="float" office:value="5.50258335440325" calcext:value-type="float">
            <text:p>5.50</text:p>
          </table:table-cell>
          <table:table-cell table:style-name="ce1" office:value-type="float" office:value="5.599383" calcext:value-type="float">
            <text:p>5.60</text:p>
          </table:table-cell>
          <table:table-cell table:style-name="ce1" table:formula="of:=[.C2]*50000*8*0.000001/[.H27]" office:value-type="float" office:value="71515.5223352287" calcext:value-type="float">
            <text:p>71515.52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style-name="ce1" office:value-type="float" office:value="141.721915" calcext:value-type="float">
            <text:p>141.72</text:p>
          </table:table-cell>
          <table:table-cell table:style-name="ce5" table:formula="of:=(6*[.C2]+5*[.C3])*50000*8*0.000001/[.D46]" office:value-type="float" office:value="473.139143051649" calcext:value-type="float">
            <text:p>473.14</text:p>
          </table:table-cell>
          <table:table-cell table:style-name="ce1" office:value-type="float" office:value="136.38853" calcext:value-type="float">
            <text:p>136.39</text:p>
          </table:table-cell>
          <table:table-cell table:style-name="ce5" table:formula="of:=(6*[.C2]+5*[.C3])*50000*8*0.000001/[.E28]" office:value-type="float" office:value="252240.102595138" calcext:value-type="float">
            <text:p>252,240.10</text:p>
          </table:table-cell>
          <table:table-cell table:style-name="ce5" table:formula="of:=[.C2]*50000*8*0.000001/[.D46]" office:value-type="float" office:value="5.5072828919772" calcext:value-type="float">
            <text:p>5.51</text:p>
          </table:table-cell>
          <table:table-cell table:style-name="ce1" office:value-type="float" office:value="5.333385" calcext:value-type="float">
            <text:p>5.33</text:p>
          </table:table-cell>
          <table:table-cell table:style-name="ce1" table:formula="of:=[.C2]*50000*8*0.000001/[.H28]" office:value-type="float" office:value="75082.2976402416" calcext:value-type="float">
            <text:p>75082.30</text:p>
          </table:table-cell>
          <table:table-cell table:number-columns-repeated="2"/>
          <table:table-cell table:style-name="ce9"/>
          <table:table-cell/>
        </table:table-row>
        <table:table-row table:style-name="ro1">
          <table:table-cell table:number-columns-repeated="11"/>
          <table:table-cell table:style-name="ce9"/>
          <table:table-cell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table:number-columns-repeated="6"/>
          <table:table-cell table:style-name="ce9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6.2" calcext:value-type="float">
            <text:p>10246.2</text:p>
          </table:table-cell>
          <table:table-cell office:value-type="float" office:value="10655.4" calcext:value-type="float">
            <text:p>10655.4</text:p>
          </table:table-cell>
          <table:table-cell office:value-type="float" office:value="11375.9" calcext:value-type="float">
            <text:p>11375.9</text:p>
          </table:table-cell>
          <table:table-cell office:value-type="float" office:value="11670.8" calcext:value-type="float">
            <text:p>11670.8</text:p>
          </table:table-cell>
          <table:table-cell table:number-columns-repeated="3"/>
          <table:table-cell table:style-name="Default"/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85.5" calcext:value-type="float">
            <text:p>21385.5</text:p>
          </table:table-cell>
          <table:table-cell office:value-type="float" office:value="22607.1" calcext:value-type="float">
            <text:p>22607.1</text:p>
          </table:table-cell>
          <table:table-cell office:value-type="float" office:value="23355.4" calcext:value-type="float">
            <text:p>23355.4</text:p>
          </table:table-cell>
          <table:table-cell office:value-type="float" office:value="23357.4" calcext:value-type="float">
            <text:p>23357.4</text:p>
          </table:table-cell>
          <table:table-cell table:number-columns-repeated="3"/>
          <table:table-cell table:style-name="Default"/>
          <table:table-cell table:number-columns-repeated="2"/>
          <table:table-cell table:style-name="ce9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73.2" calcext:value-type="float">
            <text:p>33873.2</text:p>
          </table:table-cell>
          <table:table-cell office:value-type="float" office:value="35614.9" calcext:value-type="float">
            <text:p>35614.9</text:p>
          </table:table-cell>
          <table:table-cell office:value-type="float" office:value="36234.6" calcext:value-type="float">
            <text:p>36234.6</text:p>
          </table:table-cell>
          <table:table-cell office:value-type="float" office:value="36252.1" calcext:value-type="float">
            <text:p>36252.1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18.6" calcext:value-type="float">
            <text:p>43918.6</text:p>
          </table:table-cell>
          <table:table-cell office:value-type="float" office:value="44646.7" calcext:value-type="float">
            <text:p>44646.7</text:p>
          </table:table-cell>
          <table:table-cell office:value-type="float" office:value="48068.3" calcext:value-type="float">
            <text:p>48068.3</text:p>
          </table:table-cell>
          <table:table-cell office:value-type="float" office:value="48211.1" calcext:value-type="float">
            <text:p>48211.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45.4" calcext:value-type="float">
            <text:p>47845.4</text:p>
          </table:table-cell>
          <table:table-cell office:value-type="float" office:value="48478.9" calcext:value-type="float">
            <text:p>48478.9</text:p>
          </table:table-cell>
          <table:table-cell office:value-type="float" office:value="53515.3" calcext:value-type="float">
            <text:p>53515.3</text:p>
          </table:table-cell>
          <table:table-cell office:value-type="float" office:value="53850.2" calcext:value-type="float">
            <text:p>53850.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371.8" calcext:value-type="float">
            <text:p>50371.8</text:p>
          </table:table-cell>
          <table:table-cell office:value-type="float" office:value="51057.8" calcext:value-type="float">
            <text:p>51057.8</text:p>
          </table:table-cell>
          <table:table-cell office:value-type="float" office:value="56706.6" calcext:value-type="float">
            <text:p>56706.6</text:p>
          </table:table-cell>
          <table:table-cell office:value-type="float" office:value="57026.2" calcext:value-type="float">
            <text:p>57026.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709.6" calcext:value-type="float">
            <text:p>52709.6</text:p>
          </table:table-cell>
          <table:table-cell office:value-type="float" office:value="53201.9" calcext:value-type="float">
            <text:p>53201.9</text:p>
          </table:table-cell>
          <table:table-cell office:value-type="float" office:value="59501.8" calcext:value-type="float">
            <text:p>59501.8</text:p>
          </table:table-cell>
          <table:table-cell office:value-type="float" office:value="60166.8" calcext:value-type="float">
            <text:p>60166.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557.4" calcext:value-type="float">
            <text:p>54557.4</text:p>
          </table:table-cell>
          <table:table-cell office:value-type="float" office:value="55084.9" calcext:value-type="float">
            <text:p>55084.9</text:p>
          </table:table-cell>
          <table:table-cell office:value-type="float" office:value="62669.8" calcext:value-type="float">
            <text:p>62669.8</text:p>
          </table:table-cell>
          <table:table-cell office:value-type="float" office:value="63055.3" calcext:value-type="float">
            <text:p>63055.3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809.8" calcext:value-type="float">
            <text:p>56809.8</text:p>
          </table:table-cell>
          <table:table-cell office:value-type="float" office:value="57204.5" calcext:value-type="float">
            <text:p>57204.5</text:p>
          </table:table-cell>
          <table:table-cell office:value-type="float" office:value="65609.5" calcext:value-type="float">
            <text:p>65609.5</text:p>
          </table:table-cell>
          <table:table-cell office:value-type="float" office:value="65863.6" calcext:value-type="float">
            <text:p>65863.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841.1" calcext:value-type="float">
            <text:p>58841.1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7990.5" calcext:value-type="float">
            <text:p>67990.5</text:p>
          </table:table-cell>
          <table:table-cell office:value-type="float" office:value="68135.4" calcext:value-type="float">
            <text:p>68135.4</text:p>
          </table:table-cell>
          <table:table-cell table:number-columns-repeated="5"/>
          <table:table-cell table:style-name="ce5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693.6" calcext:value-type="float">
            <text:p>60693.6</text:p>
          </table:table-cell>
          <table:table-cell office:value-type="float" office:value="61119.7" calcext:value-type="float">
            <text:p>61119.7</text:p>
          </table:table-cell>
          <table:table-cell office:value-type="float" office:value="69909.9" calcext:value-type="float">
            <text:p>69909.9</text:p>
          </table:table-cell>
          <table:table-cell office:value-type="float" office:value="70048.6" calcext:value-type="float">
            <text:p>70048.6</text:p>
          </table:table-cell>
          <table:table-cell table:number-columns-repeated="5"/>
          <table:table-cell table:style-name="ce5"/>
          <table:table-cell/>
          <table:table-cell table:style-name="ce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003.5" calcext:value-type="float">
            <text:p>62003.5</text:p>
          </table:table-cell>
          <table:table-cell office:value-type="float" office:value="62422.2" calcext:value-type="float">
            <text:p>62422.2</text:p>
          </table:table-cell>
          <table:table-cell office:value-type="float" office:value="70890.6" calcext:value-type="float">
            <text:p>70890.6</text:p>
          </table:table-cell>
          <table:table-cell office:value-type="float" office:value="71067.3" calcext:value-type="float">
            <text:p>71067.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346.1" calcext:value-type="float">
            <text:p>63346.1</text:p>
          </table:table-cell>
          <table:table-cell office:value-type="float" office:value="63676.7" calcext:value-type="float">
            <text:p>63676.7</text:p>
          </table:table-cell>
          <table:table-cell office:value-type="float" office:value="72143.5" calcext:value-type="float">
            <text:p>72143.5</text:p>
          </table:table-cell>
          <table:table-cell office:value-type="float" office:value="72214.9" calcext:value-type="float">
            <text:p>72214.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159.5" calcext:value-type="float">
            <text:p>64159.5</text:p>
          </table:table-cell>
          <table:table-cell office:value-type="float" office:value="64428" calcext:value-type="float">
            <text:p>64428</text:p>
          </table:table-cell>
          <table:table-cell office:value-type="float" office:value="72623.9" calcext:value-type="float">
            <text:p>72623.9</text:p>
          </table:table-cell>
          <table:table-cell office:value-type="float" office:value="72648" calcext:value-type="float">
            <text:p>7264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617.8" calcext:value-type="float">
            <text:p>64617.8</text:p>
          </table:table-cell>
          <table:table-cell office:value-type="float" office:value="64782.5" calcext:value-type="float">
            <text:p>64782.5</text:p>
          </table:table-cell>
          <table:table-cell office:value-type="float" office:value="72773.6" calcext:value-type="float">
            <text:p>72773.6</text:p>
          </table:table-cell>
          <table:table-cell office:value-type="float" office:value="72747.3" calcext:value-type="float">
            <text:p>72747.3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774.4" calcext:value-type="float">
            <text:p>64774.4</text:p>
          </table:table-cell>
          <table:table-cell office:value-type="float" office:value="64950.6" calcext:value-type="float">
            <text:p>64950.6</text:p>
          </table:table-cell>
          <table:table-cell office:value-type="float" office:value="72711.5" calcext:value-type="float">
            <text:p>72711.5</text:p>
          </table:table-cell>
          <table:table-cell office:value-type="float" office:value="72800.4" calcext:value-type="float">
            <text:p>72800.4</text:p>
          </table:table-cell>
          <table:table-cell table:number-columns-repeated="8"/>
        </table:table-row>
        <table:table-row table:style-name="ro1">
          <table:table-cell table:number-columns-repeated="10"/>
          <table:table-cell table:style-name="ce5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DRAM_0307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5" table:default-cell-style-name="Default"/>
        <table:table-column table:style-name="co8" table:default-cell-style-name="ce2"/>
        <table:table-column table:style-name="co5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6000000" calcext:value-type="float">
            <text:p>6,000,000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16000000" calcext:value-type="float">
            <text:p>16,000,000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6"/>
          <table:table-cell table:style-name="Default" office:value-type="string" calcext:value-type="string">
            <text:p>8*50000*no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Ana. Spee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style-name="ce5" office:value-type="float" office:value="2398.785153" calcext:value-type="float">
            <text:p>2,398.79</text:p>
          </table:table-cell>
          <table:table-cell table:style-name="ce5"/>
          <table:table-cell table:style-name="ce5" office:value-type="float" office:value="1984.98046" calcext:value-type="float">
            <text:p>1,984.98</text:p>
          </table:table-cell>
          <table:table-cell table:style-name="ce5" table:formula="of:=(9*6000000+6*16000000)*50000*8*0.000001/[.E13]" office:value-type="float" office:value="30226.9978012781" calcext:value-type="float">
            <text:p>30,227.00</text:p>
          </table:table-cell>
          <table:table-cell table:style-name="ce5" table:formula="of:=6000000*50000*8*0.000001/[.C31]" office:value-type="float" office:value="196.936004004365" calcext:value-type="float">
            <text:p>196.94</text:p>
          </table:table-cell>
          <table:table-cell table:style-name="ce5" office:value-type="float" office:value="413.804693" calcext:value-type="float">
            <text:p>413.80</text:p>
          </table:table-cell>
          <table:table-cell table:style-name="ce1" table:formula="of:=[.C2]*50000*8*0.000001/[.H13]" office:value-type="float" office:value="5799.83755766637" calcext:value-type="float">
            <text:p>5799.84</text:p>
          </table:table-cell>
          <table:table-cell office:value-type="string" calcext:value-type="string">
            <text:p>n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style-name="ce5" office:value-type="float" office:value="1221.711676" calcext:value-type="float">
            <text:p>1,221.71</text:p>
          </table:table-cell>
          <table:table-cell table:style-name="ce5"/>
          <table:table-cell table:style-name="ce5" office:value-type="float" office:value="1011.430715" calcext:value-type="float">
            <text:p>1,011.43</text:p>
          </table:table-cell>
          <table:table-cell table:style-name="ce5" table:formula="of:=(9*6000000+6*16000000)*50000*8*0.000001/[.E14]" office:value-type="float" office:value="59321.9081744022" calcext:value-type="float">
            <text:p>59,321.91</text:p>
          </table:table-cell>
          <table:table-cell table:style-name="ce5" table:formula="of:=6000000*50000*8*0.000001/[.C32]" office:value-type="float" office:value="99.8680908966074" calcext:value-type="float">
            <text:p>99.87</text:p>
          </table:table-cell>
          <table:table-cell table:style-name="ce5" office:value-type="float" office:value="210.280961" calcext:value-type="float">
            <text:p>210.28</text:p>
          </table:table-cell>
          <table:table-cell table:style-name="ce1" table:formula="of:=[.C2]*50000*8*0.000001/[.H14]" office:value-type="float" office:value="11413.3014638448" calcext:value-type="float">
            <text:p>11413.30</text:p>
          </table:table-cell>
          <table:table-cell office:value-type="string" calcext:value-type="string">
            <text:p>dwp_size</text:p>
          </table:table-cell>
          <table:table-cell office:value-type="float" office:value="1001106" calcext:value-type="float">
            <text:p>10011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style-name="ce5" office:value-type="float" office:value="837.093632" calcext:value-type="float">
            <text:p>837.09</text:p>
          </table:table-cell>
          <table:table-cell table:style-name="ce5"/>
          <table:table-cell table:style-name="ce5" office:value-type="float" office:value="693.71423" calcext:value-type="float">
            <text:p>693.71</text:p>
          </table:table-cell>
          <table:table-cell table:style-name="ce5" table:formula="of:=(9*6000000+6*16000000)*50000*8*0.000001/[.E15]" office:value-type="float" office:value="86490.9459908297" calcext:value-type="float">
            <text:p>86,490.95</text:p>
          </table:table-cell>
          <table:table-cell table:style-name="ce5" table:formula="of:=6000000*50000*8*0.000001/[.C33]" office:value-type="float" office:value="65.3100321651908" calcext:value-type="float">
            <text:p>65.31</text:p>
          </table:table-cell>
          <table:table-cell table:style-name="ce5" office:value-type="float" office:value="143.379402" calcext:value-type="float">
            <text:p>143.38</text:p>
          </table:table-cell>
          <table:table-cell table:style-name="ce1" table:formula="of:=[.C2]*50000*8*0.000001/[.H15]" office:value-type="float" office:value="16738.806038541" calcext:value-type="float">
            <text:p>16738.81</text:p>
          </table:table-cell>
          <table:table-cell office:value-type="string" calcext:value-type="string">
            <text:p>nodes</text:p>
          </table:table-cell>
          <table:table-cell office:value-type="float" office:value="1001107" calcext:value-type="float">
            <text:p>100110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style-name="ce5" office:value-type="float" office:value="644.40917" calcext:value-type="float">
            <text:p>644.41</text:p>
          </table:table-cell>
          <table:table-cell table:style-name="ce5"/>
          <table:table-cell table:style-name="ce5" office:value-type="float" office:value="534.894031" calcext:value-type="float">
            <text:p>534.89</text:p>
          </table:table-cell>
          <table:table-cell table:style-name="ce5" table:formula="of:=(9*6000000+6*16000000)*50000*8*0.000001/[.E16]" office:value-type="float" office:value="112171.750893964" calcext:value-type="float">
            <text:p>112,171.75</text:p>
          </table:table-cell>
          <table:table-cell table:style-name="ce5" table:formula="of:=6000000*50000*8*0.000001/[.C34]" office:value-type="float" office:value="49.5741784629113" calcext:value-type="float">
            <text:p>49.57</text:p>
          </table:table-cell>
          <table:table-cell table:style-name="ce5" office:value-type="float" office:value="109.515139" calcext:value-type="float">
            <text:p>109.52</text:p>
          </table:table-cell>
          <table:table-cell table:style-name="ce1" table:formula="of:=[.C2]*50000*8*0.000001/[.H16]" office:value-type="float" office:value="21914.7783759832" calcext:value-type="float">
            <text:p>21914.78</text:p>
          </table:table-cell>
          <table:table-cell office:value-type="string" calcext:value-type="string">
            <text:p>crs_row_ptr</text:p>
          </table:table-cell>
          <table:table-cell office:value-type="float" office:value="4000883" calcext:value-type="float">
            <text:p>400088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style-name="ce5" office:value-type="float" office:value="529.724306" calcext:value-type="float">
            <text:p>529.72</text:p>
          </table:table-cell>
          <table:table-cell table:style-name="ce5"/>
          <table:table-cell table:style-name="ce5" office:value-type="float" office:value="440.854558" calcext:value-type="float">
            <text:p>440.85</text:p>
          </table:table-cell>
          <table:table-cell table:style-name="ce5" table:formula="of:=(9*6000000+6*16000000)*50000*8*0.000001/[.E17]" office:value-type="float" office:value="136099.307382005" calcext:value-type="float">
            <text:p>136,099.31</text:p>
          </table:table-cell>
          <table:table-cell table:style-name="ce5" table:formula="of:=6000000*50000*8*0.000001/[.C35]" office:value-type="float" office:value="44.4460082854767" calcext:value-type="float">
            <text:p>44.45</text:p>
          </table:table-cell>
          <table:table-cell table:style-name="ce5" office:value-type="float" office:value="88.869748" calcext:value-type="float">
            <text:p>88.87</text:p>
          </table:table-cell>
          <table:table-cell table:style-name="ce1" table:formula="of:=[.C2]*50000*8*0.000001/[.H17]" office:value-type="float" office:value="27005.815297237" calcext:value-type="float">
            <text:p>27005.82</text:p>
          </table:table-cell>
          <table:table-cell office:value-type="string" calcext:value-type="string">
            <text:p>byte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style-name="ce5" office:value-type="float" office:value="454.225729" calcext:value-type="float">
            <text:p>454.23</text:p>
          </table:table-cell>
          <table:table-cell table:style-name="ce5"/>
          <table:table-cell table:style-name="ce5" office:value-type="float" office:value="379.037784" calcext:value-type="float">
            <text:p>379.04</text:p>
          </table:table-cell>
          <table:table-cell table:style-name="ce5" table:formula="of:=(9*6000000+6*16000000)*50000*8*0.000001/[.E18]" office:value-type="float" office:value="158295.564539286" calcext:value-type="float">
            <text:p>158,295.56</text:p>
          </table:table-cell>
          <table:table-cell table:style-name="ce5" table:formula="of:=6000000*50000*8*0.000001/[.C36]" office:value-type="float" office:value="42.1710351759147" calcext:value-type="float">
            <text:p>42.17</text:p>
          </table:table-cell>
          <table:table-cell table:style-name="ce5" office:value-type="float" office:value="75.187945" calcext:value-type="float">
            <text:p>75.19</text:p>
          </table:table-cell>
          <table:table-cell table:style-name="ce1" table:formula="of:=[.C2]*50000*8*0.000001/[.H18]" office:value-type="float" office:value="31920.0105814835" calcext:value-type="float">
            <text:p>31920.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style-name="ce5" office:value-type="float" office:value="409.536387" calcext:value-type="float">
            <text:p>409.54</text:p>
          </table:table-cell>
          <table:table-cell table:style-name="ce5"/>
          <table:table-cell table:style-name="ce5" office:value-type="float" office:value="344.161957" calcext:value-type="float">
            <text:p>344.16</text:p>
          </table:table-cell>
          <table:table-cell table:style-name="ce5" table:formula="of:=(9*6000000+6*16000000)*50000*8*0.000001/[.E19]" office:value-type="float" office:value="174336.526102448" calcext:value-type="float">
            <text:p>174,336.53</text:p>
          </table:table-cell>
          <table:table-cell table:style-name="ce5" table:formula="of:=6000000*50000*8*0.000001/[.C37]" office:value-type="float" office:value="40.1568123522355" calcext:value-type="float">
            <text:p>40.16</text:p>
          </table:table-cell>
          <table:table-cell table:style-name="ce5" office:value-type="float" office:value="65.37443" calcext:value-type="float">
            <text:p>65.37</text:p>
          </table:table-cell>
          <table:table-cell table:style-name="ce1" table:formula="of:=[.C2]*50000*8*0.000001/[.H19]" office:value-type="float" office:value="36711.601156599" calcext:value-type="float">
            <text:p>36711.6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style-name="ce5" office:value-type="float" office:value="376.722313" calcext:value-type="float">
            <text:p>376.72</text:p>
          </table:table-cell>
          <table:table-cell table:style-name="ce5"/>
          <table:table-cell table:style-name="ce5" office:value-type="float" office:value="318.83859" calcext:value-type="float">
            <text:p>318.84</text:p>
          </table:table-cell>
          <table:table-cell table:style-name="ce5" table:formula="of:=(9*6000000+6*16000000)*50000*8*0.000001/[.E20]" office:value-type="float" office:value="188182.992529229" calcext:value-type="float">
            <text:p>188,182.99</text:p>
          </table:table-cell>
          <table:table-cell table:style-name="ce5" table:formula="of:=6000000*50000*8*0.000001/[.C38]" office:value-type="float" office:value="37.6539103585907" calcext:value-type="float">
            <text:p>37.65</text:p>
          </table:table-cell>
          <table:table-cell table:style-name="ce5" office:value-type="float" office:value="57.883723" calcext:value-type="float">
            <text:p>57.88</text:p>
          </table:table-cell>
          <table:table-cell table:style-name="ce1" table:formula="of:=[.C2]*50000*8*0.000001/[.H20]" office:value-type="float" office:value="41462.43323015" calcext:value-type="float">
            <text:p>41462.4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style-name="ce5" office:value-type="float" office:value="351.988359" calcext:value-type="float">
            <text:p>351.99</text:p>
          </table:table-cell>
          <table:table-cell table:style-name="ce5"/>
          <table:table-cell table:style-name="ce5" office:value-type="float" office:value="299.83759" calcext:value-type="float">
            <text:p>299.84</text:p>
          </table:table-cell>
          <table:table-cell table:style-name="ce5" table:formula="of:=(9*6000000+6*16000000)*50000*8*0.000001/[.E21]" office:value-type="float" office:value="200108.331980657" calcext:value-type="float">
            <text:p>200,108.33</text:p>
          </table:table-cell>
          <table:table-cell table:style-name="ce5" table:formula="of:=6000000*50000*8*0.000001/[.C39]" office:value-type="float" office:value="35.8860259814828" calcext:value-type="float">
            <text:p>35.89</text:p>
          </table:table-cell>
          <table:table-cell table:style-name="ce5" office:value-type="float" office:value="52.150769" calcext:value-type="float">
            <text:p>52.15</text:p>
          </table:table-cell>
          <table:table-cell table:style-name="ce1" table:formula="of:=[.C2]*50000*8*0.000001/[.H21]" office:value-type="float" office:value="46020.4143873698" calcext:value-type="float">
            <text:p>46020.4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style-name="ce5" office:value-type="float" office:value="332.089265" calcext:value-type="float">
            <text:p>332.09</text:p>
          </table:table-cell>
          <table:table-cell table:style-name="ce5"/>
          <table:table-cell table:style-name="ce5" office:value-type="float" office:value="284.570952" calcext:value-type="float">
            <text:p>284.57</text:p>
          </table:table-cell>
          <table:table-cell table:style-name="ce5" table:formula="of:=(9*6000000+6*16000000)*50000*8*0.000001/[.E22]" office:value-type="float" office:value="210843.726593711" calcext:value-type="float">
            <text:p>210,843.73</text:p>
          </table:table-cell>
          <table:table-cell table:style-name="ce5" table:formula="of:=6000000*50000*8*0.000001/[.C40]" office:value-type="float" office:value="34.1639442273611" calcext:value-type="float">
            <text:p>34.16</text:p>
          </table:table-cell>
          <table:table-cell table:style-name="ce5" office:value-type="float" office:value="47.518313" calcext:value-type="float">
            <text:p>47.52</text:p>
          </table:table-cell>
          <table:table-cell table:style-name="ce1" table:formula="of:=[.C2]*50000*8*0.000001/[.H22]" office:value-type="float" office:value="50506.8435405104" calcext:value-type="float">
            <text:p>50506.8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style-name="ce5" office:value-type="float" office:value="315.159749" calcext:value-type="float">
            <text:p>315.16</text:p>
          </table:table-cell>
          <table:table-cell table:style-name="ce5"/>
          <table:table-cell table:style-name="ce5" office:value-type="float" office:value="271.272235" calcext:value-type="float">
            <text:p>271.27</text:p>
          </table:table-cell>
          <table:table-cell table:style-name="ce5" table:formula="of:=(9*6000000+6*16000000)*50000*8*0.000001/[.E23]" office:value-type="float" office:value="221180.026035469" calcext:value-type="float">
            <text:p>221,180.03</text:p>
          </table:table-cell>
          <table:table-cell table:style-name="ce5" table:formula="of:=6000000*50000*8*0.000001/[.C41]" office:value-type="float" office:value="34.0809849404648" calcext:value-type="float">
            <text:p>34.08</text:p>
          </table:table-cell>
          <table:table-cell table:style-name="ce5" office:value-type="float" office:value="43.887514" calcext:value-type="float">
            <text:p>43.89</text:p>
          </table:table-cell>
          <table:table-cell table:style-name="ce1" table:formula="of:=[.C2]*50000*8*0.000001/[.H23]" office:value-type="float" office:value="54685.257406013" calcext:value-type="float">
            <text:p>54685.2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style-name="ce5" office:value-type="float" office:value="303.599977" calcext:value-type="float">
            <text:p>303.60</text:p>
          </table:table-cell>
          <table:table-cell table:style-name="ce5"/>
          <table:table-cell table:style-name="ce5" office:value-type="float" office:value="262.776434" calcext:value-type="float">
            <text:p>262.78</text:p>
          </table:table-cell>
          <table:table-cell table:style-name="ce5" table:formula="of:=(9*6000000+6*16000000)*50000*8*0.000001/[.E24]" office:value-type="float" office:value="228330.977350884" calcext:value-type="float">
            <text:p>228,330.98</text:p>
          </table:table-cell>
          <table:table-cell table:style-name="ce5" table:formula="of:=6000000*50000*8*0.000001/[.C42]" office:value-type="float" office:value="33.1120345689641" calcext:value-type="float">
            <text:p>33.11</text:p>
          </table:table-cell>
          <table:table-cell table:style-name="ce5" office:value-type="float" office:value="40.823543" calcext:value-type="float">
            <text:p>40.82</text:p>
          </table:table-cell>
          <table:table-cell table:style-name="ce1" table:formula="of:=[.C2]*50000*8*0.000001/[.H24]" office:value-type="float" office:value="58789.6057919324" calcext:value-type="float">
            <text:p>58789.61</text:p>
          </table:table-cell>
          <table:table-cell/>
          <table:table-cell office:value-type="string" calcext:value-type="string">
            <text:p>nodes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style-name="ce5" office:value-type="float" office:value="294.531005" calcext:value-type="float">
            <text:p>294.53</text:p>
          </table:table-cell>
          <table:table-cell table:style-name="ce5"/>
          <table:table-cell table:style-name="ce5" office:value-type="float" office:value="256.382361" calcext:value-type="float">
            <text:p>256.38</text:p>
          </table:table-cell>
          <table:table-cell table:style-name="ce5" table:formula="of:=(9*6000000+6*16000000)*50000*8*0.000001/[.E25]" office:value-type="float" office:value="234025.46012126" calcext:value-type="float">
            <text:p>234,025.46</text:p>
          </table:table-cell>
          <table:table-cell table:style-name="ce5" table:formula="of:=6000000*50000*8*0.000001/[.C43]" office:value-type="float" office:value="32.852455515722" calcext:value-type="float">
            <text:p>32.85</text:p>
          </table:table-cell>
          <table:table-cell table:style-name="ce5" office:value-type="float" office:value="38.148644" calcext:value-type="float">
            <text:p>38.15</text:p>
          </table:table-cell>
          <table:table-cell table:style-name="ce1" table:formula="of:=[.C2]*50000*8*0.000001/[.H25]" office:value-type="float" office:value="62911.803627935" calcext:value-type="float">
            <text:p>62911.80</text:p>
          </table:table-cell>
          <table:table-cell/>
          <table:table-cell office:value-type="string" calcext:value-type="string">
            <text:p>etter whil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style-name="ce5" office:value-type="float" office:value="289.527855" calcext:value-type="float">
            <text:p>289.53</text:p>
          </table:table-cell>
          <table:table-cell table:style-name="ce5"/>
          <table:table-cell table:style-name="ce5" office:value-type="float" office:value="253.66575" calcext:value-type="float">
            <text:p>253.67</text:p>
          </table:table-cell>
          <table:table-cell table:style-name="ce5" table:formula="of:=(9*6000000+6*16000000)*50000*8*0.000001/[.E26]" office:value-type="float" office:value="236531.735167243" calcext:value-type="float">
            <text:p>236,531.74</text:p>
          </table:table-cell>
          <table:table-cell table:style-name="ce5" table:formula="of:=6000000*50000*8*0.000001/[.C44]" office:value-type="float" office:value="32.8969912960044" calcext:value-type="float">
            <text:p>32.90</text:p>
          </table:table-cell>
          <table:table-cell table:style-name="ce5" office:value-type="float" office:value="35.862105" calcext:value-type="float">
            <text:p>35.86</text:p>
          </table:table-cell>
          <table:table-cell table:style-name="ce1" table:formula="of:=[.C2]*50000*8*0.000001/[.H26]" office:value-type="float" office:value="66923.009678322" calcext:value-type="float">
            <text:p>66923.0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odes*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style-name="ce5" office:value-type="float" office:value="286.203074" calcext:value-type="float">
            <text:p>286.20</text:p>
          </table:table-cell>
          <table:table-cell table:style-name="ce5"/>
          <table:table-cell table:style-name="ce5" office:value-type="float" office:value="252.214869" calcext:value-type="float">
            <text:p>252.21</text:p>
          </table:table-cell>
          <table:table-cell table:style-name="ce5" table:formula="of:=(9*6000000+6*16000000)*50000*8*0.000001/[.E27]" office:value-type="float" office:value="237892.398009255" calcext:value-type="float">
            <text:p>237,892.40</text:p>
          </table:table-cell>
          <table:table-cell table:style-name="ce5" table:formula="of:=6000000*50000*8*0.000001/[.C45]" office:value-type="float" office:value="32.8650519884041" calcext:value-type="float">
            <text:p>32.87</text:p>
          </table:table-cell>
          <table:table-cell table:style-name="ce5" office:value-type="float" office:value="33.988205" calcext:value-type="float">
            <text:p>33.99</text:p>
          </table:table-cell>
          <table:table-cell table:style-name="ce1" table:formula="of:=[.C2]*50000*8*0.000001/[.H27]" office:value-type="float" office:value="70612.731681476" calcext:value-type="float">
            <text:p>70612.7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style-name="ce5" office:value-type="float" office:value="285.658824" calcext:value-type="float">
            <text:p>285.66</text:p>
          </table:table-cell>
          <table:table-cell table:style-name="ce5"/>
          <table:table-cell table:style-name="ce5" office:value-type="float" office:value="252.921134" calcext:value-type="float">
            <text:p>252.92</text:p>
          </table:table-cell>
          <table:table-cell table:style-name="ce5" table:formula="of:=(9*6000000+6*16000000)*50000*8*0.000001/[.E28]" office:value-type="float" office:value="237228.099728511" calcext:value-type="float">
            <text:p>237,228.10</text:p>
          </table:table-cell>
          <table:table-cell table:style-name="ce5" table:formula="of:=6000000*50000*8*0.000001/[.C46]" office:value-type="float" office:value="32.5290965992185" calcext:value-type="float">
            <text:p>32.53</text:p>
          </table:table-cell>
          <table:table-cell table:style-name="ce5" office:value-type="float" office:value="32.737689" calcext:value-type="float">
            <text:p>32.74</text:p>
          </table:table-cell>
          <table:table-cell table:style-name="ce1" table:formula="of:=[.C2]*50000*8*0.000001/[.H28]" office:value-type="float" office:value="73310.0005928946" calcext:value-type="float">
            <text:p>73310.0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241" calcext:value-type="float">
            <text:p>241</text:p>
          </table:table-cell>
          <table:table-cell office:value-type="string" calcext:value-type="string">
            <text:p>n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add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string" calcext:value-type="string">
            <text:p>2*edg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office:value-type="float" office:value="12186.7" calcext:value-type="float">
            <text:p>12186.7</text:p>
          </table:table-cell>
          <table:table-cell table:number-columns-repeated="5"/>
          <table:table-cell table:style-name="Default"/>
          <table:table-cell office:value-type="float" office:value="243" calcext:value-type="float">
            <text:p>243</text:p>
          </table:table-cell>
          <table:table-cell office:value-type="string" calcext:value-type="string">
            <text:p>4*edge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office:value-type="float" office:value="24031.7" calcext:value-type="float">
            <text:p>24031.7</text:p>
          </table:table-cell>
          <table:table-cell table:number-columns-repeated="5"/>
          <table:table-cell table:style-name="Default"/>
          <table:table-cell office:value-type="float" office:value="246" calcext:value-type="float">
            <text:p>246</text:p>
          </table:table-cell>
          <table:table-cell office:value-type="string" calcext:value-type="string">
            <text:p>nod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office:value-type="float" office:value="36747.8" calcext:value-type="float">
            <text:p>36747.8</text:p>
          </table:table-cell>
          <table:table-cell table:number-columns-repeated="5"/>
          <table:table-cell table:style-name="Default"/>
          <table:table-cell office:value-type="float" office:value="248" calcext:value-type="float">
            <text:p>248</text:p>
          </table:table-cell>
          <table:table-cell office:value-type="string" calcext:value-type="string">
            <text:p>node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office:value-type="float" office:value="48412.3" calcext:value-type="float">
            <text:p>48412.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office:value-type="float" office:value="53998.1" calcext:value-type="float">
            <text:p>53998.1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string" calcext:value-type="string">
            <text:p>Nodes*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office:value-type="float" office:value="56911.1" calcext:value-type="float">
            <text:p>56911.1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string" calcext:value-type="string">
            <text:p>Nodes*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office:value-type="float" office:value="59765.7" calcext:value-type="float">
            <text:p>59765.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office:value-type="float" office:value="63738.4" calcext:value-type="float">
            <text:p>63738.4</text:p>
          </table:table-cell>
          <table:table-cell table:number-columns-repeated="7"/>
          <table:table-cell office:value-type="string" calcext:value-type="string">
            <text:p>9*node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office:value-type="float" office:value="66878.4" calcext:value-type="float">
            <text:p>66878.4</text:p>
          </table:table-cell>
          <table:table-cell table:number-columns-repeated="7"/>
          <table:table-cell office:value-type="string" calcext:value-type="string">
            <text:p>6*edges*nod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office:value-type="float" office:value="70249.5" calcext:value-type="float">
            <text:p>70249.5</text:p>
          </table:table-cell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office:value-type="float" office:value="70420.5" calcext:value-type="float">
            <text:p>70420.5</text:p>
          </table:table-cell>
          <table:table-cell table:number-columns-repeated="7"/>
          <table:table-cell table:style-name="ce5"/>
          <table:table-cell/>
          <table:table-cell table:style-name="ce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office:value-type="float" office:value="72481.2" calcext:value-type="float">
            <text:p>72481.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office:value-type="float" office:value="73053.9" calcext:value-type="float">
            <text:p>73053.9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office:value-type="float" office:value="72955" calcext:value-type="float">
            <text:p>7295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office:value-type="float" office:value="73025.9" calcext:value-type="float">
            <text:p>73025.9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office:value-type="float" office:value="73780.1" calcext:value-type="float">
            <text:p>73780.1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5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VDIMM_090620" table:style-name="ta1">
        <table:table-column table:style-name="co15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ulumn 1</text:p>
          </table:table-cell>
          <table:table-cell office:value-type="string" calcext:value-type="string">
            <text:p>Total amount of core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2 </text:p>
          </table:table-cell>
          <table:table-cell office:value-type="string" calcext:value-type="string">
            <text:p>Cores used on data generati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3</text:p>
          </table:table-cell>
          <table:table-cell office:value-type="string" calcext:value-type="string">
            <text:p>Cores used on data analyz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Time spent on genereating data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idle t.</text:p>
          </table:table-cell>
          <table:table-cell office:value-type="string" calcext:value-type="string">
            <text:p>Time Data generating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 t</text:p>
          </table:table-cell>
          <table:table-cell office:value-type="string" calcext:value-type="string">
            <text:p>Time doing data transfer, analyzing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. Idle t.</text:p>
          </table:table-cell>
          <table:table-cell office:value-type="string" calcext:value-type="string">
            <text:p>Time analyze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nsfer t.</text:p>
          </table:table-cell>
          <table:table-cell office:value-type="string" calcext:value-type="string">
            <text:p>Time analyze threads spent on transfer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</text:p>
          </table:table-cell>
          <table:table-cell office:value-type="string" calcext:value-type="string">
            <text:p>Time analyze threads spent on analyz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time</text:p>
          </table:table-cell>
          <table:table-cell office:value-type="string" calcext:value-type="string">
            <text:p>Total time from the program split in two until it ended.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9.547143" calcext:value-type="float">
            <text:p>409.547143</text:p>
          </table:table-cell>
          <table:table-cell office:value-type="float" office:value="0.006515" calcext:value-type="float">
            <text:p>0.006515</text:p>
          </table:table-cell>
          <table:table-cell office:value-type="float" office:value="409.547601" calcext:value-type="float">
            <text:p>409.547601</text:p>
          </table:table-cell>
          <table:table-cell office:value-type="float" office:value="166.413656" calcext:value-type="float">
            <text:p>166.413656</text:p>
          </table:table-cell>
          <table:table-cell office:value-type="float" office:value="87.890316" calcext:value-type="float">
            <text:p>87.890316</text:p>
          </table:table-cell>
          <table:table-cell office:value-type="float" office:value="155.216978" calcext:value-type="float">
            <text:p>155.216978</text:p>
          </table:table-cell>
          <table:table-cell office:value-type="float" office:value="409.547725" calcext:value-type="float">
            <text:p>409.5477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2.983537" calcext:value-type="float">
            <text:p>412.983537</text:p>
          </table:table-cell>
          <table:table-cell office:value-type="float" office:value="0.007796" calcext:value-type="float">
            <text:p>0.007796</text:p>
          </table:table-cell>
          <table:table-cell office:value-type="float" office:value="412.986218" calcext:value-type="float">
            <text:p>412.986218</text:p>
          </table:table-cell>
          <table:table-cell office:value-type="float" office:value="288.085909" calcext:value-type="float">
            <text:p>288.085909</text:p>
          </table:table-cell>
          <table:table-cell office:value-type="float" office:value="46.123574" calcext:value-type="float">
            <text:p>46.123574</text:p>
          </table:table-cell>
          <table:table-cell office:value-type="float" office:value="78.734843" calcext:value-type="float">
            <text:p>78.734843</text:p>
          </table:table-cell>
          <table:table-cell office:value-type="float" office:value="412.986382" calcext:value-type="float">
            <text:p>412.986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2.570975" calcext:value-type="float">
            <text:p>412.570975</text:p>
          </table:table-cell>
          <table:table-cell office:value-type="float" office:value="0.007929" calcext:value-type="float">
            <text:p>0.007929</text:p>
          </table:table-cell>
          <table:table-cell office:value-type="float" office:value="412.572616" calcext:value-type="float">
            <text:p>412.572616</text:p>
          </table:table-cell>
          <table:table-cell office:value-type="float" office:value="328.401629" calcext:value-type="float">
            <text:p>328.401629</text:p>
          </table:table-cell>
          <table:table-cell office:value-type="float" office:value="31.068609" calcext:value-type="float">
            <text:p>31.068609</text:p>
          </table:table-cell>
          <table:table-cell office:value-type="float" office:value="53.062772" calcext:value-type="float">
            <text:p>53.062772</text:p>
          </table:table-cell>
          <table:table-cell office:value-type="float" office:value="412.572786" calcext:value-type="float">
            <text:p>412.5727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3.214605" calcext:value-type="float">
            <text:p>413.214605</text:p>
          </table:table-cell>
          <table:table-cell office:value-type="float" office:value="0.007808" calcext:value-type="float">
            <text:p>0.007808</text:p>
          </table:table-cell>
          <table:table-cell office:value-type="float" office:value="413.215834" calcext:value-type="float">
            <text:p>413.215834</text:p>
          </table:table-cell>
          <table:table-cell office:value-type="float" office:value="349.296579" calcext:value-type="float">
            <text:p>349.296579</text:p>
          </table:table-cell>
          <table:table-cell office:value-type="float" office:value="23.615656" calcext:value-type="float">
            <text:p>23.615656</text:p>
          </table:table-cell>
          <table:table-cell office:value-type="float" office:value="40.259681" calcext:value-type="float">
            <text:p>40.259681</text:p>
          </table:table-cell>
          <table:table-cell office:value-type="float" office:value="413.216046" calcext:value-type="float">
            <text:p>413.2160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3.824852" calcext:value-type="float">
            <text:p>413.824852</text:p>
          </table:table-cell>
          <table:table-cell office:value-type="float" office:value="0.0076" calcext:value-type="float">
            <text:p>0.0076</text:p>
          </table:table-cell>
          <table:table-cell office:value-type="float" office:value="413.82584" calcext:value-type="float">
            <text:p>413.82584</text:p>
          </table:table-cell>
          <table:table-cell office:value-type="float" office:value="362.235436" calcext:value-type="float">
            <text:p>362.235436</text:p>
          </table:table-cell>
          <table:table-cell office:value-type="float" office:value="19.059851" calcext:value-type="float">
            <text:p>19.059851</text:p>
          </table:table-cell>
          <table:table-cell office:value-type="float" office:value="32.481315" calcext:value-type="float">
            <text:p>32.481315</text:p>
          </table:table-cell>
          <table:table-cell office:value-type="float" office:value="413.825962" calcext:value-type="float">
            <text:p>413.8259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16.720003" calcext:value-type="float">
            <text:p>416.720003</text:p>
          </table:table-cell>
          <table:table-cell office:value-type="float" office:value="0.007412" calcext:value-type="float">
            <text:p>0.007412</text:p>
          </table:table-cell>
          <table:table-cell office:value-type="float" office:value="416.720831" calcext:value-type="float">
            <text:p>416.720831</text:p>
          </table:table-cell>
          <table:table-cell office:value-type="float" office:value="372.981388" calcext:value-type="float">
            <text:p>372.981388</text:p>
          </table:table-cell>
          <table:table-cell office:value-type="float" office:value="16.118392" calcext:value-type="float">
            <text:p>16.118392</text:p>
          </table:table-cell>
          <table:table-cell office:value-type="float" office:value="27.558645" calcext:value-type="float">
            <text:p>27.558645</text:p>
          </table:table-cell>
          <table:table-cell office:value-type="float" office:value="416.720995" calcext:value-type="float">
            <text:p>416.7209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24.783569" calcext:value-type="float">
            <text:p>424.783569</text:p>
          </table:table-cell>
          <table:table-cell office:value-type="float" office:value="0.007704" calcext:value-type="float">
            <text:p>0.007704</text:p>
          </table:table-cell>
          <table:table-cell office:value-type="float" office:value="424.784273" calcext:value-type="float">
            <text:p>424.784273</text:p>
          </table:table-cell>
          <table:table-cell office:value-type="float" office:value="385.593245" calcext:value-type="float">
            <text:p>385.593245</text:p>
          </table:table-cell>
          <table:table-cell office:value-type="float" office:value="14.374573" calcext:value-type="float">
            <text:p>14.374573</text:p>
          </table:table-cell>
          <table:table-cell office:value-type="float" office:value="24.744239" calcext:value-type="float">
            <text:p>24.744239</text:p>
          </table:table-cell>
          <table:table-cell office:value-type="float" office:value="424.784394" calcext:value-type="float">
            <text:p>424.7843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6.310879" calcext:value-type="float">
            <text:p>426.310879</text:p>
          </table:table-cell>
          <table:table-cell office:value-type="float" office:value="0.007693" calcext:value-type="float">
            <text:p>0.007693</text:p>
          </table:table-cell>
          <table:table-cell office:value-type="float" office:value="426.311601" calcext:value-type="float">
            <text:p>426.311601</text:p>
          </table:table-cell>
          <table:table-cell office:value-type="float" office:value="391.479459" calcext:value-type="float">
            <text:p>391.479459</text:p>
          </table:table-cell>
          <table:table-cell office:value-type="float" office:value="12.725939" calcext:value-type="float">
            <text:p>12.725939</text:p>
          </table:table-cell>
          <table:table-cell office:value-type="float" office:value="22.022588" calcext:value-type="float">
            <text:p>22.022588</text:p>
          </table:table-cell>
          <table:table-cell office:value-type="float" office:value="426.311735" calcext:value-type="float">
            <text:p>426.3117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26.575896" calcext:value-type="float">
            <text:p>426.575896</text:p>
          </table:table-cell>
          <table:table-cell office:value-type="float" office:value="0.008475" calcext:value-type="float">
            <text:p>0.008475</text:p>
          </table:table-cell>
          <table:table-cell office:value-type="float" office:value="426.576501" calcext:value-type="float">
            <text:p>426.576501</text:p>
          </table:table-cell>
          <table:table-cell office:value-type="float" office:value="395.259446" calcext:value-type="float">
            <text:p>395.259446</text:p>
          </table:table-cell>
          <table:table-cell office:value-type="float" office:value="11.426116" calcext:value-type="float">
            <text:p>11.426116</text:p>
          </table:table-cell>
          <table:table-cell office:value-type="float" office:value="19.797823" calcext:value-type="float">
            <text:p>19.797823</text:p>
          </table:table-cell>
          <table:table-cell office:value-type="float" office:value="426.576617" calcext:value-type="float">
            <text:p>426.5766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9.821357" calcext:value-type="float">
            <text:p>429.821357</text:p>
          </table:table-cell>
          <table:table-cell office:value-type="float" office:value="0.008305" calcext:value-type="float">
            <text:p>0.008305</text:p>
          </table:table-cell>
          <table:table-cell office:value-type="float" office:value="429.821965" calcext:value-type="float">
            <text:p>429.821965</text:p>
          </table:table-cell>
          <table:table-cell office:value-type="float" office:value="401.065673" calcext:value-type="float">
            <text:p>401.065673</text:p>
          </table:table-cell>
          <table:table-cell office:value-type="float" office:value="10.454359" calcext:value-type="float">
            <text:p>10.454359</text:p>
          </table:table-cell>
          <table:table-cell office:value-type="float" office:value="18.199143" calcext:value-type="float">
            <text:p>18.199143</text:p>
          </table:table-cell>
          <table:table-cell office:value-type="float" office:value="429.822088" calcext:value-type="float">
            <text:p>429.822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8.595969" calcext:value-type="float">
            <text:p>438.595969</text:p>
          </table:table-cell>
          <table:table-cell office:value-type="float" office:value="0.007325" calcext:value-type="float">
            <text:p>0.007325</text:p>
          </table:table-cell>
          <table:table-cell office:value-type="float" office:value="438.596506" calcext:value-type="float">
            <text:p>438.596506</text:p>
          </table:table-cell>
          <table:table-cell office:value-type="float" office:value="411.304562" calcext:value-type="float">
            <text:p>411.304562</text:p>
          </table:table-cell>
          <table:table-cell office:value-type="float" office:value="9.872107" calcext:value-type="float">
            <text:p>9.872107</text:p>
          </table:table-cell>
          <table:table-cell office:value-type="float" office:value="17.305361" calcext:value-type="float">
            <text:p>17.305361</text:p>
          </table:table-cell>
          <table:table-cell office:value-type="float" office:value="438.596625" calcext:value-type="float">
            <text:p>438.5966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39.196273" calcext:value-type="float">
            <text:p>439.196273</text:p>
          </table:table-cell>
          <table:table-cell office:value-type="float" office:value="0.007895" calcext:value-type="float">
            <text:p>0.007895</text:p>
          </table:table-cell>
          <table:table-cell office:value-type="float" office:value="439.196775" calcext:value-type="float">
            <text:p>439.196775</text:p>
          </table:table-cell>
          <table:table-cell office:value-type="float" office:value="413.579102" calcext:value-type="float">
            <text:p>413.579102</text:p>
          </table:table-cell>
          <table:table-cell office:value-type="float" office:value="9.28725" calcext:value-type="float">
            <text:p>9.28725</text:p>
          </table:table-cell>
          <table:table-cell office:value-type="float" office:value="16.203494" calcext:value-type="float">
            <text:p>16.203494</text:p>
          </table:table-cell>
          <table:table-cell office:value-type="float" office:value="439.196895" calcext:value-type="float">
            <text:p>439.1968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39.734369" calcext:value-type="float">
            <text:p>439.734369</text:p>
          </table:table-cell>
          <table:table-cell office:value-type="float" office:value="0.007981" calcext:value-type="float">
            <text:p>0.007981</text:p>
          </table:table-cell>
          <table:table-cell office:value-type="float" office:value="439.734838" calcext:value-type="float">
            <text:p>439.734838</text:p>
          </table:table-cell>
          <table:table-cell office:value-type="float" office:value="415.908402" calcext:value-type="float">
            <text:p>415.908402</text:p>
          </table:table-cell>
          <table:table-cell office:value-type="float" office:value="8.627946" calcext:value-type="float">
            <text:p>8.627946</text:p>
          </table:table-cell>
          <table:table-cell office:value-type="float" office:value="15.063944" calcext:value-type="float">
            <text:p>15.063944</text:p>
          </table:table-cell>
          <table:table-cell office:value-type="float" office:value="439.734956" calcext:value-type="float">
            <text:p>439.7349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37.470579" calcext:value-type="float">
            <text:p>437.470579</text:p>
          </table:table-cell>
          <table:table-cell office:value-type="float" office:value="0.007555" calcext:value-type="float">
            <text:p>0.007555</text:p>
          </table:table-cell>
          <table:table-cell office:value-type="float" office:value="437.471014" calcext:value-type="float">
            <text:p>437.471014</text:p>
          </table:table-cell>
          <table:table-cell office:value-type="float" office:value="414.968436" calcext:value-type="float">
            <text:p>414.968436</text:p>
          </table:table-cell>
          <table:table-cell office:value-type="float" office:value="8.151369" calcext:value-type="float">
            <text:p>8.151369</text:p>
          </table:table-cell>
          <table:table-cell office:value-type="float" office:value="14.20241" calcext:value-type="float">
            <text:p>14.20241</text:p>
          </table:table-cell>
          <table:table-cell office:value-type="float" office:value="437.471137" calcext:value-type="float">
            <text:p>437.4711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35.642382" calcext:value-type="float">
            <text:p>435.642382</text:p>
          </table:table-cell>
          <table:table-cell office:value-type="float" office:value="0.007387" calcext:value-type="float">
            <text:p>0.007387</text:p>
          </table:table-cell>
          <table:table-cell office:value-type="float" office:value="435.642797" calcext:value-type="float">
            <text:p>435.642797</text:p>
          </table:table-cell>
          <table:table-cell office:value-type="float" office:value="414.059189" calcext:value-type="float">
            <text:p>414.059189</text:p>
          </table:table-cell>
          <table:table-cell office:value-type="float" office:value="7.788266" calcext:value-type="float">
            <text:p>7.788266</text:p>
          </table:table-cell>
          <table:table-cell office:value-type="float" office:value="13.638508" calcext:value-type="float">
            <text:p>13.638508</text:p>
          </table:table-cell>
          <table:table-cell office:value-type="float" office:value="435.642941" calcext:value-type="float">
            <text:p>435.6429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0.883808" calcext:value-type="float">
            <text:p>250.883808</text:p>
          </table:table-cell>
          <table:table-cell office:value-type="float" office:value="29.20168" calcext:value-type="float">
            <text:p>29.20168</text:p>
          </table:table-cell>
          <table:table-cell office:value-type="float" office:value="250.886837" calcext:value-type="float">
            <text:p>250.886837</text:p>
          </table:table-cell>
          <table:table-cell office:value-type="float" office:value="0.210947" calcext:value-type="float">
            <text:p>0.210947</text:p>
          </table:table-cell>
          <table:table-cell office:value-type="float" office:value="91.848441" calcext:value-type="float">
            <text:p>91.848441</text:p>
          </table:table-cell>
          <table:table-cell office:value-type="float" office:value="158.79855" calcext:value-type="float">
            <text:p>158.79855</text:p>
          </table:table-cell>
          <table:table-cell office:value-type="float" office:value="250.88695" calcext:value-type="float">
            <text:p>250.886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2.918731" calcext:value-type="float">
            <text:p>222.918731</text:p>
          </table:table-cell>
          <table:table-cell office:value-type="float" office:value="0.007032" calcext:value-type="float">
            <text:p>0.007032</text:p>
          </table:table-cell>
          <table:table-cell office:value-type="float" office:value="222.921246" calcext:value-type="float">
            <text:p>222.921246</text:p>
          </table:table-cell>
          <table:table-cell office:value-type="float" office:value="98.591263" calcext:value-type="float">
            <text:p>98.591263</text:p>
          </table:table-cell>
          <table:table-cell office:value-type="float" office:value="44.518485" calcext:value-type="float">
            <text:p>44.518485</text:p>
          </table:table-cell>
          <table:table-cell office:value-type="float" office:value="79.765108" calcext:value-type="float">
            <text:p>79.765108</text:p>
          </table:table-cell>
          <table:table-cell office:value-type="float" office:value="222.921365" calcext:value-type="float">
            <text:p>222.9213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2.750855" calcext:value-type="float">
            <text:p>222.750855</text:p>
          </table:table-cell>
          <table:table-cell office:value-type="float" office:value="0.008201" calcext:value-type="float">
            <text:p>0.008201</text:p>
          </table:table-cell>
          <table:table-cell office:value-type="float" office:value="222.752552" calcext:value-type="float">
            <text:p>222.752552</text:p>
          </table:table-cell>
          <table:table-cell office:value-type="float" office:value="137.077225" calcext:value-type="float">
            <text:p>137.077225</text:p>
          </table:table-cell>
          <table:table-cell office:value-type="float" office:value="31.898903" calcext:value-type="float">
            <text:p>31.898903</text:p>
          </table:table-cell>
          <table:table-cell office:value-type="float" office:value="53.735912" calcext:value-type="float">
            <text:p>53.735912</text:p>
          </table:table-cell>
          <table:table-cell office:value-type="float" office:value="222.752667" calcext:value-type="float">
            <text:p>222.752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3.204503" calcext:value-type="float">
            <text:p>223.204503</text:p>
          </table:table-cell>
          <table:table-cell office:value-type="float" office:value="0.007163" calcext:value-type="float">
            <text:p>0.007163</text:p>
          </table:table-cell>
          <table:table-cell office:value-type="float" office:value="223.205743" calcext:value-type="float">
            <text:p>223.205743</text:p>
          </table:table-cell>
          <table:table-cell office:value-type="float" office:value="158.882687" calcext:value-type="float">
            <text:p>158.882687</text:p>
          </table:table-cell>
          <table:table-cell office:value-type="float" office:value="23.598192" calcext:value-type="float">
            <text:p>23.598192</text:p>
          </table:table-cell>
          <table:table-cell office:value-type="float" office:value="40.67963" calcext:value-type="float">
            <text:p>40.67963</text:p>
          </table:table-cell>
          <table:table-cell office:value-type="float" office:value="223.205904" calcext:value-type="float">
            <text:p>223.2059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4.646735" calcext:value-type="float">
            <text:p>224.646735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224.647744" calcext:value-type="float">
            <text:p>224.647744</text:p>
          </table:table-cell>
          <table:table-cell office:value-type="float" office:value="171.33257" calcext:value-type="float">
            <text:p>171.33257</text:p>
          </table:table-cell>
          <table:table-cell office:value-type="float" office:value="19.998385" calcext:value-type="float">
            <text:p>19.998385</text:p>
          </table:table-cell>
          <table:table-cell office:value-type="float" office:value="33.263637" calcext:value-type="float">
            <text:p>33.263637</text:p>
          </table:table-cell>
          <table:table-cell office:value-type="float" office:value="224.647869" calcext:value-type="float">
            <text:p>224.6478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8.347267" calcext:value-type="float">
            <text:p>228.347267</text:p>
          </table:table-cell>
          <table:table-cell office:value-type="float" office:value="0.006986" calcext:value-type="float">
            <text:p>0.006986</text:p>
          </table:table-cell>
          <table:table-cell office:value-type="float" office:value="228.348202" calcext:value-type="float">
            <text:p>228.348202</text:p>
          </table:table-cell>
          <table:table-cell office:value-type="float" office:value="182.902486" calcext:value-type="float">
            <text:p>182.902486</text:p>
          </table:table-cell>
          <table:table-cell office:value-type="float" office:value="16.595885" calcext:value-type="float">
            <text:p>16.595885</text:p>
          </table:table-cell>
          <table:table-cell office:value-type="float" office:value="28.786178" calcext:value-type="float">
            <text:p>28.786178</text:p>
          </table:table-cell>
          <table:table-cell office:value-type="float" office:value="228.348335" calcext:value-type="float">
            <text:p>228.3483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9.365918" calcext:value-type="float">
            <text:p>229.365918</text:p>
          </table:table-cell>
          <table:table-cell office:value-type="float" office:value="0.007322" calcext:value-type="float">
            <text:p>0.007322</text:p>
          </table:table-cell>
          <table:table-cell office:value-type="float" office:value="229.366754" calcext:value-type="float">
            <text:p>229.366754</text:p>
          </table:table-cell>
          <table:table-cell office:value-type="float" office:value="189.181335" calcext:value-type="float">
            <text:p>189.181335</text:p>
          </table:table-cell>
          <table:table-cell office:value-type="float" office:value="15.012733" calcext:value-type="float">
            <text:p>15.012733</text:p>
          </table:table-cell>
          <table:table-cell office:value-type="float" office:value="25.099624" calcext:value-type="float">
            <text:p>25.099624</text:p>
          </table:table-cell>
          <table:table-cell office:value-type="float" office:value="229.366919" calcext:value-type="float">
            <text:p>229.3669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9.867896" calcext:value-type="float">
            <text:p>229.867896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229.868623" calcext:value-type="float">
            <text:p>229.868623</text:p>
          </table:table-cell>
          <table:table-cell office:value-type="float" office:value="194.736303" calcext:value-type="float">
            <text:p>194.736303</text:p>
          </table:table-cell>
          <table:table-cell office:value-type="float" office:value="12.804345" calcext:value-type="float">
            <text:p>12.804345</text:p>
          </table:table-cell>
          <table:table-cell office:value-type="float" office:value="22.246173" calcext:value-type="float">
            <text:p>22.246173</text:p>
          </table:table-cell>
          <table:table-cell office:value-type="float" office:value="229.868791" calcext:value-type="float">
            <text:p>229.8687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0.760804" calcext:value-type="float">
            <text:p>230.760804</text:p>
          </table:table-cell>
          <table:table-cell office:value-type="float" office:value="0.006931" calcext:value-type="float">
            <text:p>0.006931</text:p>
          </table:table-cell>
          <table:table-cell office:value-type="float" office:value="230.761456" calcext:value-type="float">
            <text:p>230.761456</text:p>
          </table:table-cell>
          <table:table-cell office:value-type="float" office:value="198.642475" calcext:value-type="float">
            <text:p>198.642475</text:p>
          </table:table-cell>
          <table:table-cell office:value-type="float" office:value="11.964851" calcext:value-type="float">
            <text:p>11.964851</text:p>
          </table:table-cell>
          <table:table-cell office:value-type="float" office:value="20.061906" calcext:value-type="float">
            <text:p>20.061906</text:p>
          </table:table-cell>
          <table:table-cell office:value-type="float" office:value="230.761619" calcext:value-type="float">
            <text:p>230.7616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5.690671" calcext:value-type="float">
            <text:p>235.690671</text:p>
          </table:table-cell>
          <table:table-cell office:value-type="float" office:value="0.006863" calcext:value-type="float">
            <text:p>0.006863</text:p>
          </table:table-cell>
          <table:table-cell office:value-type="float" office:value="235.691258" calcext:value-type="float">
            <text:p>235.691258</text:p>
          </table:table-cell>
          <table:table-cell office:value-type="float" office:value="205.657715" calcext:value-type="float">
            <text:p>205.657715</text:p>
          </table:table-cell>
          <table:table-cell office:value-type="float" office:value="10.876266" calcext:value-type="float">
            <text:p>10.876266</text:p>
          </table:table-cell>
          <table:table-cell office:value-type="float" office:value="19.052566" calcext:value-type="float">
            <text:p>19.052566</text:p>
          </table:table-cell>
          <table:table-cell office:value-type="float" office:value="235.691373" calcext:value-type="float">
            <text:p>235.6913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6.329499" calcext:value-type="float">
            <text:p>236.329499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236.330032" calcext:value-type="float">
            <text:p>236.330032</text:p>
          </table:table-cell>
          <table:table-cell office:value-type="float" office:value="208.299244" calcext:value-type="float">
            <text:p>208.299244</text:p>
          </table:table-cell>
          <table:table-cell office:value-type="float" office:value="10.346843" calcext:value-type="float">
            <text:p>10.346843</text:p>
          </table:table-cell>
          <table:table-cell office:value-type="float" office:value="17.569594" calcext:value-type="float">
            <text:p>17.569594</text:p>
          </table:table-cell>
          <table:table-cell office:value-type="float" office:value="236.330147" calcext:value-type="float">
            <text:p>236.3301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6.161863" calcext:value-type="float">
            <text:p>236.161863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236.162355" calcext:value-type="float">
            <text:p>236.162355</text:p>
          </table:table-cell>
          <table:table-cell office:value-type="float" office:value="210.45233" calcext:value-type="float">
            <text:p>210.45233</text:p>
          </table:table-cell>
          <table:table-cell office:value-type="float" office:value="9.323344" calcext:value-type="float">
            <text:p>9.323344</text:p>
          </table:table-cell>
          <table:table-cell office:value-type="float" office:value="16.258352" calcext:value-type="float">
            <text:p>16.258352</text:p>
          </table:table-cell>
          <table:table-cell office:value-type="float" office:value="236.162509" calcext:value-type="float">
            <text:p>236.1625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4.798746" calcext:value-type="float">
            <text:p>234.798746</text:p>
          </table:table-cell>
          <table:table-cell office:value-type="float" office:value="0.007136" calcext:value-type="float">
            <text:p>0.007136</text:p>
          </table:table-cell>
          <table:table-cell office:value-type="float" office:value="234.79925" calcext:value-type="float">
            <text:p>234.79925</text:p>
          </table:table-cell>
          <table:table-cell office:value-type="float" office:value="210.586152" calcext:value-type="float">
            <text:p>210.586152</text:p>
          </table:table-cell>
          <table:table-cell office:value-type="float" office:value="8.863909" calcext:value-type="float">
            <text:p>8.863909</text:p>
          </table:table-cell>
          <table:table-cell office:value-type="float" office:value="15.213704" calcext:value-type="float">
            <text:p>15.213704</text:p>
          </table:table-cell>
          <table:table-cell office:value-type="float" office:value="234.799318" calcext:value-type="float">
            <text:p>234.7993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34.283383" calcext:value-type="float">
            <text:p>234.283383</text:p>
          </table:table-cell>
          <table:table-cell office:value-type="float" office:value="0.007004" calcext:value-type="float">
            <text:p>0.007004</text:p>
          </table:table-cell>
          <table:table-cell office:value-type="float" office:value="234.28386" calcext:value-type="float">
            <text:p>234.28386</text:p>
          </table:table-cell>
          <table:table-cell office:value-type="float" office:value="211.345202" calcext:value-type="float">
            <text:p>211.345202</text:p>
          </table:table-cell>
          <table:table-cell office:value-type="float" office:value="8.296104" calcext:value-type="float">
            <text:p>8.296104</text:p>
          </table:table-cell>
          <table:table-cell office:value-type="float" office:value="14.496234" calcext:value-type="float">
            <text:p>14.496234</text:p>
          </table:table-cell>
          <table:table-cell office:value-type="float" office:value="234.284022" calcext:value-type="float">
            <text:p>234.284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4.377621" calcext:value-type="float">
            <text:p>254.377621</text:p>
          </table:table-cell>
          <table:table-cell office:value-type="float" office:value="98.450651" calcext:value-type="float">
            <text:p>98.450651</text:p>
          </table:table-cell>
          <table:table-cell office:value-type="float" office:value="254.3808" calcext:value-type="float">
            <text:p>254.3808</text:p>
          </table:table-cell>
          <table:table-cell office:value-type="float" office:value="0.006506" calcext:value-type="float">
            <text:p>0.006506</text:p>
          </table:table-cell>
          <table:table-cell office:value-type="float" office:value="92.06655" calcext:value-type="float">
            <text:p>92.06655</text:p>
          </table:table-cell>
          <table:table-cell office:value-type="float" office:value="162.27872" calcext:value-type="float">
            <text:p>162.27872</text:p>
          </table:table-cell>
          <table:table-cell office:value-type="float" office:value="254.380968" calcext:value-type="float">
            <text:p>254.3809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9.116886" calcext:value-type="float">
            <text:p>159.116886</text:p>
          </table:table-cell>
          <table:table-cell office:value-type="float" office:value="0.324485" calcext:value-type="float">
            <text:p>0.324485</text:p>
          </table:table-cell>
          <table:table-cell office:value-type="float" office:value="159.11934" calcext:value-type="float">
            <text:p>159.11934</text:p>
          </table:table-cell>
          <table:table-cell office:value-type="float" office:value="30.368245" calcext:value-type="float">
            <text:p>30.368245</text:p>
          </table:table-cell>
          <table:table-cell office:value-type="float" office:value="47.240785" calcext:value-type="float">
            <text:p>47.240785</text:p>
          </table:table-cell>
          <table:table-cell office:value-type="float" office:value="81.460178" calcext:value-type="float">
            <text:p>81.460178</text:p>
          </table:table-cell>
          <table:table-cell office:value-type="float" office:value="159.119462" calcext:value-type="float">
            <text:p>159.1194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8.096306" calcext:value-type="float">
            <text:p>158.096306</text:p>
          </table:table-cell>
          <table:table-cell office:value-type="float" office:value="0.006211" calcext:value-type="float">
            <text:p>0.006211</text:p>
          </table:table-cell>
          <table:table-cell office:value-type="float" office:value="158.098063" calcext:value-type="float">
            <text:p>158.098063</text:p>
          </table:table-cell>
          <table:table-cell office:value-type="float" office:value="74.019365" calcext:value-type="float">
            <text:p>74.019365</text:p>
          </table:table-cell>
          <table:table-cell office:value-type="float" office:value="29.894946" calcext:value-type="float">
            <text:p>29.894946</text:p>
          </table:table-cell>
          <table:table-cell office:value-type="float" office:value="54.142988" calcext:value-type="float">
            <text:p>54.142988</text:p>
          </table:table-cell>
          <table:table-cell office:value-type="float" office:value="158.098188" calcext:value-type="float">
            <text:p>158.0981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0.456106" calcext:value-type="float">
            <text:p>160.456106</text:p>
          </table:table-cell>
          <table:table-cell office:value-type="float" office:value="0.009583" calcext:value-type="float">
            <text:p>0.009583</text:p>
          </table:table-cell>
          <table:table-cell office:value-type="float" office:value="160.457571" calcext:value-type="float">
            <text:p>160.457571</text:p>
          </table:table-cell>
          <table:table-cell office:value-type="float" office:value="94.655317" calcext:value-type="float">
            <text:p>94.655317</text:p>
          </table:table-cell>
          <table:table-cell office:value-type="float" office:value="24.369356" calcext:value-type="float">
            <text:p>24.369356</text:p>
          </table:table-cell>
          <table:table-cell office:value-type="float" office:value="41.386153" calcext:value-type="float">
            <text:p>41.386153</text:p>
          </table:table-cell>
          <table:table-cell office:value-type="float" office:value="160.457651" calcext:value-type="float">
            <text:p>160.4576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2.375567" calcext:value-type="float">
            <text:p>162.375567</text:p>
          </table:table-cell>
          <table:table-cell office:value-type="float" office:value="0.006811" calcext:value-type="float">
            <text:p>0.006811</text:p>
          </table:table-cell>
          <table:table-cell office:value-type="float" office:value="162.376546" calcext:value-type="float">
            <text:p>162.376546</text:p>
          </table:table-cell>
          <table:table-cell office:value-type="float" office:value="107.431895" calcext:value-type="float">
            <text:p>107.431895</text:p>
          </table:table-cell>
          <table:table-cell office:value-type="float" office:value="20.311587" calcext:value-type="float">
            <text:p>20.311587</text:p>
          </table:table-cell>
          <table:table-cell office:value-type="float" office:value="34.580375" calcext:value-type="float">
            <text:p>34.580375</text:p>
          </table:table-cell>
          <table:table-cell office:value-type="float" office:value="162.376663" calcext:value-type="float">
            <text:p>162.3766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3.26969" calcext:value-type="float">
            <text:p>163.26969</text:p>
          </table:table-cell>
          <table:table-cell office:value-type="float" office:value="0.006593" calcext:value-type="float">
            <text:p>0.006593</text:p>
          </table:table-cell>
          <table:table-cell office:value-type="float" office:value="163.270583" calcext:value-type="float">
            <text:p>163.270583</text:p>
          </table:table-cell>
          <table:table-cell office:value-type="float" office:value="117.21746" calcext:value-type="float">
            <text:p>117.21746</text:p>
          </table:table-cell>
          <table:table-cell office:value-type="float" office:value="16.743883" calcext:value-type="float">
            <text:p>16.743883</text:p>
          </table:table-cell>
          <table:table-cell office:value-type="float" office:value="29.245304" calcext:value-type="float">
            <text:p>29.245304</text:p>
          </table:table-cell>
          <table:table-cell office:value-type="float" office:value="163.270697" calcext:value-type="float">
            <text:p>163.2706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3.612717" calcext:value-type="float">
            <text:p>163.612717</text:p>
          </table:table-cell>
          <table:table-cell office:value-type="float" office:value="0.006049" calcext:value-type="float">
            <text:p>0.006049</text:p>
          </table:table-cell>
          <table:table-cell office:value-type="float" office:value="163.61353" calcext:value-type="float">
            <text:p>163.61353</text:p>
          </table:table-cell>
          <table:table-cell office:value-type="float" office:value="123.224333" calcext:value-type="float">
            <text:p>123.224333</text:p>
          </table:table-cell>
          <table:table-cell office:value-type="float" office:value="14.96333" calcext:value-type="float">
            <text:p>14.96333</text:p>
          </table:table-cell>
          <table:table-cell office:value-type="float" office:value="25.351563" calcext:value-type="float">
            <text:p>25.351563</text:p>
          </table:table-cell>
          <table:table-cell office:value-type="float" office:value="163.613647" calcext:value-type="float">
            <text:p>163.6136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4.014777" calcext:value-type="float">
            <text:p>164.014777</text:p>
          </table:table-cell>
          <table:table-cell office:value-type="float" office:value="0.006335" calcext:value-type="float">
            <text:p>0.006335</text:p>
          </table:table-cell>
          <table:table-cell office:value-type="float" office:value="164.015526" calcext:value-type="float">
            <text:p>164.015526</text:p>
          </table:table-cell>
          <table:table-cell office:value-type="float" office:value="128.237467" calcext:value-type="float">
            <text:p>128.237467</text:p>
          </table:table-cell>
          <table:table-cell office:value-type="float" office:value="13.219296" calcext:value-type="float">
            <text:p>13.219296</text:p>
          </table:table-cell>
          <table:table-cell office:value-type="float" office:value="22.474188" calcext:value-type="float">
            <text:p>22.474188</text:p>
          </table:table-cell>
          <table:table-cell office:value-type="float" office:value="164.01569" calcext:value-type="float">
            <text:p>164.015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8.219023" calcext:value-type="float">
            <text:p>168.219023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168.219679" calcext:value-type="float">
            <text:p>168.219679</text:p>
          </table:table-cell>
          <table:table-cell office:value-type="float" office:value="135.160825" calcext:value-type="float">
            <text:p>135.160825</text:p>
          </table:table-cell>
          <table:table-cell office:value-type="float" office:value="11.990778" calcext:value-type="float">
            <text:p>11.990778</text:p>
          </table:table-cell>
          <table:table-cell office:value-type="float" office:value="20.976287" calcext:value-type="float">
            <text:p>20.976287</text:p>
          </table:table-cell>
          <table:table-cell office:value-type="float" office:value="168.21981" calcext:value-type="float">
            <text:p>168.219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8.204433" calcext:value-type="float">
            <text:p>168.204433</text:p>
          </table:table-cell>
          <table:table-cell office:value-type="float" office:value="0.007004" calcext:value-type="float">
            <text:p>0.007004</text:p>
          </table:table-cell>
          <table:table-cell office:value-type="float" office:value="168.205029" calcext:value-type="float">
            <text:p>168.205029</text:p>
          </table:table-cell>
          <table:table-cell office:value-type="float" office:value="137.692052" calcext:value-type="float">
            <text:p>137.692052</text:p>
          </table:table-cell>
          <table:table-cell office:value-type="float" office:value="11.245495" calcext:value-type="float">
            <text:p>11.245495</text:p>
          </table:table-cell>
          <table:table-cell office:value-type="float" office:value="19.164443" calcext:value-type="float">
            <text:p>19.164443</text:p>
          </table:table-cell>
          <table:table-cell office:value-type="float" office:value="168.205097" calcext:value-type="float">
            <text:p>168.2050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7.900643" calcext:value-type="float">
            <text:p>167.900643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167.901185" calcext:value-type="float">
            <text:p>167.901185</text:p>
          </table:table-cell>
          <table:table-cell office:value-type="float" office:value="139.960546" calcext:value-type="float">
            <text:p>139.960546</text:p>
          </table:table-cell>
          <table:table-cell office:value-type="float" office:value="10.283076" calcext:value-type="float">
            <text:p>10.283076</text:p>
          </table:table-cell>
          <table:table-cell office:value-type="float" office:value="17.543423" calcext:value-type="float">
            <text:p>17.543423</text:p>
          </table:table-cell>
          <table:table-cell office:value-type="float" office:value="167.901301" calcext:value-type="float">
            <text:p>167.9013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7.440146" calcext:value-type="float">
            <text:p>167.440146</text:p>
          </table:table-cell>
          <table:table-cell office:value-type="float" office:value="0.006758" calcext:value-type="float">
            <text:p>0.006758</text:p>
          </table:table-cell>
          <table:table-cell office:value-type="float" office:value="167.440649" calcext:value-type="float">
            <text:p>167.440649</text:p>
          </table:table-cell>
          <table:table-cell office:value-type="float" office:value="141.298739" calcext:value-type="float">
            <text:p>141.298739</text:p>
          </table:table-cell>
          <table:table-cell office:value-type="float" office:value="9.502596" calcext:value-type="float">
            <text:p>9.502596</text:p>
          </table:table-cell>
          <table:table-cell office:value-type="float" office:value="16.5147" calcext:value-type="float">
            <text:p>16.5147</text:p>
          </table:table-cell>
          <table:table-cell office:value-type="float" office:value="167.440767" calcext:value-type="float">
            <text:p>167.4407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7.463524" calcext:value-type="float">
            <text:p>167.463524</text:p>
          </table:table-cell>
          <table:table-cell office:value-type="float" office:value="0.007779" calcext:value-type="float">
            <text:p>0.007779</text:p>
          </table:table-cell>
          <table:table-cell office:value-type="float" office:value="167.463991" calcext:value-type="float">
            <text:p>167.463991</text:p>
          </table:table-cell>
          <table:table-cell office:value-type="float" office:value="142.860875" calcext:value-type="float">
            <text:p>142.860875</text:p>
          </table:table-cell>
          <table:table-cell office:value-type="float" office:value="8.979551" calcext:value-type="float">
            <text:p>8.979551</text:p>
          </table:table-cell>
          <table:table-cell office:value-type="float" office:value="15.484789" calcext:value-type="float">
            <text:p>15.484789</text:p>
          </table:table-cell>
          <table:table-cell office:value-type="float" office:value="167.464119" calcext:value-type="float">
            <text:p>167.4641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5.689355" calcext:value-type="float">
            <text:p>265.689355</text:p>
          </table:table-cell>
          <table:table-cell office:value-type="float" office:value="139.182272" calcext:value-type="float">
            <text:p>139.182272</text:p>
          </table:table-cell>
          <table:table-cell office:value-type="float" office:value="265.692678" calcext:value-type="float">
            <text:p>265.692678</text:p>
          </table:table-cell>
          <table:table-cell office:value-type="float" office:value="0.005978" calcext:value-type="float">
            <text:p>0.005978</text:p>
          </table:table-cell>
          <table:table-cell office:value-type="float" office:value="95.371321" calcext:value-type="float">
            <text:p>95.371321</text:p>
          </table:table-cell>
          <table:table-cell office:value-type="float" office:value="170.285319" calcext:value-type="float">
            <text:p>170.285319</text:p>
          </table:table-cell>
          <table:table-cell office:value-type="float" office:value="265.692847" calcext:value-type="float">
            <text:p>265.6928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9.5841" calcext:value-type="float">
            <text:p>129.5841</text:p>
          </table:table-cell>
          <table:table-cell office:value-type="float" office:value="5.25396" calcext:value-type="float">
            <text:p>5.25396</text:p>
          </table:table-cell>
          <table:table-cell office:value-type="float" office:value="129.585622" calcext:value-type="float">
            <text:p>129.585622</text:p>
          </table:table-cell>
          <table:table-cell office:value-type="float" office:value="0.005094" calcext:value-type="float">
            <text:p>0.005094</text:p>
          </table:table-cell>
          <table:table-cell office:value-type="float" office:value="47.297764" calcext:value-type="float">
            <text:p>47.297764</text:p>
          </table:table-cell>
          <table:table-cell office:value-type="float" office:value="82.219891" calcext:value-type="float">
            <text:p>82.219891</text:p>
          </table:table-cell>
          <table:table-cell office:value-type="float" office:value="129.585735" calcext:value-type="float">
            <text:p>129.5857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6.912221" calcext:value-type="float">
            <text:p>126.912221</text:p>
          </table:table-cell>
          <table:table-cell office:value-type="float" office:value="0.006449" calcext:value-type="float">
            <text:p>0.006449</text:p>
          </table:table-cell>
          <table:table-cell office:value-type="float" office:value="126.913866" calcext:value-type="float">
            <text:p>126.913866</text:p>
          </table:table-cell>
          <table:table-cell office:value-type="float" office:value="38.606887" calcext:value-type="float">
            <text:p>38.606887</text:p>
          </table:table-cell>
          <table:table-cell office:value-type="float" office:value="32.599023" calcext:value-type="float">
            <text:p>32.599023</text:p>
          </table:table-cell>
          <table:table-cell office:value-type="float" office:value="55.659269" calcext:value-type="float">
            <text:p>55.659269</text:p>
          </table:table-cell>
          <table:table-cell office:value-type="float" office:value="126.914026" calcext:value-type="float">
            <text:p>126.9140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9.617874" calcext:value-type="float">
            <text:p>129.617874</text:p>
          </table:table-cell>
          <table:table-cell office:value-type="float" office:value="0.005987" calcext:value-type="float">
            <text:p>0.005987</text:p>
          </table:table-cell>
          <table:table-cell office:value-type="float" office:value="129.619199" calcext:value-type="float">
            <text:p>129.619199</text:p>
          </table:table-cell>
          <table:table-cell office:value-type="float" office:value="62.413733" calcext:value-type="float">
            <text:p>62.413733</text:p>
          </table:table-cell>
          <table:table-cell office:value-type="float" office:value="23.897972" calcext:value-type="float">
            <text:p>23.897972</text:p>
          </table:table-cell>
          <table:table-cell office:value-type="float" office:value="43.259773" calcext:value-type="float">
            <text:p>43.259773</text:p>
          </table:table-cell>
          <table:table-cell office:value-type="float" office:value="129.61932" calcext:value-type="float">
            <text:p>129.619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0.581706" calcext:value-type="float">
            <text:p>130.581706</text:p>
          </table:table-cell>
          <table:table-cell office:value-type="float" office:value="0.006257" calcext:value-type="float">
            <text:p>0.006257</text:p>
          </table:table-cell>
          <table:table-cell office:value-type="float" office:value="130.582873" calcext:value-type="float">
            <text:p>130.582873</text:p>
          </table:table-cell>
          <table:table-cell office:value-type="float" office:value="74.653674" calcext:value-type="float">
            <text:p>74.653674</text:p>
          </table:table-cell>
          <table:table-cell office:value-type="float" office:value="20.708515" calcext:value-type="float">
            <text:p>20.708515</text:p>
          </table:table-cell>
          <table:table-cell office:value-type="float" office:value="35.16687" calcext:value-type="float">
            <text:p>35.16687</text:p>
          </table:table-cell>
          <table:table-cell office:value-type="float" office:value="130.582994" calcext:value-type="float">
            <text:p>130.5829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0.476288" calcext:value-type="float">
            <text:p>130.476288</text:p>
          </table:table-cell>
          <table:table-cell office:value-type="float" office:value="0.007497" calcext:value-type="float">
            <text:p>0.007497</text:p>
          </table:table-cell>
          <table:table-cell office:value-type="float" office:value="130.477178" calcext:value-type="float">
            <text:p>130.477178</text:p>
          </table:table-cell>
          <table:table-cell office:value-type="float" office:value="83.069957" calcext:value-type="float">
            <text:p>83.069957</text:p>
          </table:table-cell>
          <table:table-cell office:value-type="float" office:value="17.749747" calcext:value-type="float">
            <text:p>17.749747</text:p>
          </table:table-cell>
          <table:table-cell office:value-type="float" office:value="29.593356" calcext:value-type="float">
            <text:p>29.593356</text:p>
          </table:table-cell>
          <table:table-cell office:value-type="float" office:value="130.477339" calcext:value-type="float">
            <text:p>130.4773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1.81746" calcext:value-type="float">
            <text:p>131.81746</text:p>
          </table:table-cell>
          <table:table-cell office:value-type="float" office:value="0.006683" calcext:value-type="float">
            <text:p>0.006683</text:p>
          </table:table-cell>
          <table:table-cell office:value-type="float" office:value="131.818307" calcext:value-type="float">
            <text:p>131.818307</text:p>
          </table:table-cell>
          <table:table-cell office:value-type="float" office:value="90.339116" calcext:value-type="float">
            <text:p>90.339116</text:p>
          </table:table-cell>
          <table:table-cell office:value-type="float" office:value="15.469659" calcext:value-type="float">
            <text:p>15.469659</text:p>
          </table:table-cell>
          <table:table-cell office:value-type="float" office:value="25.938149" calcext:value-type="float">
            <text:p>25.938149</text:p>
          </table:table-cell>
          <table:table-cell office:value-type="float" office:value="131.818422" calcext:value-type="float">
            <text:p>131.8184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4.053018" calcext:value-type="float">
            <text:p>134.053018</text:p>
          </table:table-cell>
          <table:table-cell office:value-type="float" office:value="0.008347" calcext:value-type="float">
            <text:p>0.008347</text:p>
          </table:table-cell>
          <table:table-cell office:value-type="float" office:value="134.053753" calcext:value-type="float">
            <text:p>134.053753</text:p>
          </table:table-cell>
          <table:table-cell office:value-type="float" office:value="96.720759" calcext:value-type="float">
            <text:p>96.720759</text:p>
          </table:table-cell>
          <table:table-cell office:value-type="float" office:value="13.55617" calcext:value-type="float">
            <text:p>13.55617</text:p>
          </table:table-cell>
          <table:table-cell office:value-type="float" office:value="23.692617" calcext:value-type="float">
            <text:p>23.692617</text:p>
          </table:table-cell>
          <table:table-cell office:value-type="float" office:value="134.053914" calcext:value-type="float">
            <text:p>134.0539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4.364496" calcext:value-type="float">
            <text:p>134.364496</text:p>
          </table:table-cell>
          <table:table-cell office:value-type="float" office:value="0.007867" calcext:value-type="float">
            <text:p>0.007867</text:p>
          </table:table-cell>
          <table:table-cell office:value-type="float" office:value="134.365152" calcext:value-type="float">
            <text:p>134.365152</text:p>
          </table:table-cell>
          <table:table-cell office:value-type="float" office:value="100.589019" calcext:value-type="float">
            <text:p>100.589019</text:p>
          </table:table-cell>
          <table:table-cell office:value-type="float" office:value="12.501419" calcext:value-type="float">
            <text:p>12.501419</text:p>
          </table:table-cell>
          <table:table-cell office:value-type="float" office:value="21.181745" calcext:value-type="float">
            <text:p>21.181745</text:p>
          </table:table-cell>
          <table:table-cell office:value-type="float" office:value="134.365273" calcext:value-type="float">
            <text:p>134.3652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4.32679" calcext:value-type="float">
            <text:p>134.32679</text:p>
          </table:table-cell>
          <table:table-cell office:value-type="float" office:value="0.006772" calcext:value-type="float">
            <text:p>0.006772</text:p>
          </table:table-cell>
          <table:table-cell office:value-type="float" office:value="134.327382" calcext:value-type="float">
            <text:p>134.327382</text:p>
          </table:table-cell>
          <table:table-cell office:value-type="float" office:value="103.537193" calcext:value-type="float">
            <text:p>103.537193</text:p>
          </table:table-cell>
          <table:table-cell office:value-type="float" office:value="11.395022" calcext:value-type="float">
            <text:p>11.395022</text:p>
          </table:table-cell>
          <table:table-cell office:value-type="float" office:value="19.290877" calcext:value-type="float">
            <text:p>19.290877</text:p>
          </table:table-cell>
          <table:table-cell office:value-type="float" office:value="134.327498" calcext:value-type="float">
            <text:p>134.3274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3.36372" calcext:value-type="float">
            <text:p>133.36372</text:p>
          </table:table-cell>
          <table:table-cell office:value-type="float" office:value="0.008316" calcext:value-type="float">
            <text:p>0.008316</text:p>
          </table:table-cell>
          <table:table-cell office:value-type="float" office:value="133.364265" calcext:value-type="float">
            <text:p>133.364265</text:p>
          </table:table-cell>
          <table:table-cell office:value-type="float" office:value="105.106068" calcext:value-type="float">
            <text:p>105.106068</text:p>
          </table:table-cell>
          <table:table-cell office:value-type="float" office:value="10.402661" calcext:value-type="float">
            <text:p>10.402661</text:p>
          </table:table-cell>
          <table:table-cell office:value-type="float" office:value="17.742437" calcext:value-type="float">
            <text:p>17.742437</text:p>
          </table:table-cell>
          <table:table-cell office:value-type="float" office:value="133.364434" calcext:value-type="float">
            <text:p>133.3644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3.973791" calcext:value-type="float">
            <text:p>133.973791</text:p>
          </table:table-cell>
          <table:table-cell office:value-type="float" office:value="0.008124" calcext:value-type="float">
            <text:p>0.008124</text:p>
          </table:table-cell>
          <table:table-cell office:value-type="float" office:value="133.974291" calcext:value-type="float">
            <text:p>133.974291</text:p>
          </table:table-cell>
          <table:table-cell office:value-type="float" office:value="107.78217" calcext:value-type="float">
            <text:p>107.78217</text:p>
          </table:table-cell>
          <table:table-cell office:value-type="float" office:value="9.545237" calcext:value-type="float">
            <text:p>9.545237</text:p>
          </table:table-cell>
          <table:table-cell office:value-type="float" office:value="16.520427" calcext:value-type="float">
            <text:p>16.520427</text:p>
          </table:table-cell>
          <table:table-cell office:value-type="float" office:value="133.974403" calcext:value-type="float">
            <text:p>133.9744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0.38196" calcext:value-type="float">
            <text:p>260.38196</text:p>
          </table:table-cell>
          <table:table-cell office:value-type="float" office:value="156.188182" calcext:value-type="float">
            <text:p>156.188182</text:p>
          </table:table-cell>
          <table:table-cell office:value-type="float" office:value="260.385004" calcext:value-type="float">
            <text:p>260.385004</text:p>
          </table:table-cell>
          <table:table-cell office:value-type="float" office:value="0.005281" calcext:value-type="float">
            <text:p>0.005281</text:p>
          </table:table-cell>
          <table:table-cell office:value-type="float" office:value="93.188485" calcext:value-type="float">
            <text:p>93.188485</text:p>
          </table:table-cell>
          <table:table-cell office:value-type="float" office:value="167.160974" calcext:value-type="float">
            <text:p>167.160974</text:p>
          </table:table-cell>
          <table:table-cell office:value-type="float" office:value="260.385123" calcext:value-type="float">
            <text:p>260.3851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1.631966" calcext:value-type="float">
            <text:p>131.631966</text:p>
          </table:table-cell>
          <table:table-cell office:value-type="float" office:value="25.49702" calcext:value-type="float">
            <text:p>25.49702</text:p>
          </table:table-cell>
          <table:table-cell office:value-type="float" office:value="131.633491" calcext:value-type="float">
            <text:p>131.633491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47.593313" calcext:value-type="float">
            <text:p>47.593313</text:p>
          </table:table-cell>
          <table:table-cell office:value-type="float" office:value="83.972654" calcext:value-type="float">
            <text:p>83.972654</text:p>
          </table:table-cell>
          <table:table-cell office:value-type="float" office:value="131.63361" calcext:value-type="float">
            <text:p>131.633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9.519683" calcext:value-type="float">
            <text:p>109.519683</text:p>
          </table:table-cell>
          <table:table-cell office:value-type="float" office:value="0.010187" calcext:value-type="float">
            <text:p>0.010187</text:p>
          </table:table-cell>
          <table:table-cell office:value-type="float" office:value="109.52146" calcext:value-type="float">
            <text:p>109.52146</text:p>
          </table:table-cell>
          <table:table-cell office:value-type="float" office:value="17.498045" calcext:value-type="float">
            <text:p>17.498045</text:p>
          </table:table-cell>
          <table:table-cell office:value-type="float" office:value="33.83535" calcext:value-type="float">
            <text:p>33.83535</text:p>
          </table:table-cell>
          <table:table-cell office:value-type="float" office:value="58.136997" calcext:value-type="float">
            <text:p>58.136997</text:p>
          </table:table-cell>
          <table:table-cell office:value-type="float" office:value="109.52156" calcext:value-type="float">
            <text:p>109.521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9.882011" calcext:value-type="float">
            <text:p>109.882011</text:p>
          </table:table-cell>
          <table:table-cell office:value-type="float" office:value="0.006181" calcext:value-type="float">
            <text:p>0.006181</text:p>
          </table:table-cell>
          <table:table-cell office:value-type="float" office:value="109.883336" calcext:value-type="float">
            <text:p>109.883336</text:p>
          </table:table-cell>
          <table:table-cell office:value-type="float" office:value="40.439129" calcext:value-type="float">
            <text:p>40.439129</text:p>
          </table:table-cell>
          <table:table-cell office:value-type="float" office:value="25.547935" calcext:value-type="float">
            <text:p>25.547935</text:p>
          </table:table-cell>
          <table:table-cell office:value-type="float" office:value="43.847148" calcext:value-type="float">
            <text:p>43.847148</text:p>
          </table:table-cell>
          <table:table-cell office:value-type="float" office:value="109.8835" calcext:value-type="float">
            <text:p>109.88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9.742039" calcext:value-type="float">
            <text:p>109.742039</text:p>
          </table:table-cell>
          <table:table-cell office:value-type="float" office:value="0.005977" calcext:value-type="float">
            <text:p>0.005977</text:p>
          </table:table-cell>
          <table:table-cell office:value-type="float" office:value="109.743119" calcext:value-type="float">
            <text:p>109.743119</text:p>
          </table:table-cell>
          <table:table-cell office:value-type="float" office:value="54.390213" calcext:value-type="float">
            <text:p>54.390213</text:p>
          </table:table-cell>
          <table:table-cell office:value-type="float" office:value="19.698793" calcext:value-type="float">
            <text:p>19.698793</text:p>
          </table:table-cell>
          <table:table-cell office:value-type="float" office:value="35.59952" calcext:value-type="float">
            <text:p>35.59952</text:p>
          </table:table-cell>
          <table:table-cell office:value-type="float" office:value="109.743282" calcext:value-type="float">
            <text:p>109.7432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1.530585" calcext:value-type="float">
            <text:p>111.530585</text:p>
          </table:table-cell>
          <table:table-cell office:value-type="float" office:value="0.006271" calcext:value-type="float">
            <text:p>0.006271</text:p>
          </table:table-cell>
          <table:table-cell office:value-type="float" office:value="111.531583" calcext:value-type="float">
            <text:p>111.531583</text:p>
          </table:table-cell>
          <table:table-cell office:value-type="float" office:value="63.537742" calcext:value-type="float">
            <text:p>63.537742</text:p>
          </table:table-cell>
          <table:table-cell office:value-type="float" office:value="17.8496" calcext:value-type="float">
            <text:p>17.8496</text:p>
          </table:table-cell>
          <table:table-cell office:value-type="float" office:value="30.081563" calcext:value-type="float">
            <text:p>30.081563</text:p>
          </table:table-cell>
          <table:table-cell office:value-type="float" office:value="111.531702" calcext:value-type="float">
            <text:p>111.5317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3.825126" calcext:value-type="float">
            <text:p>113.825126</text:p>
          </table:table-cell>
          <table:table-cell office:value-type="float" office:value="0.010252" calcext:value-type="float">
            <text:p>0.010252</text:p>
          </table:table-cell>
          <table:table-cell office:value-type="float" office:value="113.825967" calcext:value-type="float">
            <text:p>113.825967</text:p>
          </table:table-cell>
          <table:table-cell office:value-type="float" office:value="71.128687" calcext:value-type="float">
            <text:p>71.128687</text:p>
          </table:table-cell>
          <table:table-cell office:value-type="float" office:value="15.809219" calcext:value-type="float">
            <text:p>15.809219</text:p>
          </table:table-cell>
          <table:table-cell office:value-type="float" office:value="26.816701" calcext:value-type="float">
            <text:p>26.816701</text:p>
          </table:table-cell>
          <table:table-cell office:value-type="float" office:value="113.826085" calcext:value-type="float">
            <text:p>113.8260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3.818124" calcext:value-type="float">
            <text:p>113.818124</text:p>
          </table:table-cell>
          <table:table-cell office:value-type="float" office:value="0.007545" calcext:value-type="float">
            <text:p>0.007545</text:p>
          </table:table-cell>
          <table:table-cell office:value-type="float" office:value="113.818861" calcext:value-type="float">
            <text:p>113.818861</text:p>
          </table:table-cell>
          <table:table-cell office:value-type="float" office:value="75.880498" calcext:value-type="float">
            <text:p>75.880498</text:p>
          </table:table-cell>
          <table:table-cell office:value-type="float" office:value="14.031698" calcext:value-type="float">
            <text:p>14.031698</text:p>
          </table:table-cell>
          <table:table-cell office:value-type="float" office:value="23.819801" calcext:value-type="float">
            <text:p>23.819801</text:p>
          </table:table-cell>
          <table:table-cell office:value-type="float" office:value="113.818929" calcext:value-type="float">
            <text:p>113.8189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3.640177" calcext:value-type="float">
            <text:p>113.640177</text:p>
          </table:table-cell>
          <table:table-cell office:value-type="float" office:value="0.007" calcext:value-type="float">
            <text:p>0.007</text:p>
          </table:table-cell>
          <table:table-cell office:value-type="float" office:value="113.640832" calcext:value-type="float">
            <text:p>113.640832</text:p>
          </table:table-cell>
          <table:table-cell office:value-type="float" office:value="79.35052" calcext:value-type="float">
            <text:p>79.35052</text:p>
          </table:table-cell>
          <table:table-cell office:value-type="float" office:value="12.685227" calcext:value-type="float">
            <text:p>12.685227</text:p>
          </table:table-cell>
          <table:table-cell office:value-type="float" office:value="21.508256" calcext:value-type="float">
            <text:p>21.508256</text:p>
          </table:table-cell>
          <table:table-cell office:value-type="float" office:value="113.64099" calcext:value-type="float">
            <text:p>113.640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3.973515" calcext:value-type="float">
            <text:p>113.973515</text:p>
          </table:table-cell>
          <table:table-cell office:value-type="float" office:value="0.007756" calcext:value-type="float">
            <text:p>0.007756</text:p>
          </table:table-cell>
          <table:table-cell office:value-type="float" office:value="113.974105" calcext:value-type="float">
            <text:p>113.974105</text:p>
          </table:table-cell>
          <table:table-cell office:value-type="float" office:value="83.370335" calcext:value-type="float">
            <text:p>83.370335</text:p>
          </table:table-cell>
          <table:table-cell office:value-type="float" office:value="11.128381" calcext:value-type="float">
            <text:p>11.128381</text:p>
          </table:table-cell>
          <table:table-cell office:value-type="float" office:value="19.370534" calcext:value-type="float">
            <text:p>19.370534</text:p>
          </table:table-cell>
          <table:table-cell office:value-type="float" office:value="113.974222" calcext:value-type="float">
            <text:p>113.9742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3.124283" calcext:value-type="float">
            <text:p>113.124283</text:p>
          </table:table-cell>
          <table:table-cell office:value-type="float" office:value="0.007445" calcext:value-type="float">
            <text:p>0.007445</text:p>
          </table:table-cell>
          <table:table-cell office:value-type="float" office:value="113.124825" calcext:value-type="float">
            <text:p>113.124825</text:p>
          </table:table-cell>
          <table:table-cell office:value-type="float" office:value="84.538296" calcext:value-type="float">
            <text:p>84.538296</text:p>
          </table:table-cell>
          <table:table-cell office:value-type="float" office:value="10.530258" calcext:value-type="float">
            <text:p>10.530258</text:p>
          </table:table-cell>
          <table:table-cell office:value-type="float" office:value="17.93777" calcext:value-type="float">
            <text:p>17.93777</text:p>
          </table:table-cell>
          <table:table-cell office:value-type="float" office:value="113.124944" calcext:value-type="float">
            <text:p>113.1249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5.845508" calcext:value-type="float">
            <text:p>265.845508</text:p>
          </table:table-cell>
          <table:table-cell office:value-type="float" office:value="173.390807" calcext:value-type="float">
            <text:p>173.390807</text:p>
          </table:table-cell>
          <table:table-cell office:value-type="float" office:value="265.848661" calcext:value-type="float">
            <text:p>265.848661</text:p>
          </table:table-cell>
          <table:table-cell office:value-type="float" office:value="0.005486" calcext:value-type="float">
            <text:p>0.005486</text:p>
          </table:table-cell>
          <table:table-cell office:value-type="float" office:value="94.646261" calcext:value-type="float">
            <text:p>94.646261</text:p>
          </table:table-cell>
          <table:table-cell office:value-type="float" office:value="171.167397" calcext:value-type="float">
            <text:p>171.167397</text:p>
          </table:table-cell>
          <table:table-cell office:value-type="float" office:value="265.848831" calcext:value-type="float">
            <text:p>265.8488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6.881831" calcext:value-type="float">
            <text:p>136.881831</text:p>
          </table:table-cell>
          <table:table-cell office:value-type="float" office:value="41.446724" calcext:value-type="float">
            <text:p>41.446724</text:p>
          </table:table-cell>
          <table:table-cell office:value-type="float" office:value="136.883625" calcext:value-type="float">
            <text:p>136.883625</text:p>
          </table:table-cell>
          <table:table-cell office:value-type="float" office:value="0.009081" calcext:value-type="float">
            <text:p>0.009081</text:p>
          </table:table-cell>
          <table:table-cell office:value-type="float" office:value="49.151295" calcext:value-type="float">
            <text:p>49.151295</text:p>
          </table:table-cell>
          <table:table-cell office:value-type="float" office:value="87.667951" calcext:value-type="float">
            <text:p>87.667951</text:p>
          </table:table-cell>
          <table:table-cell office:value-type="float" office:value="136.883766" calcext:value-type="float">
            <text:p>136.8837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5.789179" calcext:value-type="float">
            <text:p>95.789179</text:p>
          </table:table-cell>
          <table:table-cell office:value-type="float" office:value="0.02494" calcext:value-type="float">
            <text:p>0.02494</text:p>
          </table:table-cell>
          <table:table-cell office:value-type="float" office:value="95.791049" calcext:value-type="float">
            <text:p>95.791049</text:p>
          </table:table-cell>
          <table:table-cell office:value-type="float" office:value="4.435063" calcext:value-type="float">
            <text:p>4.435063</text:p>
          </table:table-cell>
          <table:table-cell office:value-type="float" office:value="32.752707" calcext:value-type="float">
            <text:p>32.752707</text:p>
          </table:table-cell>
          <table:table-cell office:value-type="float" office:value="58.558863" calcext:value-type="float">
            <text:p>58.558863</text:p>
          </table:table-cell>
          <table:table-cell office:value-type="float" office:value="95.791168" calcext:value-type="float">
            <text:p>95.7911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6.297382" calcext:value-type="float">
            <text:p>96.297382</text:p>
          </table:table-cell>
          <table:table-cell office:value-type="float" office:value="0.008485" calcext:value-type="float">
            <text:p>0.008485</text:p>
          </table:table-cell>
          <table:table-cell office:value-type="float" office:value="96.29875" calcext:value-type="float">
            <text:p>96.29875</text:p>
          </table:table-cell>
          <table:table-cell office:value-type="float" office:value="26.572677" calcext:value-type="float">
            <text:p>26.572677</text:p>
          </table:table-cell>
          <table:table-cell office:value-type="float" office:value="25.352672" calcext:value-type="float">
            <text:p>25.352672</text:p>
          </table:table-cell>
          <table:table-cell office:value-type="float" office:value="44.320736" calcext:value-type="float">
            <text:p>44.320736</text:p>
          </table:table-cell>
          <table:table-cell office:value-type="float" office:value="96.298872" calcext:value-type="float">
            <text:p>96.2988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7.875416" calcext:value-type="float">
            <text:p>97.875416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97.876481" calcext:value-type="float">
            <text:p>97.876481</text:p>
          </table:table-cell>
          <table:table-cell office:value-type="float" office:value="40.701391" calcext:value-type="float">
            <text:p>40.701391</text:p>
          </table:table-cell>
          <table:table-cell office:value-type="float" office:value="20.960203" calcext:value-type="float">
            <text:p>20.960203</text:p>
          </table:table-cell>
          <table:table-cell office:value-type="float" office:value="36.158354" calcext:value-type="float">
            <text:p>36.158354</text:p>
          </table:table-cell>
          <table:table-cell office:value-type="float" office:value="97.876654" calcext:value-type="float">
            <text:p>97.8766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.519305" calcext:value-type="float">
            <text:p>100.519305</text:p>
          </table:table-cell>
          <table:table-cell office:value-type="float" office:value="0.006784" calcext:value-type="float">
            <text:p>0.006784</text:p>
          </table:table-cell>
          <table:table-cell office:value-type="float" office:value="100.520278" calcext:value-type="float">
            <text:p>100.520278</text:p>
          </table:table-cell>
          <table:table-cell office:value-type="float" office:value="50.385156" calcext:value-type="float">
            <text:p>50.385156</text:p>
          </table:table-cell>
          <table:table-cell office:value-type="float" office:value="17.853053" calcext:value-type="float">
            <text:p>17.853053</text:p>
          </table:table-cell>
          <table:table-cell office:value-type="float" office:value="32.217175" calcext:value-type="float">
            <text:p>32.217175</text:p>
          </table:table-cell>
          <table:table-cell office:value-type="float" office:value="100.520388" calcext:value-type="float">
            <text:p>100.5203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0.316445" calcext:value-type="float">
            <text:p>100.316445</text:p>
          </table:table-cell>
          <table:table-cell office:value-type="float" office:value="0.007314" calcext:value-type="float">
            <text:p>0.007314</text:p>
          </table:table-cell>
          <table:table-cell office:value-type="float" office:value="100.317284" calcext:value-type="float">
            <text:p>100.317284</text:p>
          </table:table-cell>
          <table:table-cell office:value-type="float" office:value="55.703149" calcext:value-type="float">
            <text:p>55.703149</text:p>
          </table:table-cell>
          <table:table-cell office:value-type="float" office:value="16.375154" calcext:value-type="float">
            <text:p>16.375154</text:p>
          </table:table-cell>
          <table:table-cell office:value-type="float" office:value="28.162507" calcext:value-type="float">
            <text:p>28.162507</text:p>
          </table:table-cell>
          <table:table-cell office:value-type="float" office:value="100.3174" calcext:value-type="float">
            <text:p>100.31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9.754893" calcext:value-type="float">
            <text:p>99.754893</text:p>
          </table:table-cell>
          <table:table-cell office:value-type="float" office:value="0.007427" calcext:value-type="float">
            <text:p>0.007427</text:p>
          </table:table-cell>
          <table:table-cell office:value-type="float" office:value="99.755623" calcext:value-type="float">
            <text:p>99.755623</text:p>
          </table:table-cell>
          <table:table-cell office:value-type="float" office:value="61.184702" calcext:value-type="float">
            <text:p>61.184702</text:p>
          </table:table-cell>
          <table:table-cell office:value-type="float" office:value="14.227025" calcext:value-type="float">
            <text:p>14.227025</text:p>
          </table:table-cell>
          <table:table-cell office:value-type="float" office:value="24.259773" calcext:value-type="float">
            <text:p>24.259773</text:p>
          </table:table-cell>
          <table:table-cell office:value-type="float" office:value="99.755739" calcext:value-type="float">
            <text:p>99.7557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9.502117" calcext:value-type="float">
            <text:p>99.502117</text:p>
          </table:table-cell>
          <table:table-cell office:value-type="float" office:value="0.007097" calcext:value-type="float">
            <text:p>0.007097</text:p>
          </table:table-cell>
          <table:table-cell office:value-type="float" office:value="99.502773" calcext:value-type="float">
            <text:p>99.502773</text:p>
          </table:table-cell>
          <table:table-cell office:value-type="float" office:value="64.845097" calcext:value-type="float">
            <text:p>64.845097</text:p>
          </table:table-cell>
          <table:table-cell office:value-type="float" office:value="12.801989" calcext:value-type="float">
            <text:p>12.801989</text:p>
          </table:table-cell>
          <table:table-cell office:value-type="float" office:value="21.762049" calcext:value-type="float">
            <text:p>21.762049</text:p>
          </table:table-cell>
          <table:table-cell office:value-type="float" office:value="99.502946" calcext:value-type="float">
            <text:p>99.5029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9.256961" calcext:value-type="float">
            <text:p>99.256961</text:p>
          </table:table-cell>
          <table:table-cell office:value-type="float" office:value="0.008403" calcext:value-type="float">
            <text:p>0.008403</text:p>
          </table:table-cell>
          <table:table-cell office:value-type="float" office:value="99.257557" calcext:value-type="float">
            <text:p>99.257557</text:p>
          </table:table-cell>
          <table:table-cell office:value-type="float" office:value="67.840783" calcext:value-type="float">
            <text:p>67.840783</text:p>
          </table:table-cell>
          <table:table-cell office:value-type="float" office:value="11.559105" calcext:value-type="float">
            <text:p>11.559105</text:p>
          </table:table-cell>
          <table:table-cell office:value-type="float" office:value="19.750145" calcext:value-type="float">
            <text:p>19.750145</text:p>
          </table:table-cell>
          <table:table-cell office:value-type="float" office:value="99.25772" calcext:value-type="float">
            <text:p>99.257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75.917295" calcext:value-type="float">
            <text:p>275.917295</text:p>
          </table:table-cell>
          <table:table-cell office:value-type="float" office:value="190.879631" calcext:value-type="float">
            <text:p>190.879631</text:p>
          </table:table-cell>
          <table:table-cell office:value-type="float" office:value="275.920791" calcext:value-type="float">
            <text:p>275.920791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97.870824" calcext:value-type="float">
            <text:p>97.870824</text:p>
          </table:table-cell>
          <table:table-cell office:value-type="float" office:value="178.015339" calcext:value-type="float">
            <text:p>178.015339</text:p>
          </table:table-cell>
          <table:table-cell office:value-type="float" office:value="275.920914" calcext:value-type="float">
            <text:p>275.9209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8.791297" calcext:value-type="float">
            <text:p>138.791297</text:p>
          </table:table-cell>
          <table:table-cell office:value-type="float" office:value="52.745188" calcext:value-type="float">
            <text:p>52.745188</text:p>
          </table:table-cell>
          <table:table-cell office:value-type="float" office:value="138.79296" calcext:value-type="float">
            <text:p>138.79296</text:p>
          </table:table-cell>
          <table:table-cell office:value-type="float" office:value="0.007501" calcext:value-type="float">
            <text:p>0.007501</text:p>
          </table:table-cell>
          <table:table-cell office:value-type="float" office:value="49.577145" calcext:value-type="float">
            <text:p>49.577145</text:p>
          </table:table-cell>
          <table:table-cell office:value-type="float" office:value="89.16139" calcext:value-type="float">
            <text:p>89.16139</text:p>
          </table:table-cell>
          <table:table-cell office:value-type="float" office:value="138.793077" calcext:value-type="float">
            <text:p>138.7930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2.892532" calcext:value-type="float">
            <text:p>92.892532</text:p>
          </table:table-cell>
          <table:table-cell office:value-type="float" office:value="6.058291" calcext:value-type="float">
            <text:p>6.058291</text:p>
          </table:table-cell>
          <table:table-cell office:value-type="float" office:value="92.893657" calcext:value-type="float">
            <text:p>92.893657</text:p>
          </table:table-cell>
          <table:table-cell office:value-type="float" office:value="0.008847" calcext:value-type="float">
            <text:p>0.008847</text:p>
          </table:table-cell>
          <table:table-cell office:value-type="float" office:value="33.249416" calcext:value-type="float">
            <text:p>33.249416</text:p>
          </table:table-cell>
          <table:table-cell office:value-type="float" office:value="59.577578" calcext:value-type="float">
            <text:p>59.577578</text:p>
          </table:table-cell>
          <table:table-cell office:value-type="float" office:value="92.893774" calcext:value-type="float">
            <text:p>92.8937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7.299063" calcext:value-type="float">
            <text:p>87.299063</text:p>
          </table:table-cell>
          <table:table-cell office:value-type="float" office:value="0.015297" calcext:value-type="float">
            <text:p>0.015297</text:p>
          </table:table-cell>
          <table:table-cell office:value-type="float" office:value="87.300572" calcext:value-type="float">
            <text:p>87.300572</text:p>
          </table:table-cell>
          <table:table-cell office:value-type="float" office:value="16.366017" calcext:value-type="float">
            <text:p>16.366017</text:p>
          </table:table-cell>
          <table:table-cell office:value-type="float" office:value="25.948821" calcext:value-type="float">
            <text:p>25.948821</text:p>
          </table:table-cell>
          <table:table-cell office:value-type="float" office:value="44.937076" calcext:value-type="float">
            <text:p>44.937076</text:p>
          </table:table-cell>
          <table:table-cell office:value-type="float" office:value="87.300688" calcext:value-type="float">
            <text:p>87.3006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9.970359" calcext:value-type="float">
            <text:p>89.970359</text:p>
          </table:table-cell>
          <table:table-cell office:value-type="float" office:value="0.009817" calcext:value-type="float">
            <text:p>0.009817</text:p>
          </table:table-cell>
          <table:table-cell office:value-type="float" office:value="89.971529" calcext:value-type="float">
            <text:p>89.971529</text:p>
          </table:table-cell>
          <table:table-cell office:value-type="float" office:value="28.345464" calcext:value-type="float">
            <text:p>28.345464</text:p>
          </table:table-cell>
          <table:table-cell office:value-type="float" office:value="22.263618" calcext:value-type="float">
            <text:p>22.263618</text:p>
          </table:table-cell>
          <table:table-cell office:value-type="float" office:value="39.305952" calcext:value-type="float">
            <text:p>39.305952</text:p>
          </table:table-cell>
          <table:table-cell office:value-type="float" office:value="89.97169" calcext:value-type="float">
            <text:p>89.971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0.508364" calcext:value-type="float">
            <text:p>90.508364</text:p>
          </table:table-cell>
          <table:table-cell office:value-type="float" office:value="0.007198" calcext:value-type="float">
            <text:p>0.007198</text:p>
          </table:table-cell>
          <table:table-cell office:value-type="float" office:value="90.509358" calcext:value-type="float">
            <text:p>90.509358</text:p>
          </table:table-cell>
          <table:table-cell office:value-type="float" office:value="39.742116" calcext:value-type="float">
            <text:p>39.742116</text:p>
          </table:table-cell>
          <table:table-cell office:value-type="float" office:value="18.53299" calcext:value-type="float">
            <text:p>18.53299</text:p>
          </table:table-cell>
          <table:table-cell office:value-type="float" office:value="32.170102" calcext:value-type="float">
            <text:p>32.170102</text:p>
          </table:table-cell>
          <table:table-cell office:value-type="float" office:value="90.509475" calcext:value-type="float">
            <text:p>90.5094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0.304272" calcext:value-type="float">
            <text:p>90.304272</text:p>
          </table:table-cell>
          <table:table-cell office:value-type="float" office:value="0.018984" calcext:value-type="float">
            <text:p>0.018984</text:p>
          </table:table-cell>
          <table:table-cell office:value-type="float" office:value="90.305136" calcext:value-type="float">
            <text:p>90.305136</text:p>
          </table:table-cell>
          <table:table-cell office:value-type="float" office:value="47.635958" calcext:value-type="float">
            <text:p>47.635958</text:p>
          </table:table-cell>
          <table:table-cell office:value-type="float" office:value="15.248777" calcext:value-type="float">
            <text:p>15.248777</text:p>
          </table:table-cell>
          <table:table-cell office:value-type="float" office:value="27.346334" calcext:value-type="float">
            <text:p>27.346334</text:p>
          </table:table-cell>
          <table:table-cell office:value-type="float" office:value="90.305317" calcext:value-type="float">
            <text:p>90.3053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0.350329" calcext:value-type="float">
            <text:p>90.350329</text:p>
          </table:table-cell>
          <table:table-cell office:value-type="float" office:value="0.006951" calcext:value-type="float">
            <text:p>0.006951</text:p>
          </table:table-cell>
          <table:table-cell office:value-type="float" office:value="90.351083" calcext:value-type="float">
            <text:p>90.351083</text:p>
          </table:table-cell>
          <table:table-cell office:value-type="float" office:value="52.102679" calcext:value-type="float">
            <text:p>52.102679</text:p>
          </table:table-cell>
          <table:table-cell office:value-type="float" office:value="14.112724" calcext:value-type="float">
            <text:p>14.112724</text:p>
          </table:table-cell>
          <table:table-cell office:value-type="float" office:value="24.050221" calcext:value-type="float">
            <text:p>24.050221</text:p>
          </table:table-cell>
          <table:table-cell office:value-type="float" office:value="90.351199" calcext:value-type="float">
            <text:p>90.3511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9.698812" calcext:value-type="float">
            <text:p>89.698812</text:p>
          </table:table-cell>
          <table:table-cell office:value-type="float" office:value="0.00837" calcext:value-type="float">
            <text:p>0.00837</text:p>
          </table:table-cell>
          <table:table-cell office:value-type="float" office:value="89.699494" calcext:value-type="float">
            <text:p>89.699494</text:p>
          </table:table-cell>
          <table:table-cell office:value-type="float" office:value="55.383577" calcext:value-type="float">
            <text:p>55.383577</text:p>
          </table:table-cell>
          <table:table-cell office:value-type="float" office:value="12.713814" calcext:value-type="float">
            <text:p>12.713814</text:p>
          </table:table-cell>
          <table:table-cell office:value-type="float" office:value="21.506118" calcext:value-type="float">
            <text:p>21.506118</text:p>
          </table:table-cell>
          <table:table-cell office:value-type="float" office:value="89.699615" calcext:value-type="float">
            <text:p>89.6996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0.000423" calcext:value-type="float">
            <text:p>280.000423</text:p>
          </table:table-cell>
          <table:table-cell office:value-type="float" office:value="201.268793" calcext:value-type="float">
            <text:p>201.268793</text:p>
          </table:table-cell>
          <table:table-cell office:value-type="float" office:value="280.003877" calcext:value-type="float">
            <text:p>280.003877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98.853981" calcext:value-type="float">
            <text:p>98.853981</text:p>
          </table:table-cell>
          <table:table-cell office:value-type="float" office:value="181.112954" calcext:value-type="float">
            <text:p>181.112954</text:p>
          </table:table-cell>
          <table:table-cell office:value-type="float" office:value="280.004042" calcext:value-type="float">
            <text:p>280.0040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9.94304" calcext:value-type="float">
            <text:p>139.94304</text:p>
          </table:table-cell>
          <table:table-cell office:value-type="float" office:value="60.625647" calcext:value-type="float">
            <text:p>60.625647</text:p>
          </table:table-cell>
          <table:table-cell office:value-type="float" office:value="139.944806" calcext:value-type="float">
            <text:p>139.944806</text:p>
          </table:table-cell>
          <table:table-cell office:value-type="float" office:value="0.007629" calcext:value-type="float">
            <text:p>0.007629</text:p>
          </table:table-cell>
          <table:table-cell office:value-type="float" office:value="49.806272" calcext:value-type="float">
            <text:p>49.806272</text:p>
          </table:table-cell>
          <table:table-cell office:value-type="float" office:value="90.083855" calcext:value-type="float">
            <text:p>90.083855</text:p>
          </table:table-cell>
          <table:table-cell office:value-type="float" office:value="139.944872" calcext:value-type="float">
            <text:p>139.9448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.612812" calcext:value-type="float">
            <text:p>94.612812</text:p>
          </table:table-cell>
          <table:table-cell office:value-type="float" office:value="14.447463" calcext:value-type="float">
            <text:p>14.447463</text:p>
          </table:table-cell>
          <table:table-cell office:value-type="float" office:value="94.614052" calcext:value-type="float">
            <text:p>94.614052</text:p>
          </table:table-cell>
          <table:table-cell office:value-type="float" office:value="0.007726" calcext:value-type="float">
            <text:p>0.007726</text:p>
          </table:table-cell>
          <table:table-cell office:value-type="float" office:value="33.807839" calcext:value-type="float">
            <text:p>33.807839</text:p>
          </table:table-cell>
          <table:table-cell office:value-type="float" office:value="60.738542" calcext:value-type="float">
            <text:p>60.738542</text:p>
          </table:table-cell>
          <table:table-cell office:value-type="float" office:value="94.614175" calcext:value-type="float">
            <text:p>94.6141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3.086323" calcext:value-type="float">
            <text:p>83.086323</text:p>
          </table:table-cell>
          <table:table-cell office:value-type="float" office:value="0.023779" calcext:value-type="float">
            <text:p>0.023779</text:p>
          </table:table-cell>
          <table:table-cell office:value-type="float" office:value="83.08777" calcext:value-type="float">
            <text:p>83.08777</text:p>
          </table:table-cell>
          <table:table-cell office:value-type="float" office:value="10.307446" calcext:value-type="float">
            <text:p>10.307446</text:p>
          </table:table-cell>
          <table:table-cell office:value-type="float" office:value="26.089161" calcext:value-type="float">
            <text:p>26.089161</text:p>
          </table:table-cell>
          <table:table-cell office:value-type="float" office:value="46.644719" calcext:value-type="float">
            <text:p>46.644719</text:p>
          </table:table-cell>
          <table:table-cell office:value-type="float" office:value="83.087928" calcext:value-type="float">
            <text:p>83.0879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.4974" calcext:value-type="float">
            <text:p>83.4974</text:p>
          </table:table-cell>
          <table:table-cell office:value-type="float" office:value="0.027198" calcext:value-type="float">
            <text:p>0.027198</text:p>
          </table:table-cell>
          <table:table-cell office:value-type="float" office:value="83.498602" calcext:value-type="float">
            <text:p>83.498602</text:p>
          </table:table-cell>
          <table:table-cell office:value-type="float" office:value="23.843487" calcext:value-type="float">
            <text:p>23.843487</text:p>
          </table:table-cell>
          <table:table-cell office:value-type="float" office:value="21.674597" calcext:value-type="float">
            <text:p>21.674597</text:p>
          </table:table-cell>
          <table:table-cell office:value-type="float" office:value="37.926804" calcext:value-type="float">
            <text:p>37.926804</text:p>
          </table:table-cell>
          <table:table-cell office:value-type="float" office:value="83.498718" calcext:value-type="float">
            <text:p>83.4987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3.50894" calcext:value-type="float">
            <text:p>83.50894</text:p>
          </table:table-cell>
          <table:table-cell office:value-type="float" office:value="0.046618" calcext:value-type="float">
            <text:p>0.046618</text:p>
          </table:table-cell>
          <table:table-cell office:value-type="float" office:value="83.509943" calcext:value-type="float">
            <text:p>83.509943</text:p>
          </table:table-cell>
          <table:table-cell office:value-type="float" office:value="32.013459" calcext:value-type="float">
            <text:p>32.013459</text:p>
          </table:table-cell>
          <table:table-cell office:value-type="float" office:value="18.711623" calcext:value-type="float">
            <text:p>18.711623</text:p>
          </table:table-cell>
          <table:table-cell office:value-type="float" office:value="32.712184" calcext:value-type="float">
            <text:p>32.712184</text:p>
          </table:table-cell>
          <table:table-cell office:value-type="float" office:value="83.510059" calcext:value-type="float">
            <text:p>83.5100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3.887706" calcext:value-type="float">
            <text:p>83.887706</text:p>
          </table:table-cell>
          <table:table-cell office:value-type="float" office:value="0.02091" calcext:value-type="float">
            <text:p>0.02091</text:p>
          </table:table-cell>
          <table:table-cell office:value-type="float" office:value="83.888565" calcext:value-type="float">
            <text:p>83.888565</text:p>
          </table:table-cell>
          <table:table-cell office:value-type="float" office:value="40.22648" calcext:value-type="float">
            <text:p>40.22648</text:p>
          </table:table-cell>
          <table:table-cell office:value-type="float" office:value="15.993813" calcext:value-type="float">
            <text:p>15.993813</text:p>
          </table:table-cell>
          <table:table-cell office:value-type="float" office:value="27.592918" calcext:value-type="float">
            <text:p>27.592918</text:p>
          </table:table-cell>
          <table:table-cell office:value-type="float" office:value="83.888677" calcext:value-type="float">
            <text:p>83.8886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3.314768" calcext:value-type="float">
            <text:p>83.314768</text:p>
          </table:table-cell>
          <table:table-cell office:value-type="float" office:value="0.008163" calcext:value-type="float">
            <text:p>0.008163</text:p>
          </table:table-cell>
          <table:table-cell office:value-type="float" office:value="83.315532" calcext:value-type="float">
            <text:p>83.315532</text:p>
          </table:table-cell>
          <table:table-cell office:value-type="float" office:value="45.609003" calcext:value-type="float">
            <text:p>45.609003</text:p>
          </table:table-cell>
          <table:table-cell office:value-type="float" office:value="13.516721" calcext:value-type="float">
            <text:p>13.516721</text:p>
          </table:table-cell>
          <table:table-cell office:value-type="float" office:value="24.104483" calcext:value-type="float">
            <text:p>24.104483</text:p>
          </table:table-cell>
          <table:table-cell office:value-type="float" office:value="83.315693" calcext:value-type="float">
            <text:p>83.3156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82.430039" calcext:value-type="float">
            <text:p>282.430039</text:p>
          </table:table-cell>
          <table:table-cell office:value-type="float" office:value="207.180314" calcext:value-type="float">
            <text:p>207.180314</text:p>
          </table:table-cell>
          <table:table-cell office:value-type="float" office:value="282.433401" calcext:value-type="float">
            <text:p>282.433401</text:p>
          </table:table-cell>
          <table:table-cell office:value-type="float" office:value="0.005494" calcext:value-type="float">
            <text:p>0.005494</text:p>
          </table:table-cell>
          <table:table-cell office:value-type="float" office:value="99.181837" calcext:value-type="float">
            <text:p>99.181837</text:p>
          </table:table-cell>
          <table:table-cell office:value-type="float" office:value="183.214197" calcext:value-type="float">
            <text:p>183.214197</text:p>
          </table:table-cell>
          <table:table-cell office:value-type="float" office:value="282.433561" calcext:value-type="float">
            <text:p>282.4335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3.049566" calcext:value-type="float">
            <text:p>143.049566</text:p>
          </table:table-cell>
          <table:table-cell office:value-type="float" office:value="67.392059" calcext:value-type="float">
            <text:p>67.392059</text:p>
          </table:table-cell>
          <table:table-cell office:value-type="float" office:value="143.051302" calcext:value-type="float">
            <text:p>143.051302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50.515668" calcext:value-type="float">
            <text:p>50.515668</text:p>
          </table:table-cell>
          <table:table-cell office:value-type="float" office:value="92.480878" calcext:value-type="float">
            <text:p>92.480878</text:p>
          </table:table-cell>
          <table:table-cell office:value-type="float" office:value="143.051416" calcext:value-type="float">
            <text:p>143.0514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7.295115" calcext:value-type="float">
            <text:p>97.295115</text:p>
          </table:table-cell>
          <table:table-cell office:value-type="float" office:value="20.306101" calcext:value-type="float">
            <text:p>20.306101</text:p>
          </table:table-cell>
          <table:table-cell office:value-type="float" office:value="97.296379" calcext:value-type="float">
            <text:p>97.296379</text:p>
          </table:table-cell>
          <table:table-cell office:value-type="float" office:value="0.010849" calcext:value-type="float">
            <text:p>0.010849</text:p>
          </table:table-cell>
          <table:table-cell office:value-type="float" office:value="34.51383" calcext:value-type="float">
            <text:p>34.51383</text:p>
          </table:table-cell>
          <table:table-cell office:value-type="float" office:value="62.71081" calcext:value-type="float">
            <text:p>62.71081</text:p>
          </table:table-cell>
          <table:table-cell office:value-type="float" office:value="97.296543" calcext:value-type="float">
            <text:p>97.2965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9.52105" calcext:value-type="float">
            <text:p>79.52105</text:p>
          </table:table-cell>
          <table:table-cell office:value-type="float" office:value="0.04523" calcext:value-type="float">
            <text:p>0.04523</text:p>
          </table:table-cell>
          <table:table-cell office:value-type="float" office:value="79.522487" calcext:value-type="float">
            <text:p>79.522487</text:p>
          </table:table-cell>
          <table:table-cell office:value-type="float" office:value="5.220992" calcext:value-type="float">
            <text:p>5.220992</text:p>
          </table:table-cell>
          <table:table-cell office:value-type="float" office:value="27.107553" calcext:value-type="float">
            <text:p>27.107553</text:p>
          </table:table-cell>
          <table:table-cell office:value-type="float" office:value="47.146791" calcext:value-type="float">
            <text:p>47.146791</text:p>
          </table:table-cell>
          <table:table-cell office:value-type="float" office:value="79.522604" calcext:value-type="float">
            <text:p>79.5226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9.961072" calcext:value-type="float">
            <text:p>79.961072</text:p>
          </table:table-cell>
          <table:table-cell office:value-type="float" office:value="0.097555" calcext:value-type="float">
            <text:p>0.097555</text:p>
          </table:table-cell>
          <table:table-cell office:value-type="float" office:value="79.962317" calcext:value-type="float">
            <text:p>79.962317</text:p>
          </table:table-cell>
          <table:table-cell office:value-type="float" office:value="20.104789" calcext:value-type="float">
            <text:p>20.104789</text:p>
          </table:table-cell>
          <table:table-cell office:value-type="float" office:value="21.733561" calcext:value-type="float">
            <text:p>21.733561</text:p>
          </table:table-cell>
          <table:table-cell office:value-type="float" office:value="38.069037" calcext:value-type="float">
            <text:p>38.069037</text:p>
          </table:table-cell>
          <table:table-cell office:value-type="float" office:value="79.962436" calcext:value-type="float">
            <text:p>79.9624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9.6547" calcext:value-type="float">
            <text:p>79.6547</text:p>
          </table:table-cell>
          <table:table-cell office:value-type="float" office:value="0.020418" calcext:value-type="float">
            <text:p>0.020418</text:p>
          </table:table-cell>
          <table:table-cell office:value-type="float" office:value="79.655711" calcext:value-type="float">
            <text:p>79.655711</text:p>
          </table:table-cell>
          <table:table-cell office:value-type="float" office:value="29.241903" calcext:value-type="float">
            <text:p>29.241903</text:p>
          </table:table-cell>
          <table:table-cell office:value-type="float" office:value="18.204774" calcext:value-type="float">
            <text:p>18.204774</text:p>
          </table:table-cell>
          <table:table-cell office:value-type="float" office:value="32.143579" calcext:value-type="float">
            <text:p>32.143579</text:p>
          </table:table-cell>
          <table:table-cell office:value-type="float" office:value="79.655835" calcext:value-type="float">
            <text:p>79.655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9.525523" calcext:value-type="float">
            <text:p>79.525523</text:p>
          </table:table-cell>
          <table:table-cell office:value-type="float" office:value="0.032235" calcext:value-type="float">
            <text:p>0.032235</text:p>
          </table:table-cell>
          <table:table-cell office:value-type="float" office:value="79.526413" calcext:value-type="float">
            <text:p>79.526413</text:p>
          </table:table-cell>
          <table:table-cell office:value-type="float" office:value="36.095911" calcext:value-type="float">
            <text:p>36.095911</text:p>
          </table:table-cell>
          <table:table-cell office:value-type="float" office:value="15.788611" calcext:value-type="float">
            <text:p>15.788611</text:p>
          </table:table-cell>
          <table:table-cell office:value-type="float" office:value="27.566572" calcext:value-type="float">
            <text:p>27.566572</text:p>
          </table:table-cell>
          <table:table-cell office:value-type="float" office:value="79.52654" calcext:value-type="float">
            <text:p>79.526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86.799684" calcext:value-type="float">
            <text:p>286.799684</text:p>
          </table:table-cell>
          <table:table-cell office:value-type="float" office:value="212.798842" calcext:value-type="float">
            <text:p>212.798842</text:p>
          </table:table-cell>
          <table:table-cell office:value-type="float" office:value="286.803051" calcext:value-type="float">
            <text:p>286.803051</text:p>
          </table:table-cell>
          <table:table-cell office:value-type="float" office:value="0.005643" calcext:value-type="float">
            <text:p>0.005643</text:p>
          </table:table-cell>
          <table:table-cell office:value-type="float" office:value="100.407324" calcext:value-type="float">
            <text:p>100.407324</text:p>
          </table:table-cell>
          <table:table-cell office:value-type="float" office:value="186.358735" calcext:value-type="float">
            <text:p>186.358735</text:p>
          </table:table-cell>
          <table:table-cell office:value-type="float" office:value="286.803169" calcext:value-type="float">
            <text:p>286.8031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7.845925" calcext:value-type="float">
            <text:p>147.845925</text:p>
          </table:table-cell>
          <table:table-cell office:value-type="float" office:value="73.221539" calcext:value-type="float">
            <text:p>73.221539</text:p>
          </table:table-cell>
          <table:table-cell office:value-type="float" office:value="147.84768" calcext:value-type="float">
            <text:p>147.84768</text:p>
          </table:table-cell>
          <table:table-cell office:value-type="float" office:value="0.006917" calcext:value-type="float">
            <text:p>0.006917</text:p>
          </table:table-cell>
          <table:table-cell office:value-type="float" office:value="51.86762" calcext:value-type="float">
            <text:p>51.86762</text:p>
          </table:table-cell>
          <table:table-cell office:value-type="float" office:value="95.926577" calcext:value-type="float">
            <text:p>95.926577</text:p>
          </table:table-cell>
          <table:table-cell office:value-type="float" office:value="147.847801" calcext:value-type="float">
            <text:p>147.8478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8.555772" calcext:value-type="float">
            <text:p>98.555772</text:p>
          </table:table-cell>
          <table:table-cell office:value-type="float" office:value="24.126289" calcext:value-type="float">
            <text:p>24.126289</text:p>
          </table:table-cell>
          <table:table-cell office:value-type="float" office:value="98.557008" calcext:value-type="float">
            <text:p>98.557008</text:p>
          </table:table-cell>
          <table:table-cell office:value-type="float" office:value="0.00821" calcext:value-type="float">
            <text:p>0.00821</text:p>
          </table:table-cell>
          <table:table-cell office:value-type="float" office:value="34.815843" calcext:value-type="float">
            <text:p>34.815843</text:p>
          </table:table-cell>
          <table:table-cell office:value-type="float" office:value="63.674978" calcext:value-type="float">
            <text:p>63.674978</text:p>
          </table:table-cell>
          <table:table-cell office:value-type="float" office:value="98.55712" calcext:value-type="float">
            <text:p>98.557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7.34478" calcext:value-type="float">
            <text:p>77.34478</text:p>
          </table:table-cell>
          <table:table-cell office:value-type="float" office:value="0.063561" calcext:value-type="float">
            <text:p>0.063561</text:p>
          </table:table-cell>
          <table:table-cell office:value-type="float" office:value="77.346264" calcext:value-type="float">
            <text:p>77.346264</text:p>
          </table:table-cell>
          <table:table-cell office:value-type="float" office:value="2.761726" calcext:value-type="float">
            <text:p>2.761726</text:p>
          </table:table-cell>
          <table:table-cell office:value-type="float" office:value="27.209461" calcext:value-type="float">
            <text:p>27.209461</text:p>
          </table:table-cell>
          <table:table-cell office:value-type="float" office:value="47.328597" calcext:value-type="float">
            <text:p>47.328597</text:p>
          </table:table-cell>
          <table:table-cell office:value-type="float" office:value="77.346377" calcext:value-type="float">
            <text:p>77.3463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7.078083" calcext:value-type="float">
            <text:p>77.078083</text:p>
          </table:table-cell>
          <table:table-cell office:value-type="float" office:value="0.248712" calcext:value-type="float">
            <text:p>0.248712</text:p>
          </table:table-cell>
          <table:table-cell office:value-type="float" office:value="77.079281" calcext:value-type="float">
            <text:p>77.079281</text:p>
          </table:table-cell>
          <table:table-cell office:value-type="float" office:value="16.686815" calcext:value-type="float">
            <text:p>16.686815</text:p>
          </table:table-cell>
          <table:table-cell office:value-type="float" office:value="21.732023" calcext:value-type="float">
            <text:p>21.732023</text:p>
          </table:table-cell>
          <table:table-cell office:value-type="float" office:value="38.60528" calcext:value-type="float">
            <text:p>38.60528</text:p>
          </table:table-cell>
          <table:table-cell office:value-type="float" office:value="77.079399" calcext:value-type="float">
            <text:p>77.0793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6.8544" calcext:value-type="float">
            <text:p>76.8544</text:p>
          </table:table-cell>
          <table:table-cell office:value-type="float" office:value="0.045958" calcext:value-type="float">
            <text:p>0.045958</text:p>
          </table:table-cell>
          <table:table-cell office:value-type="float" office:value="76.855399" calcext:value-type="float">
            <text:p>76.855399</text:p>
          </table:table-cell>
          <table:table-cell office:value-type="float" office:value="26.52769" calcext:value-type="float">
            <text:p>26.52769</text:p>
          </table:table-cell>
          <table:table-cell office:value-type="float" office:value="18.31455" calcext:value-type="float">
            <text:p>18.31455</text:p>
          </table:table-cell>
          <table:table-cell office:value-type="float" office:value="31.950368" calcext:value-type="float">
            <text:p>31.950368</text:p>
          </table:table-cell>
          <table:table-cell office:value-type="float" office:value="76.855513" calcext:value-type="float">
            <text:p>76.8555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4.940355" calcext:value-type="float">
            <text:p>294.940355</text:p>
          </table:table-cell>
          <table:table-cell office:value-type="float" office:value="222.326018" calcext:value-type="float">
            <text:p>222.326018</text:p>
          </table:table-cell>
          <table:table-cell office:value-type="float" office:value="294.943724" calcext:value-type="float">
            <text:p>294.943724</text:p>
          </table:table-cell>
          <table:table-cell office:value-type="float" office:value="0.005064" calcext:value-type="float">
            <text:p>0.005064</text:p>
          </table:table-cell>
          <table:table-cell office:value-type="float" office:value="102.837167" calcext:value-type="float">
            <text:p>102.837167</text:p>
          </table:table-cell>
          <table:table-cell office:value-type="float" office:value="192.068355" calcext:value-type="float">
            <text:p>192.068355</text:p>
          </table:table-cell>
          <table:table-cell office:value-type="float" office:value="294.943841" calcext:value-type="float">
            <text:p>294.9438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9.701785" calcext:value-type="float">
            <text:p>149.701785</text:p>
          </table:table-cell>
          <table:table-cell office:value-type="float" office:value="76.583722" calcext:value-type="float">
            <text:p>76.583722</text:p>
          </table:table-cell>
          <table:table-cell office:value-type="float" office:value="149.703543" calcext:value-type="float">
            <text:p>149.703543</text:p>
          </table:table-cell>
          <table:table-cell office:value-type="float" office:value="0.006576" calcext:value-type="float">
            <text:p>0.006576</text:p>
          </table:table-cell>
          <table:table-cell office:value-type="float" office:value="52.237144" calcext:value-type="float">
            <text:p>52.237144</text:p>
          </table:table-cell>
          <table:table-cell office:value-type="float" office:value="97.409117" calcext:value-type="float">
            <text:p>97.409117</text:p>
          </table:table-cell>
          <table:table-cell office:value-type="float" office:value="149.703658" calcext:value-type="float">
            <text:p>149.7036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9.087293" calcext:value-type="float">
            <text:p>99.087293</text:p>
          </table:table-cell>
          <table:table-cell office:value-type="float" office:value="26.760225" calcext:value-type="float">
            <text:p>26.760225</text:p>
          </table:table-cell>
          <table:table-cell office:value-type="float" office:value="99.088523" calcext:value-type="float">
            <text:p>99.088523</text:p>
          </table:table-cell>
          <table:table-cell office:value-type="float" office:value="0.011207" calcext:value-type="float">
            <text:p>0.011207</text:p>
          </table:table-cell>
          <table:table-cell office:value-type="float" office:value="34.843507" calcext:value-type="float">
            <text:p>34.843507</text:p>
          </table:table-cell>
          <table:table-cell office:value-type="float" office:value="64.172511" calcext:value-type="float">
            <text:p>64.172511</text:p>
          </table:table-cell>
          <table:table-cell office:value-type="float" office:value="99.088641" calcext:value-type="float">
            <text:p>99.0886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4.981367" calcext:value-type="float">
            <text:p>74.981367</text:p>
          </table:table-cell>
          <table:table-cell office:value-type="float" office:value="3.061568" calcext:value-type="float">
            <text:p>3.061568</text:p>
          </table:table-cell>
          <table:table-cell office:value-type="float" office:value="74.982314" calcext:value-type="float">
            <text:p>74.982314</text:p>
          </table:table-cell>
          <table:table-cell office:value-type="float" office:value="0.008842" calcext:value-type="float">
            <text:p>0.008842</text:p>
          </table:table-cell>
          <table:table-cell office:value-type="float" office:value="26.473393" calcext:value-type="float">
            <text:p>26.473393</text:p>
          </table:table-cell>
          <table:table-cell office:value-type="float" office:value="48.441476" calcext:value-type="float">
            <text:p>48.441476</text:p>
          </table:table-cell>
          <table:table-cell office:value-type="float" office:value="74.982458" calcext:value-type="float">
            <text:p>74.9824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5.316121" calcext:value-type="float">
            <text:p>75.316121</text:p>
          </table:table-cell>
          <table:table-cell office:value-type="float" office:value="0.0649" calcext:value-type="float">
            <text:p>0.0649</text:p>
          </table:table-cell>
          <table:table-cell office:value-type="float" office:value="75.31735" calcext:value-type="float">
            <text:p>75.31735</text:p>
          </table:table-cell>
          <table:table-cell office:value-type="float" office:value="14.527067" calcext:value-type="float">
            <text:p>14.527067</text:p>
          </table:table-cell>
          <table:table-cell office:value-type="float" office:value="22.187737" calcext:value-type="float">
            <text:p>22.187737</text:p>
          </table:table-cell>
          <table:table-cell office:value-type="float" office:value="38.545423" calcext:value-type="float">
            <text:p>38.545423</text:p>
          </table:table-cell>
          <table:table-cell office:value-type="float" office:value="75.317516" calcext:value-type="float">
            <text:p>75.3175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00.338135" calcext:value-type="float">
            <text:p>300.338135</text:p>
          </table:table-cell>
          <table:table-cell office:value-type="float" office:value="228.769377" calcext:value-type="float">
            <text:p>228.769377</text:p>
          </table:table-cell>
          <table:table-cell office:value-type="float" office:value="300.341484" calcext:value-type="float">
            <text:p>300.341484</text:p>
          </table:table-cell>
          <table:table-cell office:value-type="float" office:value="0.005335" calcext:value-type="float">
            <text:p>0.005335</text:p>
          </table:table-cell>
          <table:table-cell office:value-type="float" office:value="104.695482" calcext:value-type="float">
            <text:p>104.695482</text:p>
          </table:table-cell>
          <table:table-cell office:value-type="float" office:value="195.606581" calcext:value-type="float">
            <text:p>195.606581</text:p>
          </table:table-cell>
          <table:table-cell office:value-type="float" office:value="300.341602" calcext:value-type="float">
            <text:p>300.3416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.903549" calcext:value-type="float">
            <text:p>150.903549</text:p>
          </table:table-cell>
          <table:table-cell office:value-type="float" office:value="79.672505" calcext:value-type="float">
            <text:p>79.672505</text:p>
          </table:table-cell>
          <table:table-cell office:value-type="float" office:value="150.905432" calcext:value-type="float">
            <text:p>150.905432</text:p>
          </table:table-cell>
          <table:table-cell office:value-type="float" office:value="0.007284" calcext:value-type="float">
            <text:p>0.007284</text:p>
          </table:table-cell>
          <table:table-cell office:value-type="float" office:value="52.49965" calcext:value-type="float">
            <text:p>52.49965</text:p>
          </table:table-cell>
          <table:table-cell office:value-type="float" office:value="98.346075" calcext:value-type="float">
            <text:p>98.346075</text:p>
          </table:table-cell>
          <table:table-cell office:value-type="float" office:value="150.905593" calcext:value-type="float">
            <text:p>150.9055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9.798671" calcext:value-type="float">
            <text:p>99.798671</text:p>
          </table:table-cell>
          <table:table-cell office:value-type="float" office:value="28.878459" calcext:value-type="float">
            <text:p>28.878459</text:p>
          </table:table-cell>
          <table:table-cell office:value-type="float" office:value="99.799898" calcext:value-type="float">
            <text:p>99.799898</text:p>
          </table:table-cell>
          <table:table-cell office:value-type="float" office:value="0.010237" calcext:value-type="float">
            <text:p>0.010237</text:p>
          </table:table-cell>
          <table:table-cell office:value-type="float" office:value="34.915022" calcext:value-type="float">
            <text:p>34.915022</text:p>
          </table:table-cell>
          <table:table-cell office:value-type="float" office:value="64.816221" calcext:value-type="float">
            <text:p>64.816221</text:p>
          </table:table-cell>
          <table:table-cell office:value-type="float" office:value="99.800019" calcext:value-type="float">
            <text:p>99.8000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5.541853" calcext:value-type="float">
            <text:p>75.541853</text:p>
          </table:table-cell>
          <table:table-cell office:value-type="float" office:value="4.605461" calcext:value-type="float">
            <text:p>4.605461</text:p>
          </table:table-cell>
          <table:table-cell office:value-type="float" office:value="75.542832" calcext:value-type="float">
            <text:p>75.542832</text:p>
          </table:table-cell>
          <table:table-cell office:value-type="float" office:value="0.010982" calcext:value-type="float">
            <text:p>0.010982</text:p>
          </table:table-cell>
          <table:table-cell office:value-type="float" office:value="26.599779" calcext:value-type="float">
            <text:p>26.599779</text:p>
          </table:table-cell>
          <table:table-cell office:value-type="float" office:value="48.869385" calcext:value-type="float">
            <text:p>48.869385</text:p>
          </table:table-cell>
          <table:table-cell office:value-type="float" office:value="75.542948" calcext:value-type="float">
            <text:p>75.5429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1.040286" calcext:value-type="float">
            <text:p>301.040286</text:p>
          </table:table-cell>
          <table:table-cell office:value-type="float" office:value="231.57151" calcext:value-type="float">
            <text:p>231.57151</text:p>
          </table:table-cell>
          <table:table-cell office:value-type="float" office:value="301.043746" calcext:value-type="float">
            <text:p>301.043746</text:p>
          </table:table-cell>
          <table:table-cell office:value-type="float" office:value="0.005502" calcext:value-type="float">
            <text:p>0.005502</text:p>
          </table:table-cell>
          <table:table-cell office:value-type="float" office:value="104.604349" calcext:value-type="float">
            <text:p>104.604349</text:p>
          </table:table-cell>
          <table:table-cell office:value-type="float" office:value="196.383627" calcext:value-type="float">
            <text:p>196.383627</text:p>
          </table:table-cell>
          <table:table-cell office:value-type="float" office:value="301.043901" calcext:value-type="float">
            <text:p>301.0439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1.395985" calcext:value-type="float">
            <text:p>151.395985</text:p>
          </table:table-cell>
          <table:table-cell office:value-type="float" office:value="81.659583" calcext:value-type="float">
            <text:p>81.659583</text:p>
          </table:table-cell>
          <table:table-cell office:value-type="float" office:value="151.397715" calcext:value-type="float">
            <text:p>151.397715</text:p>
          </table:table-cell>
          <table:table-cell office:value-type="float" office:value="0.007408" calcext:value-type="float">
            <text:p>0.007408</text:p>
          </table:table-cell>
          <table:table-cell office:value-type="float" office:value="52.419606" calcext:value-type="float">
            <text:p>52.419606</text:p>
          </table:table-cell>
          <table:table-cell office:value-type="float" office:value="98.920532" calcext:value-type="float">
            <text:p>98.920532</text:p>
          </table:table-cell>
          <table:table-cell office:value-type="float" office:value="151.397782" calcext:value-type="float">
            <text:p>151.3977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1.184581" calcext:value-type="float">
            <text:p>101.184581</text:p>
          </table:table-cell>
          <table:table-cell office:value-type="float" office:value="31.940667" calcext:value-type="float">
            <text:p>31.940667</text:p>
          </table:table-cell>
          <table:table-cell office:value-type="float" office:value="101.185959" calcext:value-type="float">
            <text:p>101.185959</text:p>
          </table:table-cell>
          <table:table-cell office:value-type="float" office:value="0.010675" calcext:value-type="float">
            <text:p>0.010675</text:p>
          </table:table-cell>
          <table:table-cell office:value-type="float" office:value="35.191466" calcext:value-type="float">
            <text:p>35.191466</text:p>
          </table:table-cell>
          <table:table-cell office:value-type="float" office:value="65.925142" calcext:value-type="float">
            <text:p>65.925142</text:p>
          </table:table-cell>
          <table:table-cell office:value-type="float" office:value="101.186095" calcext:value-type="float">
            <text:p>101.1860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1.998552" calcext:value-type="float">
            <text:p>301.998552</text:p>
          </table:table-cell>
          <table:table-cell office:value-type="float" office:value="233.851476" calcext:value-type="float">
            <text:p>233.851476</text:p>
          </table:table-cell>
          <table:table-cell office:value-type="float" office:value="302.001855" calcext:value-type="float">
            <text:p>302.001855</text:p>
          </table:table-cell>
          <table:table-cell office:value-type="float" office:value="0.005209" calcext:value-type="float">
            <text:p>0.005209</text:p>
          </table:table-cell>
          <table:table-cell office:value-type="float" office:value="104.485672" calcext:value-type="float">
            <text:p>104.485672</text:p>
          </table:table-cell>
          <table:table-cell office:value-type="float" office:value="197.477475" calcext:value-type="float">
            <text:p>197.477475</text:p>
          </table:table-cell>
          <table:table-cell office:value-type="float" office:value="302.002003" calcext:value-type="float">
            <text:p>302.0020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2.352255" calcext:value-type="float">
            <text:p>152.352255</text:p>
          </table:table-cell>
          <table:table-cell office:value-type="float" office:value="84.234274" calcext:value-type="float">
            <text:p>84.234274</text:p>
          </table:table-cell>
          <table:table-cell office:value-type="float" office:value="152.354023" calcext:value-type="float">
            <text:p>152.354023</text:p>
          </table:table-cell>
          <table:table-cell office:value-type="float" office:value="0.037519" calcext:value-type="float">
            <text:p>0.037519</text:p>
          </table:table-cell>
          <table:table-cell office:value-type="float" office:value="52.467416" calcext:value-type="float">
            <text:p>52.467416</text:p>
          </table:table-cell>
          <table:table-cell office:value-type="float" office:value="99.798978" calcext:value-type="float">
            <text:p>99.798978</text:p>
          </table:table-cell>
          <table:table-cell office:value-type="float" office:value="152.354146" calcext:value-type="float">
            <text:p>152.3541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2.877831" calcext:value-type="float">
            <text:p>302.877831</text:p>
          </table:table-cell>
          <table:table-cell office:value-type="float" office:value="236.056548" calcext:value-type="float">
            <text:p>236.056548</text:p>
          </table:table-cell>
          <table:table-cell office:value-type="float" office:value="302.881326" calcext:value-type="float">
            <text:p>302.881326</text:p>
          </table:table-cell>
          <table:table-cell office:value-type="float" office:value="0.006106" calcext:value-type="float">
            <text:p>0.006106</text:p>
          </table:table-cell>
          <table:table-cell office:value-type="float" office:value="104.685589" calcext:value-type="float">
            <text:p>104.685589</text:p>
          </table:table-cell>
          <table:table-cell office:value-type="float" office:value="198.157343" calcext:value-type="float">
            <text:p>198.157343</text:p>
          </table:table-cell>
          <table:table-cell office:value-type="float" office:value="302.881489" calcext:value-type="float">
            <text:p>302.8814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7.438096" calcext:value-type="float">
            <text:p>377.438096</text:p>
          </table:table-cell>
          <table:table-cell office:value-type="float" office:value="0.005386" calcext:value-type="float">
            <text:p>0.005386</text:p>
          </table:table-cell>
          <table:table-cell office:value-type="float" office:value="377.443259" calcext:value-type="float">
            <text:p>377.443259</text:p>
          </table:table-cell>
          <table:table-cell office:value-type="float" office:value="289.102766" calcext:value-type="float">
            <text:p>289.102766</text:p>
          </table:table-cell>
          <table:table-cell office:value-type="float" office:value="30.759481" calcext:value-type="float">
            <text:p>30.759481</text:p>
          </table:table-cell>
          <table:table-cell office:value-type="float" office:value="57.571483" calcext:value-type="float">
            <text:p>57.571483</text:p>
          </table:table-cell>
          <table:table-cell office:value-type="float" office:value="377.443403" calcext:value-type="float">
            <text:p>377.443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2.168739" calcext:value-type="float">
            <text:p>382.168739</text:p>
          </table:table-cell>
          <table:table-cell office:value-type="float" office:value="0.005871" calcext:value-type="float">
            <text:p>0.005871</text:p>
          </table:table-cell>
          <table:table-cell office:value-type="float" office:value="382.171426" calcext:value-type="float">
            <text:p>382.171426</text:p>
          </table:table-cell>
          <table:table-cell office:value-type="float" office:value="336.626585" calcext:value-type="float">
            <text:p>336.626585</text:p>
          </table:table-cell>
          <table:table-cell office:value-type="float" office:value="17.032578" calcext:value-type="float">
            <text:p>17.032578</text:p>
          </table:table-cell>
          <table:table-cell office:value-type="float" office:value="28.49532" calcext:value-type="float">
            <text:p>28.49532</text:p>
          </table:table-cell>
          <table:table-cell office:value-type="float" office:value="382.171564" calcext:value-type="float">
            <text:p>382.1715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2.900734" calcext:value-type="float">
            <text:p>382.900734</text:p>
          </table:table-cell>
          <table:table-cell office:value-type="float" office:value="0.008235" calcext:value-type="float">
            <text:p>0.008235</text:p>
          </table:table-cell>
          <table:table-cell office:value-type="float" office:value="382.902569" calcext:value-type="float">
            <text:p>382.902569</text:p>
          </table:table-cell>
          <table:table-cell office:value-type="float" office:value="351.827978" calcext:value-type="float">
            <text:p>351.827978</text:p>
          </table:table-cell>
          <table:table-cell office:value-type="float" office:value="12.094166" calcext:value-type="float">
            <text:p>12.094166</text:p>
          </table:table-cell>
          <table:table-cell office:value-type="float" office:value="18.96109" calcext:value-type="float">
            <text:p>18.96109</text:p>
          </table:table-cell>
          <table:table-cell office:value-type="float" office:value="382.902734" calcext:value-type="float">
            <text:p>382.9027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2.921692" calcext:value-type="float">
            <text:p>382.921692</text:p>
          </table:table-cell>
          <table:table-cell office:value-type="float" office:value="0.005644" calcext:value-type="float">
            <text:p>0.005644</text:p>
          </table:table-cell>
          <table:table-cell office:value-type="float" office:value="382.923104" calcext:value-type="float">
            <text:p>382.923104</text:p>
          </table:table-cell>
          <table:table-cell office:value-type="float" office:value="358.959291" calcext:value-type="float">
            <text:p>358.959291</text:p>
          </table:table-cell>
          <table:table-cell office:value-type="float" office:value="9.670944" calcext:value-type="float">
            <text:p>9.670944</text:p>
          </table:table-cell>
          <table:table-cell office:value-type="float" office:value="14.273011" calcext:value-type="float">
            <text:p>14.273011</text:p>
          </table:table-cell>
          <table:table-cell office:value-type="float" office:value="382.923269" calcext:value-type="float">
            <text:p>382.9232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84.475474" calcext:value-type="float">
            <text:p>384.475474</text:p>
          </table:table-cell>
          <table:table-cell office:value-type="float" office:value="0.007066" calcext:value-type="float">
            <text:p>0.007066</text:p>
          </table:table-cell>
          <table:table-cell office:value-type="float" office:value="384.476643" calcext:value-type="float">
            <text:p>384.476643</text:p>
          </table:table-cell>
          <table:table-cell office:value-type="float" office:value="364.738167" calcext:value-type="float">
            <text:p>364.738167</text:p>
          </table:table-cell>
          <table:table-cell office:value-type="float" office:value="8.236315" calcext:value-type="float">
            <text:p>8.236315</text:p>
          </table:table-cell>
          <table:table-cell office:value-type="float" office:value="11.477628" calcext:value-type="float">
            <text:p>11.477628</text:p>
          </table:table-cell>
          <table:table-cell office:value-type="float" office:value="384.476812" calcext:value-type="float">
            <text:p>384.4768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88.219375" calcext:value-type="float">
            <text:p>388.219375</text:p>
          </table:table-cell>
          <table:table-cell office:value-type="float" office:value="0.00693" calcext:value-type="float">
            <text:p>0.00693</text:p>
          </table:table-cell>
          <table:table-cell office:value-type="float" office:value="388.220371" calcext:value-type="float">
            <text:p>388.220371</text:p>
          </table:table-cell>
          <table:table-cell office:value-type="float" office:value="371.22466" calcext:value-type="float">
            <text:p>371.22466</text:p>
          </table:table-cell>
          <table:table-cell office:value-type="float" office:value="7.2758" calcext:value-type="float">
            <text:p>7.2758</text:p>
          </table:table-cell>
          <table:table-cell office:value-type="float" office:value="9.693476" calcext:value-type="float">
            <text:p>9.693476</text:p>
          </table:table-cell>
          <table:table-cell office:value-type="float" office:value="388.220546" calcext:value-type="float">
            <text:p>388.2205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95.454427" calcext:value-type="float">
            <text:p>395.454427</text:p>
          </table:table-cell>
          <table:table-cell office:value-type="float" office:value="0.006514" calcext:value-type="float">
            <text:p>0.006514</text:p>
          </table:table-cell>
          <table:table-cell office:value-type="float" office:value="395.455406" calcext:value-type="float">
            <text:p>395.455406</text:p>
          </table:table-cell>
          <table:table-cell office:value-type="float" office:value="380.081866" calcext:value-type="float">
            <text:p>380.081866</text:p>
          </table:table-cell>
          <table:table-cell office:value-type="float" office:value="6.68389" calcext:value-type="float">
            <text:p>6.68389</text:p>
          </table:table-cell>
          <table:table-cell office:value-type="float" office:value="8.660775" calcext:value-type="float">
            <text:p>8.660775</text:p>
          </table:table-cell>
          <table:table-cell office:value-type="float" office:value="395.455526" calcext:value-type="float">
            <text:p>395.4555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96.297605" calcext:value-type="float">
            <text:p>396.297605</text:p>
          </table:table-cell>
          <table:table-cell office:value-type="float" office:value="0.005744" calcext:value-type="float">
            <text:p>0.005744</text:p>
          </table:table-cell>
          <table:table-cell office:value-type="float" office:value="396.298526" calcext:value-type="float">
            <text:p>396.298526</text:p>
          </table:table-cell>
          <table:table-cell office:value-type="float" office:value="382.482714" calcext:value-type="float">
            <text:p>382.482714</text:p>
          </table:table-cell>
          <table:table-cell office:value-type="float" office:value="6.140485" calcext:value-type="float">
            <text:p>6.140485</text:p>
          </table:table-cell>
          <table:table-cell office:value-type="float" office:value="7.644559" calcext:value-type="float">
            <text:p>7.644559</text:p>
          </table:table-cell>
          <table:table-cell office:value-type="float" office:value="396.298703" calcext:value-type="float">
            <text:p>396.2987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97.097965" calcext:value-type="float">
            <text:p>397.097965</text:p>
          </table:table-cell>
          <table:table-cell office:value-type="float" office:value="0.007013" calcext:value-type="float">
            <text:p>0.007013</text:p>
          </table:table-cell>
          <table:table-cell office:value-type="float" office:value="397.098731" calcext:value-type="float">
            <text:p>397.098731</text:p>
          </table:table-cell>
          <table:table-cell office:value-type="float" office:value="384.444657" calcext:value-type="float">
            <text:p>384.444657</text:p>
          </table:table-cell>
          <table:table-cell office:value-type="float" office:value="5.730431" calcext:value-type="float">
            <text:p>5.730431</text:p>
          </table:table-cell>
          <table:table-cell office:value-type="float" office:value="6.890761" calcext:value-type="float">
            <text:p>6.890761</text:p>
          </table:table-cell>
          <table:table-cell office:value-type="float" office:value="397.098877" calcext:value-type="float">
            <text:p>397.0988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01.212522" calcext:value-type="float">
            <text:p>401.212522</text:p>
          </table:table-cell>
          <table:table-cell office:value-type="float" office:value="0.006377" calcext:value-type="float">
            <text:p>0.006377</text:p>
          </table:table-cell>
          <table:table-cell office:value-type="float" office:value="401.21326" calcext:value-type="float">
            <text:p>401.21326</text:p>
          </table:table-cell>
          <table:table-cell office:value-type="float" office:value="389.423061" calcext:value-type="float">
            <text:p>389.423061</text:p>
          </table:table-cell>
          <table:table-cell office:value-type="float" office:value="5.445746" calcext:value-type="float">
            <text:p>5.445746</text:p>
          </table:table-cell>
          <table:table-cell office:value-type="float" office:value="6.306984" calcext:value-type="float">
            <text:p>6.306984</text:p>
          </table:table-cell>
          <table:table-cell office:value-type="float" office:value="401.213375" calcext:value-type="float">
            <text:p>401.2133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03.684581" calcext:value-type="float">
            <text:p>403.684581</text:p>
          </table:table-cell>
          <table:table-cell office:value-type="float" office:value="0.007107" calcext:value-type="float">
            <text:p>0.007107</text:p>
          </table:table-cell>
          <table:table-cell office:value-type="float" office:value="403.68531" calcext:value-type="float">
            <text:p>403.68531</text:p>
          </table:table-cell>
          <table:table-cell office:value-type="float" office:value="392.531116" calcext:value-type="float">
            <text:p>392.531116</text:p>
          </table:table-cell>
          <table:table-cell office:value-type="float" office:value="5.169034" calcext:value-type="float">
            <text:p>5.169034</text:p>
          </table:table-cell>
          <table:table-cell office:value-type="float" office:value="5.944935" calcext:value-type="float">
            <text:p>5.944935</text:p>
          </table:table-cell>
          <table:table-cell office:value-type="float" office:value="403.685473" calcext:value-type="float">
            <text:p>403.6854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11.069635" calcext:value-type="float">
            <text:p>411.069635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411.070298" calcext:value-type="float">
            <text:p>411.070298</text:p>
          </table:table-cell>
          <table:table-cell office:value-type="float" office:value="400.320021" calcext:value-type="float">
            <text:p>400.320021</text:p>
          </table:table-cell>
          <table:table-cell office:value-type="float" office:value="5.065765" calcext:value-type="float">
            <text:p>5.065765</text:p>
          </table:table-cell>
          <table:table-cell office:value-type="float" office:value="5.639824" calcext:value-type="float">
            <text:p>5.639824</text:p>
          </table:table-cell>
          <table:table-cell office:value-type="float" office:value="411.07037" calcext:value-type="float">
            <text:p>411.070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10.522341" calcext:value-type="float">
            <text:p>410.522341</text:p>
          </table:table-cell>
          <table:table-cell office:value-type="float" office:value="0.006729" calcext:value-type="float">
            <text:p>0.006729</text:p>
          </table:table-cell>
          <table:table-cell office:value-type="float" office:value="410.522967" calcext:value-type="float">
            <text:p>410.522967</text:p>
          </table:table-cell>
          <table:table-cell office:value-type="float" office:value="400.350326" calcext:value-type="float">
            <text:p>400.350326</text:p>
          </table:table-cell>
          <table:table-cell office:value-type="float" office:value="4.9149" calcext:value-type="float">
            <text:p>4.9149</text:p>
          </table:table-cell>
          <table:table-cell office:value-type="float" office:value="5.209707" calcext:value-type="float">
            <text:p>5.209707</text:p>
          </table:table-cell>
          <table:table-cell office:value-type="float" office:value="410.52309" calcext:value-type="float">
            <text:p>410.523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10.573659" calcext:value-type="float">
            <text:p>410.573659</text:p>
          </table:table-cell>
          <table:table-cell office:value-type="float" office:value="0.007241" calcext:value-type="float">
            <text:p>0.007241</text:p>
          </table:table-cell>
          <table:table-cell office:value-type="float" office:value="410.574255" calcext:value-type="float">
            <text:p>410.574255</text:p>
          </table:table-cell>
          <table:table-cell office:value-type="float" office:value="400.790926" calcext:value-type="float">
            <text:p>400.790926</text:p>
          </table:table-cell>
          <table:table-cell office:value-type="float" office:value="4.84168" calcext:value-type="float">
            <text:p>4.84168</text:p>
          </table:table-cell>
          <table:table-cell office:value-type="float" office:value="4.889319" calcext:value-type="float">
            <text:p>4.889319</text:p>
          </table:table-cell>
          <table:table-cell office:value-type="float" office:value="410.574373" calcext:value-type="float">
            <text:p>410.5743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10.713477" calcext:value-type="float">
            <text:p>410.713477</text:p>
          </table:table-cell>
          <table:table-cell office:value-type="float" office:value="0.007225" calcext:value-type="float">
            <text:p>0.007225</text:p>
          </table:table-cell>
          <table:table-cell office:value-type="float" office:value="410.714138" calcext:value-type="float">
            <text:p>410.714138</text:p>
          </table:table-cell>
          <table:table-cell office:value-type="float" office:value="401.239512" calcext:value-type="float">
            <text:p>401.239512</text:p>
          </table:table-cell>
          <table:table-cell office:value-type="float" office:value="4.773709" calcext:value-type="float">
            <text:p>4.773709</text:p>
          </table:table-cell>
          <table:table-cell office:value-type="float" office:value="4.645063" calcext:value-type="float">
            <text:p>4.645063</text:p>
          </table:table-cell>
          <table:table-cell office:value-type="float" office:value="410.714252" calcext:value-type="float">
            <text:p>410.7142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5.252734" calcext:value-type="float">
            <text:p>205.252734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205.257824" calcext:value-type="float">
            <text:p>205.257824</text:p>
          </table:table-cell>
          <table:table-cell office:value-type="float" office:value="116.168604" calcext:value-type="float">
            <text:p>116.168604</text:p>
          </table:table-cell>
          <table:table-cell office:value-type="float" office:value="30.870577" calcext:value-type="float">
            <text:p>30.870577</text:p>
          </table:table-cell>
          <table:table-cell office:value-type="float" office:value="58.207247" calcext:value-type="float">
            <text:p>58.207247</text:p>
          </table:table-cell>
          <table:table-cell office:value-type="float" office:value="205.257985" calcext:value-type="float">
            <text:p>205.2579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7.848944" calcext:value-type="float">
            <text:p>207.848944</text:p>
          </table:table-cell>
          <table:table-cell office:value-type="float" office:value="0.007426" calcext:value-type="float">
            <text:p>0.007426</text:p>
          </table:table-cell>
          <table:table-cell office:value-type="float" office:value="207.851719" calcext:value-type="float">
            <text:p>207.851719</text:p>
          </table:table-cell>
          <table:table-cell office:value-type="float" office:value="163.385033" calcext:value-type="float">
            <text:p>163.385033</text:p>
          </table:table-cell>
          <table:table-cell office:value-type="float" office:value="15.538376" calcext:value-type="float">
            <text:p>15.538376</text:p>
          </table:table-cell>
          <table:table-cell office:value-type="float" office:value="28.910333" calcext:value-type="float">
            <text:p>28.910333</text:p>
          </table:table-cell>
          <table:table-cell office:value-type="float" office:value="207.851838" calcext:value-type="float">
            <text:p>207.8518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9.111982" calcext:value-type="float">
            <text:p>209.111982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209.113873" calcext:value-type="float">
            <text:p>209.113873</text:p>
          </table:table-cell>
          <table:table-cell office:value-type="float" office:value="179.477516" calcext:value-type="float">
            <text:p>179.477516</text:p>
          </table:table-cell>
          <table:table-cell office:value-type="float" office:value="10.7344" calcext:value-type="float">
            <text:p>10.7344</text:p>
          </table:table-cell>
          <table:table-cell office:value-type="float" office:value="18.883995" calcext:value-type="float">
            <text:p>18.883995</text:p>
          </table:table-cell>
          <table:table-cell office:value-type="float" office:value="209.113997" calcext:value-type="float">
            <text:p>209.1139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0.827839" calcext:value-type="float">
            <text:p>210.827839</text:p>
          </table:table-cell>
          <table:table-cell office:value-type="float" office:value="0.007808" calcext:value-type="float">
            <text:p>0.007808</text:p>
          </table:table-cell>
          <table:table-cell office:value-type="float" office:value="210.829099" calcext:value-type="float">
            <text:p>210.829099</text:p>
          </table:table-cell>
          <table:table-cell office:value-type="float" office:value="188.52066" calcext:value-type="float">
            <text:p>188.52066</text:p>
          </table:table-cell>
          <table:table-cell office:value-type="float" office:value="8.088051" calcext:value-type="float">
            <text:p>8.088051</text:p>
          </table:table-cell>
          <table:table-cell office:value-type="float" office:value="14.203555" calcext:value-type="float">
            <text:p>14.203555</text:p>
          </table:table-cell>
          <table:table-cell office:value-type="float" office:value="210.829221" calcext:value-type="float">
            <text:p>210.8292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2.473239" calcext:value-type="float">
            <text:p>212.473239</text:p>
          </table:table-cell>
          <table:table-cell office:value-type="float" office:value="0.007874" calcext:value-type="float">
            <text:p>0.007874</text:p>
          </table:table-cell>
          <table:table-cell office:value-type="float" office:value="212.474257" calcext:value-type="float">
            <text:p>212.474257</text:p>
          </table:table-cell>
          <table:table-cell office:value-type="float" office:value="194.332191" calcext:value-type="float">
            <text:p>194.332191</text:p>
          </table:table-cell>
          <table:table-cell office:value-type="float" office:value="6.675209" calcext:value-type="float">
            <text:p>6.675209</text:p>
          </table:table-cell>
          <table:table-cell office:value-type="float" office:value="11.447956" calcext:value-type="float">
            <text:p>11.447956</text:p>
          </table:table-cell>
          <table:table-cell office:value-type="float" office:value="212.474379" calcext:value-type="float">
            <text:p>212.4743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7.842968" calcext:value-type="float">
            <text:p>217.842968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217.843887" calcext:value-type="float">
            <text:p>217.843887</text:p>
          </table:table-cell>
          <table:table-cell office:value-type="float" office:value="202.314152" calcext:value-type="float">
            <text:p>202.314152</text:p>
          </table:table-cell>
          <table:table-cell office:value-type="float" office:value="5.690956" calcext:value-type="float">
            <text:p>5.690956</text:p>
          </table:table-cell>
          <table:table-cell office:value-type="float" office:value="9.816981" calcext:value-type="float">
            <text:p>9.816981</text:p>
          </table:table-cell>
          <table:table-cell office:value-type="float" office:value="217.844029" calcext:value-type="float">
            <text:p>217.8440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9.264336" calcext:value-type="float">
            <text:p>219.264336</text:p>
          </table:table-cell>
          <table:table-cell office:value-type="float" office:value="0.008647" calcext:value-type="float">
            <text:p>0.008647</text:p>
          </table:table-cell>
          <table:table-cell office:value-type="float" office:value="219.265118" calcext:value-type="float">
            <text:p>219.265118</text:p>
          </table:table-cell>
          <table:table-cell office:value-type="float" office:value="205.681296" calcext:value-type="float">
            <text:p>205.681296</text:p>
          </table:table-cell>
          <table:table-cell office:value-type="float" office:value="5.008328" calcext:value-type="float">
            <text:p>5.008328</text:p>
          </table:table-cell>
          <table:table-cell office:value-type="float" office:value="8.550102" calcext:value-type="float">
            <text:p>8.550102</text:p>
          </table:table-cell>
          <table:table-cell office:value-type="float" office:value="219.265274" calcext:value-type="float">
            <text:p>219.2652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0.658322" calcext:value-type="float">
            <text:p>220.658322</text:p>
          </table:table-cell>
          <table:table-cell office:value-type="float" office:value="0.008285" calcext:value-type="float">
            <text:p>0.008285</text:p>
          </table:table-cell>
          <table:table-cell office:value-type="float" office:value="220.659059" calcext:value-type="float">
            <text:p>220.659059</text:p>
          </table:table-cell>
          <table:table-cell office:value-type="float" office:value="208.891559" calcext:value-type="float">
            <text:p>208.891559</text:p>
          </table:table-cell>
          <table:table-cell office:value-type="float" office:value="4.330452" calcext:value-type="float">
            <text:p>4.330452</text:p>
          </table:table-cell>
          <table:table-cell office:value-type="float" office:value="7.409417" calcext:value-type="float">
            <text:p>7.409417</text:p>
          </table:table-cell>
          <table:table-cell office:value-type="float" office:value="220.659126" calcext:value-type="float">
            <text:p>220.6591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0.73006" calcext:value-type="float">
            <text:p>220.73006</text:p>
          </table:table-cell>
          <table:table-cell office:value-type="float" office:value="0.007129" calcext:value-type="float">
            <text:p>0.007129</text:p>
          </table:table-cell>
          <table:table-cell office:value-type="float" office:value="220.730673" calcext:value-type="float">
            <text:p>220.730673</text:p>
          </table:table-cell>
          <table:table-cell office:value-type="float" office:value="210.094159" calcext:value-type="float">
            <text:p>210.094159</text:p>
          </table:table-cell>
          <table:table-cell office:value-type="float" office:value="3.911186" calcext:value-type="float">
            <text:p>3.911186</text:p>
          </table:table-cell>
          <table:table-cell office:value-type="float" office:value="6.693837" calcext:value-type="float">
            <text:p>6.693837</text:p>
          </table:table-cell>
          <table:table-cell office:value-type="float" office:value="220.730791" calcext:value-type="float">
            <text:p>220.7307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9.471015" calcext:value-type="float">
            <text:p>229.471015</text:p>
          </table:table-cell>
          <table:table-cell office:value-type="float" office:value="0.007293" calcext:value-type="float">
            <text:p>0.007293</text:p>
          </table:table-cell>
          <table:table-cell office:value-type="float" office:value="229.471914" calcext:value-type="float">
            <text:p>229.471914</text:p>
          </table:table-cell>
          <table:table-cell office:value-type="float" office:value="218.334847" calcext:value-type="float">
            <text:p>218.334847</text:p>
          </table:table-cell>
          <table:table-cell office:value-type="float" office:value="3.977456" calcext:value-type="float">
            <text:p>3.977456</text:p>
          </table:table-cell>
          <table:table-cell office:value-type="float" office:value="7.123253" calcext:value-type="float">
            <text:p>7.123253</text:p>
          </table:table-cell>
          <table:table-cell office:value-type="float" office:value="229.472076" calcext:value-type="float">
            <text:p>229.4720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0.207274" calcext:value-type="float">
            <text:p>230.207274</text:p>
          </table:table-cell>
          <table:table-cell office:value-type="float" office:value="0.007403" calcext:value-type="float">
            <text:p>0.007403</text:p>
          </table:table-cell>
          <table:table-cell office:value-type="float" office:value="230.20784" calcext:value-type="float">
            <text:p>230.20784</text:p>
          </table:table-cell>
          <table:table-cell office:value-type="float" office:value="220.89721" calcext:value-type="float">
            <text:p>220.89721</text:p>
          </table:table-cell>
          <table:table-cell office:value-type="float" office:value="3.401429" calcext:value-type="float">
            <text:p>3.401429</text:p>
          </table:table-cell>
          <table:table-cell office:value-type="float" office:value="5.870435" calcext:value-type="float">
            <text:p>5.870435</text:p>
          </table:table-cell>
          <table:table-cell office:value-type="float" office:value="230.207963" calcext:value-type="float">
            <text:p>230.207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0.250922" calcext:value-type="float">
            <text:p>230.250922</text:p>
          </table:table-cell>
          <table:table-cell office:value-type="float" office:value="0.00783" calcext:value-type="float">
            <text:p>0.00783</text:p>
          </table:table-cell>
          <table:table-cell office:value-type="float" office:value="230.25145" calcext:value-type="float">
            <text:p>230.25145</text:p>
          </table:table-cell>
          <table:table-cell office:value-type="float" office:value="221.688871" calcext:value-type="float">
            <text:p>221.688871</text:p>
          </table:table-cell>
          <table:table-cell office:value-type="float" office:value="3.121313" calcext:value-type="float">
            <text:p>3.121313</text:p>
          </table:table-cell>
          <table:table-cell office:value-type="float" office:value="5.398693" calcext:value-type="float">
            <text:p>5.398693</text:p>
          </table:table-cell>
          <table:table-cell office:value-type="float" office:value="230.251617" calcext:value-type="float">
            <text:p>230.2516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29.905243" calcext:value-type="float">
            <text:p>229.905243</text:p>
          </table:table-cell>
          <table:table-cell office:value-type="float" office:value="0.008415" calcext:value-type="float">
            <text:p>0.008415</text:p>
          </table:table-cell>
          <table:table-cell office:value-type="float" office:value="229.905719" calcext:value-type="float">
            <text:p>229.905719</text:p>
          </table:table-cell>
          <table:table-cell office:value-type="float" office:value="221.836625" calcext:value-type="float">
            <text:p>221.836625</text:p>
          </table:table-cell>
          <table:table-cell office:value-type="float" office:value="2.928721" calcext:value-type="float">
            <text:p>2.928721</text:p>
          </table:table-cell>
          <table:table-cell office:value-type="float" office:value="5.092873" calcext:value-type="float">
            <text:p>5.092873</text:p>
          </table:table-cell>
          <table:table-cell office:value-type="float" office:value="229.905837" calcext:value-type="float">
            <text:p>229.9058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29.876338" calcext:value-type="float">
            <text:p>229.876338</text:p>
          </table:table-cell>
          <table:table-cell office:value-type="float" office:value="0.007494" calcext:value-type="float">
            <text:p>0.007494</text:p>
          </table:table-cell>
          <table:table-cell office:value-type="float" office:value="229.876793" calcext:value-type="float">
            <text:p>229.876793</text:p>
          </table:table-cell>
          <table:table-cell office:value-type="float" office:value="222.228388" calcext:value-type="float">
            <text:p>222.228388</text:p>
          </table:table-cell>
          <table:table-cell office:value-type="float" office:value="2.778592" calcext:value-type="float">
            <text:p>2.778592</text:p>
          </table:table-cell>
          <table:table-cell office:value-type="float" office:value="4.818957" calcext:value-type="float">
            <text:p>4.818957</text:p>
          </table:table-cell>
          <table:table-cell office:value-type="float" office:value="229.876959" calcext:value-type="float">
            <text:p>229.8769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8.187891" calcext:value-type="float">
            <text:p>148.187891</text:p>
          </table:table-cell>
          <table:table-cell office:value-type="float" office:value="0.007303" calcext:value-type="float">
            <text:p>0.007303</text:p>
          </table:table-cell>
          <table:table-cell office:value-type="float" office:value="148.19334" calcext:value-type="float">
            <text:p>148.19334</text:p>
          </table:table-cell>
          <table:table-cell office:value-type="float" office:value="56.972097" calcext:value-type="float">
            <text:p>56.972097</text:p>
          </table:table-cell>
          <table:table-cell office:value-type="float" office:value="31.576428" calcext:value-type="float">
            <text:p>31.576428</text:p>
          </table:table-cell>
          <table:table-cell office:value-type="float" office:value="59.632926" calcext:value-type="float">
            <text:p>59.632926</text:p>
          </table:table-cell>
          <table:table-cell office:value-type="float" office:value="148.193504" calcext:value-type="float">
            <text:p>148.1935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8.804192" calcext:value-type="float">
            <text:p>148.804192</text:p>
          </table:table-cell>
          <table:table-cell office:value-type="float" office:value="0.007601" calcext:value-type="float">
            <text:p>0.007601</text:p>
          </table:table-cell>
          <table:table-cell office:value-type="float" office:value="148.806722" calcext:value-type="float">
            <text:p>148.806722</text:p>
          </table:table-cell>
          <table:table-cell office:value-type="float" office:value="103.480471" calcext:value-type="float">
            <text:p>103.480471</text:p>
          </table:table-cell>
          <table:table-cell office:value-type="float" office:value="15.844409" calcext:value-type="float">
            <text:p>15.844409</text:p>
          </table:table-cell>
          <table:table-cell office:value-type="float" office:value="29.464532" calcext:value-type="float">
            <text:p>29.464532</text:p>
          </table:table-cell>
          <table:table-cell office:value-type="float" office:value="148.806841" calcext:value-type="float">
            <text:p>148.8068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1.146399" calcext:value-type="float">
            <text:p>151.146399</text:p>
          </table:table-cell>
          <table:table-cell office:value-type="float" office:value="0.006671" calcext:value-type="float">
            <text:p>0.006671</text:p>
          </table:table-cell>
          <table:table-cell office:value-type="float" office:value="151.148076" calcext:value-type="float">
            <text:p>151.148076</text:p>
          </table:table-cell>
          <table:table-cell office:value-type="float" office:value="121.143587" calcext:value-type="float">
            <text:p>121.143587</text:p>
          </table:table-cell>
          <table:table-cell office:value-type="float" office:value="10.516134" calcext:value-type="float">
            <text:p>10.516134</text:p>
          </table:table-cell>
          <table:table-cell office:value-type="float" office:value="19.471712" calcext:value-type="float">
            <text:p>19.471712</text:p>
          </table:table-cell>
          <table:table-cell office:value-type="float" office:value="151.148199" calcext:value-type="float">
            <text:p>151.1481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2.872606" calcext:value-type="float">
            <text:p>152.872606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152.8741" calcext:value-type="float">
            <text:p>152.8741</text:p>
          </table:table-cell>
          <table:table-cell office:value-type="float" office:value="129.983486" calcext:value-type="float">
            <text:p>129.983486</text:p>
          </table:table-cell>
          <table:table-cell office:value-type="float" office:value="8.242115" calcext:value-type="float">
            <text:p>8.242115</text:p>
          </table:table-cell>
          <table:table-cell office:value-type="float" office:value="14.629287" calcext:value-type="float">
            <text:p>14.629287</text:p>
          </table:table-cell>
          <table:table-cell office:value-type="float" office:value="152.874166" calcext:value-type="float">
            <text:p>152.8741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5.778478" calcext:value-type="float">
            <text:p>155.778478</text:p>
          </table:table-cell>
          <table:table-cell office:value-type="float" office:value="0.007272" calcext:value-type="float">
            <text:p>0.007272</text:p>
          </table:table-cell>
          <table:table-cell office:value-type="float" office:value="155.77958" calcext:value-type="float">
            <text:p>155.77958</text:p>
          </table:table-cell>
          <table:table-cell office:value-type="float" office:value="136.808001" calcext:value-type="float">
            <text:p>136.808001</text:p>
          </table:table-cell>
          <table:table-cell office:value-type="float" office:value="6.886445" calcext:value-type="float">
            <text:p>6.886445</text:p>
          </table:table-cell>
          <table:table-cell office:value-type="float" office:value="12.066842" calcext:value-type="float">
            <text:p>12.066842</text:p>
          </table:table-cell>
          <table:table-cell office:value-type="float" office:value="155.779744" calcext:value-type="float">
            <text:p>155.7797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7.707892" calcext:value-type="float">
            <text:p>157.707892</text:p>
          </table:table-cell>
          <table:table-cell office:value-type="float" office:value="0.008126" calcext:value-type="float">
            <text:p>0.008126</text:p>
          </table:table-cell>
          <table:table-cell office:value-type="float" office:value="157.708824" calcext:value-type="float">
            <text:p>157.708824</text:p>
          </table:table-cell>
          <table:table-cell office:value-type="float" office:value="141.994852" calcext:value-type="float">
            <text:p>141.994852</text:p>
          </table:table-cell>
          <table:table-cell office:value-type="float" office:value="5.721709" calcext:value-type="float">
            <text:p>5.721709</text:p>
          </table:table-cell>
          <table:table-cell office:value-type="float" office:value="9.97066" calcext:value-type="float">
            <text:p>9.97066</text:p>
          </table:table-cell>
          <table:table-cell office:value-type="float" office:value="157.708988" calcext:value-type="float">
            <text:p>157.7089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7.965454" calcext:value-type="float">
            <text:p>157.965454</text:p>
          </table:table-cell>
          <table:table-cell office:value-type="float" office:value="0.007813" calcext:value-type="float">
            <text:p>0.007813</text:p>
          </table:table-cell>
          <table:table-cell office:value-type="float" office:value="157.966325" calcext:value-type="float">
            <text:p>157.966325</text:p>
          </table:table-cell>
          <table:table-cell office:value-type="float" office:value="144.418709" calcext:value-type="float">
            <text:p>144.418709</text:p>
          </table:table-cell>
          <table:table-cell office:value-type="float" office:value="5.003612" calcext:value-type="float">
            <text:p>5.003612</text:p>
          </table:table-cell>
          <table:table-cell office:value-type="float" office:value="8.519106" calcext:value-type="float">
            <text:p>8.519106</text:p>
          </table:table-cell>
          <table:table-cell office:value-type="float" office:value="157.966484" calcext:value-type="float">
            <text:p>157.9664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9.462706" calcext:value-type="float">
            <text:p>159.462706</text:p>
          </table:table-cell>
          <table:table-cell office:value-type="float" office:value="0.007817" calcext:value-type="float">
            <text:p>0.007817</text:p>
          </table:table-cell>
          <table:table-cell office:value-type="float" office:value="159.463452" calcext:value-type="float">
            <text:p>159.463452</text:p>
          </table:table-cell>
          <table:table-cell office:value-type="float" office:value="147.4631" calcext:value-type="float">
            <text:p>147.4631</text:p>
          </table:table-cell>
          <table:table-cell office:value-type="float" office:value="4.416374" calcext:value-type="float">
            <text:p>4.416374</text:p>
          </table:table-cell>
          <table:table-cell office:value-type="float" office:value="7.555238" calcext:value-type="float">
            <text:p>7.555238</text:p>
          </table:table-cell>
          <table:table-cell office:value-type="float" office:value="159.463567" calcext:value-type="float">
            <text:p>159.4635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3.922984" calcext:value-type="float">
            <text:p>163.922984</text:p>
          </table:table-cell>
          <table:table-cell office:value-type="float" office:value="0.007138" calcext:value-type="float">
            <text:p>0.007138</text:p>
          </table:table-cell>
          <table:table-cell office:value-type="float" office:value="163.923658" calcext:value-type="float">
            <text:p>163.923658</text:p>
          </table:table-cell>
          <table:table-cell office:value-type="float" office:value="152.665061" calcext:value-type="float">
            <text:p>152.665061</text:p>
          </table:table-cell>
          <table:table-cell office:value-type="float" office:value="4.116697" calcext:value-type="float">
            <text:p>4.116697</text:p>
          </table:table-cell>
          <table:table-cell office:value-type="float" office:value="7.109845" calcext:value-type="float">
            <text:p>7.109845</text:p>
          </table:table-cell>
          <table:table-cell office:value-type="float" office:value="163.92378" calcext:value-type="float">
            <text:p>163.923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4.233038" calcext:value-type="float">
            <text:p>164.233038</text:p>
          </table:table-cell>
          <table:table-cell office:value-type="float" office:value="0.007179" calcext:value-type="float">
            <text:p>0.007179</text:p>
          </table:table-cell>
          <table:table-cell office:value-type="float" office:value="164.233652" calcext:value-type="float">
            <text:p>164.233652</text:p>
          </table:table-cell>
          <table:table-cell office:value-type="float" office:value="154.094128" calcext:value-type="float">
            <text:p>154.094128</text:p>
          </table:table-cell>
          <table:table-cell office:value-type="float" office:value="3.722224" calcext:value-type="float">
            <text:p>3.722224</text:p>
          </table:table-cell>
          <table:table-cell office:value-type="float" office:value="6.382238" calcext:value-type="float">
            <text:p>6.382238</text:p>
          </table:table-cell>
          <table:table-cell office:value-type="float" office:value="164.233769" calcext:value-type="float">
            <text:p>164.2337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4.096776" calcext:value-type="float">
            <text:p>164.096776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164.097336" calcext:value-type="float">
            <text:p>164.097336</text:p>
          </table:table-cell>
          <table:table-cell office:value-type="float" office:value="154.80296" calcext:value-type="float">
            <text:p>154.80296</text:p>
          </table:table-cell>
          <table:table-cell office:value-type="float" office:value="3.407466" calcext:value-type="float">
            <text:p>3.407466</text:p>
          </table:table-cell>
          <table:table-cell office:value-type="float" office:value="5.847861" calcext:value-type="float">
            <text:p>5.847861</text:p>
          </table:table-cell>
          <table:table-cell office:value-type="float" office:value="164.097405" calcext:value-type="float">
            <text:p>164.0974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4.735496" calcext:value-type="float">
            <text:p>164.735496</text:p>
          </table:table-cell>
          <table:table-cell office:value-type="float" office:value="0.007998" calcext:value-type="float">
            <text:p>0.007998</text:p>
          </table:table-cell>
          <table:table-cell office:value-type="float" office:value="164.736032" calcext:value-type="float">
            <text:p>164.736032</text:p>
          </table:table-cell>
          <table:table-cell office:value-type="float" office:value="156.070591" calcext:value-type="float">
            <text:p>156.070591</text:p>
          </table:table-cell>
          <table:table-cell office:value-type="float" office:value="3.156904" calcext:value-type="float">
            <text:p>3.156904</text:p>
          </table:table-cell>
          <table:table-cell office:value-type="float" office:value="5.464997" calcext:value-type="float">
            <text:p>5.464997</text:p>
          </table:table-cell>
          <table:table-cell office:value-type="float" office:value="164.736196" calcext:value-type="float">
            <text:p>164.7361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4.175478" calcext:value-type="float">
            <text:p>164.175478</text:p>
          </table:table-cell>
          <table:table-cell office:value-type="float" office:value="0.007935" calcext:value-type="float">
            <text:p>0.007935</text:p>
          </table:table-cell>
          <table:table-cell office:value-type="float" office:value="164.17596" calcext:value-type="float">
            <text:p>164.17596</text:p>
          </table:table-cell>
          <table:table-cell office:value-type="float" office:value="156.081267" calcext:value-type="float">
            <text:p>156.081267</text:p>
          </table:table-cell>
          <table:table-cell office:value-type="float" office:value="2.955252" calcext:value-type="float">
            <text:p>2.955252</text:p>
          </table:table-cell>
          <table:table-cell office:value-type="float" office:value="5.092645" calcext:value-type="float">
            <text:p>5.092645</text:p>
          </table:table-cell>
          <table:table-cell office:value-type="float" office:value="164.176074" calcext:value-type="float">
            <text:p>164.1760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8.957933" calcext:value-type="float">
            <text:p>118.957933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118.958696" calcext:value-type="float">
            <text:p>118.958696</text:p>
          </table:table-cell>
          <table:table-cell office:value-type="float" office:value="26.553656" calcext:value-type="float">
            <text:p>26.553656</text:p>
          </table:table-cell>
          <table:table-cell office:value-type="float" office:value="31.830199" calcext:value-type="float">
            <text:p>31.830199</text:p>
          </table:table-cell>
          <table:table-cell office:value-type="float" office:value="60.562665" calcext:value-type="float">
            <text:p>60.562665</text:p>
          </table:table-cell>
          <table:table-cell office:value-type="float" office:value="118.958842" calcext:value-type="float">
            <text:p>118.9588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9.454662" calcext:value-type="float">
            <text:p>119.454662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119.457369" calcext:value-type="float">
            <text:p>119.457369</text:p>
          </table:table-cell>
          <table:table-cell office:value-type="float" office:value="72.697254" calcext:value-type="float">
            <text:p>72.697254</text:p>
          </table:table-cell>
          <table:table-cell office:value-type="float" office:value="16.180255" calcext:value-type="float">
            <text:p>16.180255</text:p>
          </table:table-cell>
          <table:table-cell office:value-type="float" office:value="30.561357" calcext:value-type="float">
            <text:p>30.561357</text:p>
          </table:table-cell>
          <table:table-cell office:value-type="float" office:value="119.457486" calcext:value-type="float">
            <text:p>119.4574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2.077522" calcext:value-type="float">
            <text:p>122.077522</text:p>
          </table:table-cell>
          <table:table-cell office:value-type="float" office:value="0.007234" calcext:value-type="float">
            <text:p>0.007234</text:p>
          </table:table-cell>
          <table:table-cell office:value-type="float" office:value="122.079542" calcext:value-type="float">
            <text:p>122.079542</text:p>
          </table:table-cell>
          <table:table-cell office:value-type="float" office:value="91.117476" calcext:value-type="float">
            <text:p>91.117476</text:p>
          </table:table-cell>
          <table:table-cell office:value-type="float" office:value="11.032193" calcext:value-type="float">
            <text:p>11.032193</text:p>
          </table:table-cell>
          <table:table-cell office:value-type="float" office:value="19.912774" calcext:value-type="float">
            <text:p>19.912774</text:p>
          </table:table-cell>
          <table:table-cell office:value-type="float" office:value="122.07966" calcext:value-type="float">
            <text:p>122.079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4.985984" calcext:value-type="float">
            <text:p>124.985984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124.987435" calcext:value-type="float">
            <text:p>124.987435</text:p>
          </table:table-cell>
          <table:table-cell office:value-type="float" office:value="101.562619" calcext:value-type="float">
            <text:p>101.562619</text:p>
          </table:table-cell>
          <table:table-cell office:value-type="float" office:value="8.259675" calcext:value-type="float">
            <text:p>8.259675</text:p>
          </table:table-cell>
          <table:table-cell office:value-type="float" office:value="15.145308" calcext:value-type="float">
            <text:p>15.145308</text:p>
          </table:table-cell>
          <table:table-cell office:value-type="float" office:value="124.987599" calcext:value-type="float">
            <text:p>124.9875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6.310379" calcext:value-type="float">
            <text:p>126.310379</text:p>
          </table:table-cell>
          <table:table-cell office:value-type="float" office:value="0.007882" calcext:value-type="float">
            <text:p>0.007882</text:p>
          </table:table-cell>
          <table:table-cell office:value-type="float" office:value="126.311483" calcext:value-type="float">
            <text:p>126.311483</text:p>
          </table:table-cell>
          <table:table-cell office:value-type="float" office:value="107.227905" calcext:value-type="float">
            <text:p>107.227905</text:p>
          </table:table-cell>
          <table:table-cell office:value-type="float" office:value="6.931053" calcext:value-type="float">
            <text:p>6.931053</text:p>
          </table:table-cell>
          <table:table-cell office:value-type="float" office:value="12.133917" calcext:value-type="float">
            <text:p>12.133917</text:p>
          </table:table-cell>
          <table:table-cell office:value-type="float" office:value="126.311602" calcext:value-type="float">
            <text:p>126.3116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6.771942" calcext:value-type="float">
            <text:p>126.771942</text:p>
          </table:table-cell>
          <table:table-cell office:value-type="float" office:value="0.007489" calcext:value-type="float">
            <text:p>0.007489</text:p>
          </table:table-cell>
          <table:table-cell office:value-type="float" office:value="126.772861" calcext:value-type="float">
            <text:p>126.772861</text:p>
          </table:table-cell>
          <table:table-cell office:value-type="float" office:value="110.765709" calcext:value-type="float">
            <text:p>110.765709</text:p>
          </table:table-cell>
          <table:table-cell office:value-type="float" office:value="5.899857" calcext:value-type="float">
            <text:p>5.899857</text:p>
          </table:table-cell>
          <table:table-cell office:value-type="float" office:value="10.086027" calcext:value-type="float">
            <text:p>10.086027</text:p>
          </table:table-cell>
          <table:table-cell office:value-type="float" office:value="126.772981" calcext:value-type="float">
            <text:p>126.7729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.480015" calcext:value-type="float">
            <text:p>128.480015</text:p>
          </table:table-cell>
          <table:table-cell office:value-type="float" office:value="0.007767" calcext:value-type="float">
            <text:p>0.007767</text:p>
          </table:table-cell>
          <table:table-cell office:value-type="float" office:value="128.480803" calcext:value-type="float">
            <text:p>128.480803</text:p>
          </table:table-cell>
          <table:table-cell office:value-type="float" office:value="114.568075" calcext:value-type="float">
            <text:p>114.568075</text:p>
          </table:table-cell>
          <table:table-cell office:value-type="float" office:value="5.145091" calcext:value-type="float">
            <text:p>5.145091</text:p>
          </table:table-cell>
          <table:table-cell office:value-type="float" office:value="8.741728" calcext:value-type="float">
            <text:p>8.741728</text:p>
          </table:table-cell>
          <table:table-cell office:value-type="float" office:value="128.480922" calcext:value-type="float">
            <text:p>128.4809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0.703928" calcext:value-type="float">
            <text:p>130.703928</text:p>
          </table:table-cell>
          <table:table-cell office:value-type="float" office:value="0.007828" calcext:value-type="float">
            <text:p>0.007828</text:p>
          </table:table-cell>
          <table:table-cell office:value-type="float" office:value="130.704684" calcext:value-type="float">
            <text:p>130.704684</text:p>
          </table:table-cell>
          <table:table-cell office:value-type="float" office:value="118.202773" calcext:value-type="float">
            <text:p>118.202773</text:p>
          </table:table-cell>
          <table:table-cell office:value-type="float" office:value="4.572621" calcext:value-type="float">
            <text:p>4.572621</text:p>
          </table:table-cell>
          <table:table-cell office:value-type="float" office:value="7.899168" calcext:value-type="float">
            <text:p>7.899168</text:p>
          </table:table-cell>
          <table:table-cell office:value-type="float" office:value="130.704751" calcext:value-type="float">
            <text:p>130.7047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1.352539" calcext:value-type="float">
            <text:p>131.352539</text:p>
          </table:table-cell>
          <table:table-cell office:value-type="float" office:value="0.008174" calcext:value-type="float">
            <text:p>0.008174</text:p>
          </table:table-cell>
          <table:table-cell office:value-type="float" office:value="131.353216" calcext:value-type="float">
            <text:p>131.353216</text:p>
          </table:table-cell>
          <table:table-cell office:value-type="float" office:value="120.09873" calcext:value-type="float">
            <text:p>120.09873</text:p>
          </table:table-cell>
          <table:table-cell office:value-type="float" office:value="4.163476" calcext:value-type="float">
            <text:p>4.163476</text:p>
          </table:table-cell>
          <table:table-cell office:value-type="float" office:value="7.058725" calcext:value-type="float">
            <text:p>7.058725</text:p>
          </table:table-cell>
          <table:table-cell office:value-type="float" office:value="131.353336" calcext:value-type="float">
            <text:p>131.3533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1.524786" calcext:value-type="float">
            <text:p>131.524786</text:p>
          </table:table-cell>
          <table:table-cell office:value-type="float" office:value="0.007731" calcext:value-type="float">
            <text:p>0.007731</text:p>
          </table:table-cell>
          <table:table-cell office:value-type="float" office:value="131.525398" calcext:value-type="float">
            <text:p>131.525398</text:p>
          </table:table-cell>
          <table:table-cell office:value-type="float" office:value="121.288879" calcext:value-type="float">
            <text:p>121.288879</text:p>
          </table:table-cell>
          <table:table-cell office:value-type="float" office:value="3.776896" calcext:value-type="float">
            <text:p>3.776896</text:p>
          </table:table-cell>
          <table:table-cell office:value-type="float" office:value="6.42429" calcext:value-type="float">
            <text:p>6.42429</text:p>
          </table:table-cell>
          <table:table-cell office:value-type="float" office:value="131.525468" calcext:value-type="float">
            <text:p>131.5254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1.97012" calcext:value-type="float">
            <text:p>131.97012</text:p>
          </table:table-cell>
          <table:table-cell office:value-type="float" office:value="0.008378" calcext:value-type="float">
            <text:p>0.008378</text:p>
          </table:table-cell>
          <table:table-cell office:value-type="float" office:value="131.97068" calcext:value-type="float">
            <text:p>131.97068</text:p>
          </table:table-cell>
          <table:table-cell office:value-type="float" office:value="122.531974" calcext:value-type="float">
            <text:p>122.531974</text:p>
          </table:table-cell>
          <table:table-cell office:value-type="float" office:value="3.474988" calcext:value-type="float">
            <text:p>3.474988</text:p>
          </table:table-cell>
          <table:table-cell office:value-type="float" office:value="5.924716" calcext:value-type="float">
            <text:p>5.924716</text:p>
          </table:table-cell>
          <table:table-cell office:value-type="float" office:value="131.970796" calcext:value-type="float">
            <text:p>131.9707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1.696178" calcext:value-type="float">
            <text:p>131.696178</text:p>
          </table:table-cell>
          <table:table-cell office:value-type="float" office:value="0.008322" calcext:value-type="float">
            <text:p>0.008322</text:p>
          </table:table-cell>
          <table:table-cell office:value-type="float" office:value="131.69672" calcext:value-type="float">
            <text:p>131.69672</text:p>
          </table:table-cell>
          <table:table-cell office:value-type="float" office:value="122.975403" calcext:value-type="float">
            <text:p>122.975403</text:p>
          </table:table-cell>
          <table:table-cell office:value-type="float" office:value="3.206211" calcext:value-type="float">
            <text:p>3.206211</text:p>
          </table:table-cell>
          <table:table-cell office:value-type="float" office:value="5.472246" calcext:value-type="float">
            <text:p>5.472246</text:p>
          </table:table-cell>
          <table:table-cell office:value-type="float" office:value="131.696884" calcext:value-type="float">
            <text:p>131.6968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.2872" calcext:value-type="float">
            <text:p>102.2872</text:p>
          </table:table-cell>
          <table:table-cell office:value-type="float" office:value="1.16754" calcext:value-type="float">
            <text:p>1.16754</text:p>
          </table:table-cell>
          <table:table-cell office:value-type="float" office:value="102.288615" calcext:value-type="float">
            <text:p>102.288615</text:p>
          </table:table-cell>
          <table:table-cell office:value-type="float" office:value="7.831595" calcext:value-type="float">
            <text:p>7.831595</text:p>
          </table:table-cell>
          <table:table-cell office:value-type="float" office:value="32.292285" calcext:value-type="float">
            <text:p>32.292285</text:p>
          </table:table-cell>
          <table:table-cell office:value-type="float" office:value="62.153751" calcext:value-type="float">
            <text:p>62.153751</text:p>
          </table:table-cell>
          <table:table-cell office:value-type="float" office:value="102.288779" calcext:value-type="float">
            <text:p>102.2887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3.671029" calcext:value-type="float">
            <text:p>103.671029</text:p>
          </table:table-cell>
          <table:table-cell office:value-type="float" office:value="0.007258" calcext:value-type="float">
            <text:p>0.007258</text:p>
          </table:table-cell>
          <table:table-cell office:value-type="float" office:value="103.673767" calcext:value-type="float">
            <text:p>103.673767</text:p>
          </table:table-cell>
          <table:table-cell office:value-type="float" office:value="56.470819" calcext:value-type="float">
            <text:p>56.470819</text:p>
          </table:table-cell>
          <table:table-cell office:value-type="float" office:value="16.50448" calcext:value-type="float">
            <text:p>16.50448</text:p>
          </table:table-cell>
          <table:table-cell office:value-type="float" office:value="30.679672" calcext:value-type="float">
            <text:p>30.679672</text:p>
          </table:table-cell>
          <table:table-cell office:value-type="float" office:value="103.673886" calcext:value-type="float">
            <text:p>103.6738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6.073894" calcext:value-type="float">
            <text:p>106.073894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106.075675" calcext:value-type="float">
            <text:p>106.075675</text:p>
          </table:table-cell>
          <table:table-cell office:value-type="float" office:value="74.166889" calcext:value-type="float">
            <text:p>74.166889</text:p>
          </table:table-cell>
          <table:table-cell office:value-type="float" office:value="11.300125" calcext:value-type="float">
            <text:p>11.300125</text:p>
          </table:table-cell>
          <table:table-cell office:value-type="float" office:value="20.591875" calcext:value-type="float">
            <text:p>20.591875</text:p>
          </table:table-cell>
          <table:table-cell office:value-type="float" office:value="106.075796" calcext:value-type="float">
            <text:p>106.0757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6.904236" calcext:value-type="float">
            <text:p>106.904236</text:p>
          </table:table-cell>
          <table:table-cell office:value-type="float" office:value="0.007534" calcext:value-type="float">
            <text:p>0.007534</text:p>
          </table:table-cell>
          <table:table-cell office:value-type="float" office:value="106.905729" calcext:value-type="float">
            <text:p>106.905729</text:p>
          </table:table-cell>
          <table:table-cell office:value-type="float" office:value="82.873825" calcext:value-type="float">
            <text:p>82.873825</text:p>
          </table:table-cell>
          <table:table-cell office:value-type="float" office:value="8.619029" calcext:value-type="float">
            <text:p>8.619029</text:p>
          </table:table-cell>
          <table:table-cell office:value-type="float" office:value="15.393142" calcext:value-type="float">
            <text:p>15.393142</text:p>
          </table:table-cell>
          <table:table-cell office:value-type="float" office:value="106.905892" calcext:value-type="float">
            <text:p>106.905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7.865796" calcext:value-type="float">
            <text:p>107.865796</text:p>
          </table:table-cell>
          <table:table-cell office:value-type="float" office:value="0.007307" calcext:value-type="float">
            <text:p>0.007307</text:p>
          </table:table-cell>
          <table:table-cell office:value-type="float" office:value="107.867008" calcext:value-type="float">
            <text:p>107.867008</text:p>
          </table:table-cell>
          <table:table-cell office:value-type="float" office:value="88.789952" calcext:value-type="float">
            <text:p>88.789952</text:p>
          </table:table-cell>
          <table:table-cell office:value-type="float" office:value="6.778131" calcext:value-type="float">
            <text:p>6.778131</text:p>
          </table:table-cell>
          <table:table-cell office:value-type="float" office:value="12.27783" calcext:value-type="float">
            <text:p>12.27783</text:p>
          </table:table-cell>
          <table:table-cell office:value-type="float" office:value="107.867124" calcext:value-type="float">
            <text:p>107.8671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9.073773" calcext:value-type="float">
            <text:p>109.073773</text:p>
          </table:table-cell>
          <table:table-cell office:value-type="float" office:value="0.007106" calcext:value-type="float">
            <text:p>0.007106</text:p>
          </table:table-cell>
          <table:table-cell office:value-type="float" office:value="109.074724" calcext:value-type="float">
            <text:p>109.074724</text:p>
          </table:table-cell>
          <table:table-cell office:value-type="float" office:value="92.759741" calcext:value-type="float">
            <text:p>92.759741</text:p>
          </table:table-cell>
          <table:table-cell office:value-type="float" office:value="5.959241" calcext:value-type="float">
            <text:p>5.959241</text:p>
          </table:table-cell>
          <table:table-cell office:value-type="float" office:value="10.334352" calcext:value-type="float">
            <text:p>10.334352</text:p>
          </table:table-cell>
          <table:table-cell office:value-type="float" office:value="109.074864" calcext:value-type="float">
            <text:p>109.0748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1.701501" calcext:value-type="float">
            <text:p>111.701501</text:p>
          </table:table-cell>
          <table:table-cell office:value-type="float" office:value="0.00792" calcext:value-type="float">
            <text:p>0.00792</text:p>
          </table:table-cell>
          <table:table-cell office:value-type="float" office:value="111.702372" calcext:value-type="float">
            <text:p>111.702372</text:p>
          </table:table-cell>
          <table:table-cell office:value-type="float" office:value="97.141077" calcext:value-type="float">
            <text:p>97.141077</text:p>
          </table:table-cell>
          <table:table-cell office:value-type="float" office:value="5.343986" calcext:value-type="float">
            <text:p>5.343986</text:p>
          </table:table-cell>
          <table:table-cell office:value-type="float" office:value="9.192234" calcext:value-type="float">
            <text:p>9.192234</text:p>
          </table:table-cell>
          <table:table-cell office:value-type="float" office:value="111.702533" calcext:value-type="float">
            <text:p>111.7025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1.894247" calcext:value-type="float">
            <text:p>111.894247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111.895013" calcext:value-type="float">
            <text:p>111.895013</text:p>
          </table:table-cell>
          <table:table-cell office:value-type="float" office:value="99.120949" calcext:value-type="float">
            <text:p>99.120949</text:p>
          </table:table-cell>
          <table:table-cell office:value-type="float" office:value="4.711943" calcext:value-type="float">
            <text:p>4.711943</text:p>
          </table:table-cell>
          <table:table-cell office:value-type="float" office:value="8.032584" calcext:value-type="float">
            <text:p>8.032584</text:p>
          </table:table-cell>
          <table:table-cell office:value-type="float" office:value="111.895187" calcext:value-type="float">
            <text:p>111.8951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1.872117" calcext:value-type="float">
            <text:p>111.872117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111.872805" calcext:value-type="float">
            <text:p>111.872805</text:p>
          </table:table-cell>
          <table:table-cell office:value-type="float" office:value="100.511568" calcext:value-type="float">
            <text:p>100.511568</text:p>
          </table:table-cell>
          <table:table-cell office:value-type="float" office:value="4.194051" calcext:value-type="float">
            <text:p>4.194051</text:p>
          </table:table-cell>
          <table:table-cell office:value-type="float" office:value="7.134115" calcext:value-type="float">
            <text:p>7.134115</text:p>
          </table:table-cell>
          <table:table-cell office:value-type="float" office:value="111.872877" calcext:value-type="float">
            <text:p>111.8728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1.546006" calcext:value-type="float">
            <text:p>111.546006</text:p>
          </table:table-cell>
          <table:table-cell office:value-type="float" office:value="0.008313" calcext:value-type="float">
            <text:p>0.008313</text:p>
          </table:table-cell>
          <table:table-cell office:value-type="float" office:value="111.546629" calcext:value-type="float">
            <text:p>111.546629</text:p>
          </table:table-cell>
          <table:table-cell office:value-type="float" office:value="101.195778" calcext:value-type="float">
            <text:p>101.195778</text:p>
          </table:table-cell>
          <table:table-cell office:value-type="float" office:value="3.792538" calcext:value-type="float">
            <text:p>3.792538</text:p>
          </table:table-cell>
          <table:table-cell office:value-type="float" office:value="6.52226" calcext:value-type="float">
            <text:p>6.52226</text:p>
          </table:table-cell>
          <table:table-cell office:value-type="float" office:value="111.546765" calcext:value-type="float">
            <text:p>111.5467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1.751342" calcext:value-type="float">
            <text:p>111.751342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111.751908" calcext:value-type="float">
            <text:p>111.751908</text:p>
          </table:table-cell>
          <table:table-cell office:value-type="float" office:value="102.242229" calcext:value-type="float">
            <text:p>102.242229</text:p>
          </table:table-cell>
          <table:table-cell office:value-type="float" office:value="3.515967" calcext:value-type="float">
            <text:p>3.515967</text:p>
          </table:table-cell>
          <table:table-cell office:value-type="float" office:value="5.953253" calcext:value-type="float">
            <text:p>5.953253</text:p>
          </table:table-cell>
          <table:table-cell office:value-type="float" office:value="111.752079" calcext:value-type="float">
            <text:p>111.7520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4.526586" calcext:value-type="float">
            <text:p>94.526586</text:p>
          </table:table-cell>
          <table:table-cell office:value-type="float" office:value="3.956932" calcext:value-type="float">
            <text:p>3.956932</text:p>
          </table:table-cell>
          <table:table-cell office:value-type="float" office:value="94.526669" calcext:value-type="float">
            <text:p>94.526669</text:p>
          </table:table-cell>
          <table:table-cell office:value-type="float" office:value="0.009236" calcext:value-type="float">
            <text:p>0.009236</text:p>
          </table:table-cell>
          <table:table-cell office:value-type="float" office:value="32.478449" calcext:value-type="float">
            <text:p>32.478449</text:p>
          </table:table-cell>
          <table:table-cell office:value-type="float" office:value="62.027772" calcext:value-type="float">
            <text:p>62.027772</text:p>
          </table:table-cell>
          <table:table-cell office:value-type="float" office:value="94.526771" calcext:value-type="float">
            <text:p>94.5267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3.389172" calcext:value-type="float">
            <text:p>93.389172</text:p>
          </table:table-cell>
          <table:table-cell office:value-type="float" office:value="0.007469" calcext:value-type="float">
            <text:p>0.007469</text:p>
          </table:table-cell>
          <table:table-cell office:value-type="float" office:value="93.391894" calcext:value-type="float">
            <text:p>93.391894</text:p>
          </table:table-cell>
          <table:table-cell office:value-type="float" office:value="44.940012" calcext:value-type="float">
            <text:p>44.940012</text:p>
          </table:table-cell>
          <table:table-cell office:value-type="float" office:value="16.866711" calcext:value-type="float">
            <text:p>16.866711</text:p>
          </table:table-cell>
          <table:table-cell office:value-type="float" office:value="31.563492" calcext:value-type="float">
            <text:p>31.563492</text:p>
          </table:table-cell>
          <table:table-cell office:value-type="float" office:value="93.392056" calcext:value-type="float">
            <text:p>93.3920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3.943301" calcext:value-type="float">
            <text:p>93.943301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93.945259" calcext:value-type="float">
            <text:p>93.945259</text:p>
          </table:table-cell>
          <table:table-cell office:value-type="float" office:value="61.24313" calcext:value-type="float">
            <text:p>61.24313</text:p>
          </table:table-cell>
          <table:table-cell office:value-type="float" office:value="11.457356" calcext:value-type="float">
            <text:p>11.457356</text:p>
          </table:table-cell>
          <table:table-cell office:value-type="float" office:value="21.228458" calcext:value-type="float">
            <text:p>21.228458</text:p>
          </table:table-cell>
          <table:table-cell office:value-type="float" office:value="93.945381" calcext:value-type="float">
            <text:p>93.9453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4.407409" calcext:value-type="float">
            <text:p>94.407409</text:p>
          </table:table-cell>
          <table:table-cell office:value-type="float" office:value="0.008015" calcext:value-type="float">
            <text:p>0.008015</text:p>
          </table:table-cell>
          <table:table-cell office:value-type="float" office:value="94.408775" calcext:value-type="float">
            <text:p>94.408775</text:p>
          </table:table-cell>
          <table:table-cell office:value-type="float" office:value="70.116961" calcext:value-type="float">
            <text:p>70.116961</text:p>
          </table:table-cell>
          <table:table-cell office:value-type="float" office:value="8.652303" calcext:value-type="float">
            <text:p>8.652303</text:p>
          </table:table-cell>
          <table:table-cell office:value-type="float" office:value="15.622086" calcext:value-type="float">
            <text:p>15.622086</text:p>
          </table:table-cell>
          <table:table-cell office:value-type="float" office:value="94.408891" calcext:value-type="float">
            <text:p>94.4088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5.925541" calcext:value-type="float">
            <text:p>95.925541</text:p>
          </table:table-cell>
          <table:table-cell office:value-type="float" office:value="0.007646" calcext:value-type="float">
            <text:p>0.007646</text:p>
          </table:table-cell>
          <table:table-cell office:value-type="float" office:value="95.926686" calcext:value-type="float">
            <text:p>95.926686</text:p>
          </table:table-cell>
          <table:table-cell office:value-type="float" office:value="76.301459" calcext:value-type="float">
            <text:p>76.301459</text:p>
          </table:table-cell>
          <table:table-cell office:value-type="float" office:value="7.06794" calcext:value-type="float">
            <text:p>7.06794</text:p>
          </table:table-cell>
          <table:table-cell office:value-type="float" office:value="12.537946" calcext:value-type="float">
            <text:p>12.537946</text:p>
          </table:table-cell>
          <table:table-cell office:value-type="float" office:value="95.926807" calcext:value-type="float">
            <text:p>95.9268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8.74085" calcext:value-type="float">
            <text:p>98.74085</text:p>
          </table:table-cell>
          <table:table-cell office:value-type="float" office:value="0.007464" calcext:value-type="float">
            <text:p>0.007464</text:p>
          </table:table-cell>
          <table:table-cell office:value-type="float" office:value="98.741864" calcext:value-type="float">
            <text:p>98.741864</text:p>
          </table:table-cell>
          <table:table-cell office:value-type="float" office:value="81.926674" calcext:value-type="float">
            <text:p>81.926674</text:p>
          </table:table-cell>
          <table:table-cell office:value-type="float" office:value="6.007412" calcext:value-type="float">
            <text:p>6.007412</text:p>
          </table:table-cell>
          <table:table-cell office:value-type="float" office:value="10.785077" calcext:value-type="float">
            <text:p>10.785077</text:p>
          </table:table-cell>
          <table:table-cell office:value-type="float" office:value="98.74198" calcext:value-type="float">
            <text:p>98.741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9.30523" calcext:value-type="float">
            <text:p>99.30523</text:p>
          </table:table-cell>
          <table:table-cell office:value-type="float" office:value="0.034759" calcext:value-type="float">
            <text:p>0.034759</text:p>
          </table:table-cell>
          <table:table-cell office:value-type="float" office:value="99.306096" calcext:value-type="float">
            <text:p>99.306096</text:p>
          </table:table-cell>
          <table:table-cell office:value-type="float" office:value="84.808337" calcext:value-type="float">
            <text:p>84.808337</text:p>
          </table:table-cell>
          <table:table-cell office:value-type="float" office:value="5.336891" calcext:value-type="float">
            <text:p>5.336891</text:p>
          </table:table-cell>
          <table:table-cell office:value-type="float" office:value="9.13671" calcext:value-type="float">
            <text:p>9.13671</text:p>
          </table:table-cell>
          <table:table-cell office:value-type="float" office:value="99.306209" calcext:value-type="float">
            <text:p>99.3062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8.58757" calcext:value-type="float">
            <text:p>98.58757</text:p>
          </table:table-cell>
          <table:table-cell office:value-type="float" office:value="0.007803" calcext:value-type="float">
            <text:p>0.007803</text:p>
          </table:table-cell>
          <table:table-cell office:value-type="float" office:value="98.588339" calcext:value-type="float">
            <text:p>98.588339</text:p>
          </table:table-cell>
          <table:table-cell office:value-type="float" office:value="85.856512" calcext:value-type="float">
            <text:p>85.856512</text:p>
          </table:table-cell>
          <table:table-cell office:value-type="float" office:value="4.686638" calcext:value-type="float">
            <text:p>4.686638</text:p>
          </table:table-cell>
          <table:table-cell office:value-type="float" office:value="8.016251" calcext:value-type="float">
            <text:p>8.016251</text:p>
          </table:table-cell>
          <table:table-cell office:value-type="float" office:value="98.588454" calcext:value-type="float">
            <text:p>98.5884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8.649971" calcext:value-type="float">
            <text:p>98.649971</text:p>
          </table:table-cell>
          <table:table-cell office:value-type="float" office:value="0.008827" calcext:value-type="float">
            <text:p>0.008827</text:p>
          </table:table-cell>
          <table:table-cell office:value-type="float" office:value="98.650652" calcext:value-type="float">
            <text:p>98.650652</text:p>
          </table:table-cell>
          <table:table-cell office:value-type="float" office:value="87.095043" calcext:value-type="float">
            <text:p>87.095043</text:p>
          </table:table-cell>
          <table:table-cell office:value-type="float" office:value="4.272022" calcext:value-type="float">
            <text:p>4.272022</text:p>
          </table:table-cell>
          <table:table-cell office:value-type="float" office:value="7.250564" calcext:value-type="float">
            <text:p>7.250564</text:p>
          </table:table-cell>
          <table:table-cell office:value-type="float" office:value="98.650772" calcext:value-type="float">
            <text:p>98.6507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.498459" calcext:value-type="float">
            <text:p>98.498459</text:p>
          </table:table-cell>
          <table:table-cell office:value-type="float" office:value="0.008401" calcext:value-type="float">
            <text:p>0.008401</text:p>
          </table:table-cell>
          <table:table-cell office:value-type="float" office:value="98.499114" calcext:value-type="float">
            <text:p>98.499114</text:p>
          </table:table-cell>
          <table:table-cell office:value-type="float" office:value="88.057793" calcext:value-type="float">
            <text:p>88.057793</text:p>
          </table:table-cell>
          <table:table-cell office:value-type="float" office:value="3.857399" calcext:value-type="float">
            <text:p>3.857399</text:p>
          </table:table-cell>
          <table:table-cell office:value-type="float" office:value="6.546765" calcext:value-type="float">
            <text:p>6.546765</text:p>
          </table:table-cell>
          <table:table-cell office:value-type="float" office:value="98.49928" calcext:value-type="float">
            <text:p>98.499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7.423244" calcext:value-type="float">
            <text:p>97.423244</text:p>
          </table:table-cell>
          <table:table-cell office:value-type="float" office:value="13.703384" calcext:value-type="float">
            <text:p>13.703384</text:p>
          </table:table-cell>
          <table:table-cell office:value-type="float" office:value="97.423743" calcext:value-type="float">
            <text:p>97.423743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33.254053" calcext:value-type="float">
            <text:p>33.254053</text:p>
          </table:table-cell>
          <table:table-cell office:value-type="float" office:value="64.149341" calcext:value-type="float">
            <text:p>64.149341</text:p>
          </table:table-cell>
          <table:table-cell office:value-type="float" office:value="97.423904" calcext:value-type="float">
            <text:p>97.4239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5.395251" calcext:value-type="float">
            <text:p>85.395251</text:p>
          </table:table-cell>
          <table:table-cell office:value-type="float" office:value="0.007381" calcext:value-type="float">
            <text:p>0.007381</text:p>
          </table:table-cell>
          <table:table-cell office:value-type="float" office:value="85.397982" calcext:value-type="float">
            <text:p>85.397982</text:p>
          </table:table-cell>
          <table:table-cell office:value-type="float" office:value="35.906113" calcext:value-type="float">
            <text:p>35.906113</text:p>
          </table:table-cell>
          <table:table-cell office:value-type="float" office:value="17.414927" calcext:value-type="float">
            <text:p>17.414927</text:p>
          </table:table-cell>
          <table:table-cell office:value-type="float" office:value="32.058961" calcext:value-type="float">
            <text:p>32.058961</text:p>
          </table:table-cell>
          <table:table-cell office:value-type="float" office:value="85.398115" calcext:value-type="float">
            <text:p>85.398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5.908083" calcext:value-type="float">
            <text:p>85.908083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85.909899" calcext:value-type="float">
            <text:p>85.909899</text:p>
          </table:table-cell>
          <table:table-cell office:value-type="float" office:value="53.222605" calcext:value-type="float">
            <text:p>53.222605</text:p>
          </table:table-cell>
          <table:table-cell office:value-type="float" office:value="11.569172" calcext:value-type="float">
            <text:p>11.569172</text:p>
          </table:table-cell>
          <table:table-cell office:value-type="float" office:value="21.101235" calcext:value-type="float">
            <text:p>21.101235</text:p>
          </table:table-cell>
          <table:table-cell office:value-type="float" office:value="85.910002" calcext:value-type="float">
            <text:p>85.9100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6.789773" calcext:value-type="float">
            <text:p>86.789773</text:p>
          </table:table-cell>
          <table:table-cell office:value-type="float" office:value="0.007712" calcext:value-type="float">
            <text:p>0.007712</text:p>
          </table:table-cell>
          <table:table-cell office:value-type="float" office:value="86.791146" calcext:value-type="float">
            <text:p>86.791146</text:p>
          </table:table-cell>
          <table:table-cell office:value-type="float" office:value="61.89633" calcext:value-type="float">
            <text:p>61.89633</text:p>
          </table:table-cell>
          <table:table-cell office:value-type="float" office:value="8.814576" calcext:value-type="float">
            <text:p>8.814576</text:p>
          </table:table-cell>
          <table:table-cell office:value-type="float" office:value="16.062727" calcext:value-type="float">
            <text:p>16.062727</text:p>
          </table:table-cell>
          <table:table-cell office:value-type="float" office:value="86.79126" calcext:value-type="float">
            <text:p>86.791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9.00633" calcext:value-type="float">
            <text:p>89.00633</text:p>
          </table:table-cell>
          <table:table-cell office:value-type="float" office:value="0.007931" calcext:value-type="float">
            <text:p>0.007931</text:p>
          </table:table-cell>
          <table:table-cell office:value-type="float" office:value="89.007549" calcext:value-type="float">
            <text:p>89.007549</text:p>
          </table:table-cell>
          <table:table-cell office:value-type="float" office:value="68.52562" calcext:value-type="float">
            <text:p>68.52562</text:p>
          </table:table-cell>
          <table:table-cell office:value-type="float" office:value="7.321751" calcext:value-type="float">
            <text:p>7.321751</text:p>
          </table:table-cell>
          <table:table-cell office:value-type="float" office:value="13.140182" calcext:value-type="float">
            <text:p>13.140182</text:p>
          </table:table-cell>
          <table:table-cell office:value-type="float" office:value="89.007672" calcext:value-type="float">
            <text:p>89.0076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9.58082" calcext:value-type="float">
            <text:p>89.58082</text:p>
          </table:table-cell>
          <table:table-cell office:value-type="float" office:value="0.007462" calcext:value-type="float">
            <text:p>0.007462</text:p>
          </table:table-cell>
          <table:table-cell office:value-type="float" office:value="89.581829" calcext:value-type="float">
            <text:p>89.581829</text:p>
          </table:table-cell>
          <table:table-cell office:value-type="float" office:value="72.591979" calcext:value-type="float">
            <text:p>72.591979</text:p>
          </table:table-cell>
          <table:table-cell office:value-type="float" office:value="6.160296" calcext:value-type="float">
            <text:p>6.160296</text:p>
          </table:table-cell>
          <table:table-cell office:value-type="float" office:value="10.80762" calcext:value-type="float">
            <text:p>10.80762</text:p>
          </table:table-cell>
          <table:table-cell office:value-type="float" office:value="89.581946" calcext:value-type="float">
            <text:p>89.5819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9.790088" calcext:value-type="float">
            <text:p>89.790088</text:p>
          </table:table-cell>
          <table:table-cell office:value-type="float" office:value="0.007716" calcext:value-type="float">
            <text:p>0.007716</text:p>
          </table:table-cell>
          <table:table-cell office:value-type="float" office:value="89.790962" calcext:value-type="float">
            <text:p>89.790962</text:p>
          </table:table-cell>
          <table:table-cell office:value-type="float" office:value="75.300983" calcext:value-type="float">
            <text:p>75.300983</text:p>
          </table:table-cell>
          <table:table-cell office:value-type="float" office:value="5.176519" calcext:value-type="float">
            <text:p>5.176519</text:p>
          </table:table-cell>
          <table:table-cell office:value-type="float" office:value="9.287494" calcext:value-type="float">
            <text:p>9.287494</text:p>
          </table:table-cell>
          <table:table-cell office:value-type="float" office:value="89.791084" calcext:value-type="float">
            <text:p>89.7910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9.187013" calcext:value-type="float">
            <text:p>89.187013</text:p>
          </table:table-cell>
          <table:table-cell office:value-type="float" office:value="0.008548" calcext:value-type="float">
            <text:p>0.008548</text:p>
          </table:table-cell>
          <table:table-cell office:value-type="float" office:value="89.187781" calcext:value-type="float">
            <text:p>89.187781</text:p>
          </table:table-cell>
          <table:table-cell office:value-type="float" office:value="76.185044" calcext:value-type="float">
            <text:p>76.185044</text:p>
          </table:table-cell>
          <table:table-cell office:value-type="float" office:value="4.761519" calcext:value-type="float">
            <text:p>4.761519</text:p>
          </table:table-cell>
          <table:table-cell office:value-type="float" office:value="8.211574" calcext:value-type="float">
            <text:p>8.211574</text:p>
          </table:table-cell>
          <table:table-cell office:value-type="float" office:value="89.187904" calcext:value-type="float">
            <text:p>89.1879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9.735034" calcext:value-type="float">
            <text:p>89.735034</text:p>
          </table:table-cell>
          <table:table-cell office:value-type="float" office:value="0.00831" calcext:value-type="float">
            <text:p>0.00831</text:p>
          </table:table-cell>
          <table:table-cell office:value-type="float" office:value="89.735718" calcext:value-type="float">
            <text:p>89.735718</text:p>
          </table:table-cell>
          <table:table-cell office:value-type="float" office:value="78.250254" calcext:value-type="float">
            <text:p>78.250254</text:p>
          </table:table-cell>
          <table:table-cell office:value-type="float" office:value="4.235978" calcext:value-type="float">
            <text:p>4.235978</text:p>
          </table:table-cell>
          <table:table-cell office:value-type="float" office:value="7.216343" calcext:value-type="float">
            <text:p>7.216343</text:p>
          </table:table-cell>
          <table:table-cell office:value-type="float" office:value="89.735858" calcext:value-type="float">
            <text:p>89.7358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8.498601" calcext:value-type="float">
            <text:p>98.498601</text:p>
          </table:table-cell>
          <table:table-cell office:value-type="float" office:value="21.031793" calcext:value-type="float">
            <text:p>21.031793</text:p>
          </table:table-cell>
          <table:table-cell office:value-type="float" office:value="98.499376" calcext:value-type="float">
            <text:p>98.499376</text:p>
          </table:table-cell>
          <table:table-cell office:value-type="float" office:value="0.00745" calcext:value-type="float">
            <text:p>0.00745</text:p>
          </table:table-cell>
          <table:table-cell office:value-type="float" office:value="33.472747" calcext:value-type="float">
            <text:p>33.472747</text:p>
          </table:table-cell>
          <table:table-cell office:value-type="float" office:value="65.006632" calcext:value-type="float">
            <text:p>65.006632</text:p>
          </table:table-cell>
          <table:table-cell office:value-type="float" office:value="98.499537" calcext:value-type="float">
            <text:p>98.4995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9.991933" calcext:value-type="float">
            <text:p>79.991933</text:p>
          </table:table-cell>
          <table:table-cell office:value-type="float" office:value="0.009144" calcext:value-type="float">
            <text:p>0.009144</text:p>
          </table:table-cell>
          <table:table-cell office:value-type="float" office:value="79.994653" calcext:value-type="float">
            <text:p>79.994653</text:p>
          </table:table-cell>
          <table:table-cell office:value-type="float" office:value="29.758786" calcext:value-type="float">
            <text:p>29.758786</text:p>
          </table:table-cell>
          <table:table-cell office:value-type="float" office:value="17.658863" calcext:value-type="float">
            <text:p>17.658863</text:p>
          </table:table-cell>
          <table:table-cell office:value-type="float" office:value="32.556467" calcext:value-type="float">
            <text:p>32.556467</text:p>
          </table:table-cell>
          <table:table-cell office:value-type="float" office:value="79.994775" calcext:value-type="float">
            <text:p>79.9947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1.029971" calcext:value-type="float">
            <text:p>81.029971</text:p>
          </table:table-cell>
          <table:table-cell office:value-type="float" office:value="0.007616" calcext:value-type="float">
            <text:p>0.007616</text:p>
          </table:table-cell>
          <table:table-cell office:value-type="float" office:value="81.031889" calcext:value-type="float">
            <text:p>81.031889</text:p>
          </table:table-cell>
          <table:table-cell office:value-type="float" office:value="47.359947" calcext:value-type="float">
            <text:p>47.359947</text:p>
          </table:table-cell>
          <table:table-cell office:value-type="float" office:value="11.912481" calcext:value-type="float">
            <text:p>11.912481</text:p>
          </table:table-cell>
          <table:table-cell office:value-type="float" office:value="21.73905" calcext:value-type="float">
            <text:p>21.73905</text:p>
          </table:table-cell>
          <table:table-cell office:value-type="float" office:value="81.032001" calcext:value-type="float">
            <text:p>81.032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2.439927" calcext:value-type="float">
            <text:p>82.439927</text:p>
          </table:table-cell>
          <table:table-cell office:value-type="float" office:value="0.008069" calcext:value-type="float">
            <text:p>0.008069</text:p>
          </table:table-cell>
          <table:table-cell office:value-type="float" office:value="82.441455" calcext:value-type="float">
            <text:p>82.441455</text:p>
          </table:table-cell>
          <table:table-cell office:value-type="float" office:value="56.716557" calcext:value-type="float">
            <text:p>56.716557</text:p>
          </table:table-cell>
          <table:table-cell office:value-type="float" office:value="9.032509" calcext:value-type="float">
            <text:p>9.032509</text:p>
          </table:table-cell>
          <table:table-cell office:value-type="float" office:value="16.674476" calcext:value-type="float">
            <text:p>16.674476</text:p>
          </table:table-cell>
          <table:table-cell office:value-type="float" office:value="82.441591" calcext:value-type="float">
            <text:p>82.4415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2.817618" calcext:value-type="float">
            <text:p>82.817618</text:p>
          </table:table-cell>
          <table:table-cell office:value-type="float" office:value="0.007949" calcext:value-type="float">
            <text:p>0.007949</text:p>
          </table:table-cell>
          <table:table-cell office:value-type="float" office:value="82.818844" calcext:value-type="float">
            <text:p>82.818844</text:p>
          </table:table-cell>
          <table:table-cell office:value-type="float" office:value="61.859929" calcext:value-type="float">
            <text:p>61.859929</text:p>
          </table:table-cell>
          <table:table-cell office:value-type="float" office:value="7.396905" calcext:value-type="float">
            <text:p>7.396905</text:p>
          </table:table-cell>
          <table:table-cell office:value-type="float" office:value="13.541618" calcext:value-type="float">
            <text:p>13.541618</text:p>
          </table:table-cell>
          <table:table-cell office:value-type="float" office:value="82.818958" calcext:value-type="float">
            <text:p>82.8189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3.193815" calcext:value-type="float">
            <text:p>83.193815</text:p>
          </table:table-cell>
          <table:table-cell office:value-type="float" office:value="0.007671" calcext:value-type="float">
            <text:p>0.007671</text:p>
          </table:table-cell>
          <table:table-cell office:value-type="float" office:value="83.194825" calcext:value-type="float">
            <text:p>83.194825</text:p>
          </table:table-cell>
          <table:table-cell office:value-type="float" office:value="66.032972" calcext:value-type="float">
            <text:p>66.032972</text:p>
          </table:table-cell>
          <table:table-cell office:value-type="float" office:value="6.162456" calcext:value-type="float">
            <text:p>6.162456</text:p>
          </table:table-cell>
          <table:table-cell office:value-type="float" office:value="10.975602" calcext:value-type="float">
            <text:p>10.975602</text:p>
          </table:table-cell>
          <table:table-cell office:value-type="float" office:value="83.194986" calcext:value-type="float">
            <text:p>83.1949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2.915391" calcext:value-type="float">
            <text:p>82.915391</text:p>
          </table:table-cell>
          <table:table-cell office:value-type="float" office:value="0.008471" calcext:value-type="float">
            <text:p>0.008471</text:p>
          </table:table-cell>
          <table:table-cell office:value-type="float" office:value="82.916264" calcext:value-type="float">
            <text:p>82.916264</text:p>
          </table:table-cell>
          <table:table-cell office:value-type="float" office:value="68.050972" calcext:value-type="float">
            <text:p>68.050972</text:p>
          </table:table-cell>
          <table:table-cell office:value-type="float" office:value="5.406937" calcext:value-type="float">
            <text:p>5.406937</text:p>
          </table:table-cell>
          <table:table-cell office:value-type="float" office:value="9.431139" calcext:value-type="float">
            <text:p>9.431139</text:p>
          </table:table-cell>
          <table:table-cell office:value-type="float" office:value="82.916382" calcext:value-type="float">
            <text:p>82.9163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2.668783" calcext:value-type="float">
            <text:p>82.668783</text:p>
          </table:table-cell>
          <table:table-cell office:value-type="float" office:value="0.008221" calcext:value-type="float">
            <text:p>0.008221</text:p>
          </table:table-cell>
          <table:table-cell office:value-type="float" office:value="82.669552" calcext:value-type="float">
            <text:p>82.669552</text:p>
          </table:table-cell>
          <table:table-cell office:value-type="float" office:value="69.787441" calcext:value-type="float">
            <text:p>69.787441</text:p>
          </table:table-cell>
          <table:table-cell office:value-type="float" office:value="4.623242" calcext:value-type="float">
            <text:p>4.623242</text:p>
          </table:table-cell>
          <table:table-cell office:value-type="float" office:value="8.228505" calcext:value-type="float">
            <text:p>8.228505</text:p>
          </table:table-cell>
          <table:table-cell office:value-type="float" office:value="82.669733" calcext:value-type="float">
            <text:p>82.6697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.349491" calcext:value-type="float">
            <text:p>99.349491</text:p>
          </table:table-cell>
          <table:table-cell office:value-type="float" office:value="26.339392" calcext:value-type="float">
            <text:p>26.339392</text:p>
          </table:table-cell>
          <table:table-cell office:value-type="float" office:value="99.350507" calcext:value-type="float">
            <text:p>99.350507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33.510224" calcext:value-type="float">
            <text:p>33.510224</text:p>
          </table:table-cell>
          <table:table-cell office:value-type="float" office:value="65.821789" calcext:value-type="float">
            <text:p>65.821789</text:p>
          </table:table-cell>
          <table:table-cell office:value-type="float" office:value="99.350627" calcext:value-type="float">
            <text:p>99.3506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6.139898" calcext:value-type="float">
            <text:p>76.139898</text:p>
          </table:table-cell>
          <table:table-cell office:value-type="float" office:value="0.007204" calcext:value-type="float">
            <text:p>0.007204</text:p>
          </table:table-cell>
          <table:table-cell office:value-type="float" office:value="76.139915" calcext:value-type="float">
            <text:p>76.139915</text:p>
          </table:table-cell>
          <table:table-cell office:value-type="float" office:value="24.761978" calcext:value-type="float">
            <text:p>24.761978</text:p>
          </table:table-cell>
          <table:table-cell office:value-type="float" office:value="18.18152" calcext:value-type="float">
            <text:p>18.18152</text:p>
          </table:table-cell>
          <table:table-cell office:value-type="float" office:value="33.176841" calcext:value-type="float">
            <text:p>33.176841</text:p>
          </table:table-cell>
          <table:table-cell office:value-type="float" office:value="76.140032" calcext:value-type="float">
            <text:p>76.1400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8.411329" calcext:value-type="float">
            <text:p>78.411329</text:p>
          </table:table-cell>
          <table:table-cell office:value-type="float" office:value="0.007684" calcext:value-type="float">
            <text:p>0.007684</text:p>
          </table:table-cell>
          <table:table-cell office:value-type="float" office:value="78.41322" calcext:value-type="float">
            <text:p>78.41322</text:p>
          </table:table-cell>
          <table:table-cell office:value-type="float" office:value="43.494988" calcext:value-type="float">
            <text:p>43.494988</text:p>
          </table:table-cell>
          <table:table-cell office:value-type="float" office:value="12.344872" calcext:value-type="float">
            <text:p>12.344872</text:p>
          </table:table-cell>
          <table:table-cell office:value-type="float" office:value="22.550578" calcext:value-type="float">
            <text:p>22.550578</text:p>
          </table:table-cell>
          <table:table-cell office:value-type="float" office:value="78.413381" calcext:value-type="float">
            <text:p>78.4133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8.728489" calcext:value-type="float">
            <text:p>78.728489</text:p>
          </table:table-cell>
          <table:table-cell office:value-type="float" office:value="0.007833" calcext:value-type="float">
            <text:p>0.007833</text:p>
          </table:table-cell>
          <table:table-cell office:value-type="float" office:value="78.729955" calcext:value-type="float">
            <text:p>78.729955</text:p>
          </table:table-cell>
          <table:table-cell office:value-type="float" office:value="52.390357" calcext:value-type="float">
            <text:p>52.390357</text:p>
          </table:table-cell>
          <table:table-cell office:value-type="float" office:value="9.328317" calcext:value-type="float">
            <text:p>9.328317</text:p>
          </table:table-cell>
          <table:table-cell office:value-type="float" office:value="16.991692" calcext:value-type="float">
            <text:p>16.991692</text:p>
          </table:table-cell>
          <table:table-cell office:value-type="float" office:value="78.730099" calcext:value-type="float">
            <text:p>78.7300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8.491021" calcext:value-type="float">
            <text:p>78.491021</text:p>
          </table:table-cell>
          <table:table-cell office:value-type="float" office:value="0.008149" calcext:value-type="float">
            <text:p>0.008149</text:p>
          </table:table-cell>
          <table:table-cell office:value-type="float" office:value="78.492244" calcext:value-type="float">
            <text:p>78.492244</text:p>
          </table:table-cell>
          <table:table-cell office:value-type="float" office:value="57.344722" calcext:value-type="float">
            <text:p>57.344722</text:p>
          </table:table-cell>
          <table:table-cell office:value-type="float" office:value="7.428395" calcext:value-type="float">
            <text:p>7.428395</text:p>
          </table:table-cell>
          <table:table-cell office:value-type="float" office:value="13.699801" calcext:value-type="float">
            <text:p>13.699801</text:p>
          </table:table-cell>
          <table:table-cell office:value-type="float" office:value="78.492406" calcext:value-type="float">
            <text:p>78.4924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8.124896" calcext:value-type="float">
            <text:p>78.124896</text:p>
          </table:table-cell>
          <table:table-cell office:value-type="float" office:value="0.008793" calcext:value-type="float">
            <text:p>0.008793</text:p>
          </table:table-cell>
          <table:table-cell office:value-type="float" office:value="78.125915" calcext:value-type="float">
            <text:p>78.125915</text:p>
          </table:table-cell>
          <table:table-cell office:value-type="float" office:value="60.534061" calcext:value-type="float">
            <text:p>60.534061</text:p>
          </table:table-cell>
          <table:table-cell office:value-type="float" office:value="6.245047" calcext:value-type="float">
            <text:p>6.245047</text:p>
          </table:table-cell>
          <table:table-cell office:value-type="float" office:value="11.32408" calcext:value-type="float">
            <text:p>11.32408</text:p>
          </table:table-cell>
          <table:table-cell office:value-type="float" office:value="78.126029" calcext:value-type="float">
            <text:p>78.1260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8.181348" calcext:value-type="float">
            <text:p>78.181348</text:p>
          </table:table-cell>
          <table:table-cell office:value-type="float" office:value="0.008908" calcext:value-type="float">
            <text:p>0.008908</text:p>
          </table:table-cell>
          <table:table-cell office:value-type="float" office:value="78.182228" calcext:value-type="float">
            <text:p>78.182228</text:p>
          </table:table-cell>
          <table:table-cell office:value-type="float" office:value="63.160901" calcext:value-type="float">
            <text:p>63.160901</text:p>
          </table:table-cell>
          <table:table-cell office:value-type="float" office:value="5.435068" calcext:value-type="float">
            <text:p>5.435068</text:p>
          </table:table-cell>
          <table:table-cell office:value-type="float" office:value="9.559779" calcext:value-type="float">
            <text:p>9.559779</text:p>
          </table:table-cell>
          <table:table-cell office:value-type="float" office:value="78.182346" calcext:value-type="float">
            <text:p>78.1823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.862893" calcext:value-type="float">
            <text:p>100.862893</text:p>
          </table:table-cell>
          <table:table-cell office:value-type="float" office:value="30.566494" calcext:value-type="float">
            <text:p>30.566494</text:p>
          </table:table-cell>
          <table:table-cell office:value-type="float" office:value="100.864131" calcext:value-type="float">
            <text:p>100.864131</text:p>
          </table:table-cell>
          <table:table-cell office:value-type="float" office:value="0.006739" calcext:value-type="float">
            <text:p>0.006739</text:p>
          </table:table-cell>
          <table:table-cell office:value-type="float" office:value="33.831253" calcext:value-type="float">
            <text:p>33.831253</text:p>
          </table:table-cell>
          <table:table-cell office:value-type="float" office:value="67.01491" calcext:value-type="float">
            <text:p>67.01491</text:p>
          </table:table-cell>
          <table:table-cell office:value-type="float" office:value="100.864251" calcext:value-type="float">
            <text:p>100.8642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4.570625" calcext:value-type="float">
            <text:p>74.570625</text:p>
          </table:table-cell>
          <table:table-cell office:value-type="float" office:value="0.092967" calcext:value-type="float">
            <text:p>0.092967</text:p>
          </table:table-cell>
          <table:table-cell office:value-type="float" office:value="74.570803" calcext:value-type="float">
            <text:p>74.570803</text:p>
          </table:table-cell>
          <table:table-cell office:value-type="float" office:value="21.352064" calcext:value-type="float">
            <text:p>21.352064</text:p>
          </table:table-cell>
          <table:table-cell office:value-type="float" office:value="18.769723" calcext:value-type="float">
            <text:p>18.769723</text:p>
          </table:table-cell>
          <table:table-cell office:value-type="float" office:value="34.42782" calcext:value-type="float">
            <text:p>34.42782</text:p>
          </table:table-cell>
          <table:table-cell office:value-type="float" office:value="74.570868" calcext:value-type="float">
            <text:p>74.5708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5.355994" calcext:value-type="float">
            <text:p>75.355994</text:p>
          </table:table-cell>
          <table:table-cell office:value-type="float" office:value="0.00759" calcext:value-type="float">
            <text:p>0.00759</text:p>
          </table:table-cell>
          <table:table-cell office:value-type="float" office:value="75.357876" calcext:value-type="float">
            <text:p>75.357876</text:p>
          </table:table-cell>
          <table:table-cell office:value-type="float" office:value="39.686421" calcext:value-type="float">
            <text:p>39.686421</text:p>
          </table:table-cell>
          <table:table-cell office:value-type="float" office:value="12.699475" calcext:value-type="float">
            <text:p>12.699475</text:p>
          </table:table-cell>
          <table:table-cell office:value-type="float" office:value="22.947192" calcext:value-type="float">
            <text:p>22.947192</text:p>
          </table:table-cell>
          <table:table-cell office:value-type="float" office:value="75.357943" calcext:value-type="float">
            <text:p>75.3579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5.553404" calcext:value-type="float">
            <text:p>75.553404</text:p>
          </table:table-cell>
          <table:table-cell office:value-type="float" office:value="0.008218" calcext:value-type="float">
            <text:p>0.008218</text:p>
          </table:table-cell>
          <table:table-cell office:value-type="float" office:value="75.554909" calcext:value-type="float">
            <text:p>75.554909</text:p>
          </table:table-cell>
          <table:table-cell office:value-type="float" office:value="49.009067" calcext:value-type="float">
            <text:p>49.009067</text:p>
          </table:table-cell>
          <table:table-cell office:value-type="float" office:value="9.418768" calcext:value-type="float">
            <text:p>9.418768</text:p>
          </table:table-cell>
          <table:table-cell office:value-type="float" office:value="17.109833" calcext:value-type="float">
            <text:p>17.109833</text:p>
          </table:table-cell>
          <table:table-cell office:value-type="float" office:value="75.555022" calcext:value-type="float">
            <text:p>75.5550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5.433623" calcext:value-type="float">
            <text:p>75.433623</text:p>
          </table:table-cell>
          <table:table-cell office:value-type="float" office:value="0.060941" calcext:value-type="float">
            <text:p>0.060941</text:p>
          </table:table-cell>
          <table:table-cell office:value-type="float" office:value="75.434851" calcext:value-type="float">
            <text:p>75.434851</text:p>
          </table:table-cell>
          <table:table-cell office:value-type="float" office:value="53.855663" calcext:value-type="float">
            <text:p>53.855663</text:p>
          </table:table-cell>
          <table:table-cell office:value-type="float" office:value="7.590832" calcext:value-type="float">
            <text:p>7.590832</text:p>
          </table:table-cell>
          <table:table-cell office:value-type="float" office:value="13.96602" calcext:value-type="float">
            <text:p>13.96602</text:p>
          </table:table-cell>
          <table:table-cell office:value-type="float" office:value="75.434962" calcext:value-type="float">
            <text:p>75.4349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5.028886" calcext:value-type="float">
            <text:p>75.028886</text:p>
          </table:table-cell>
          <table:table-cell office:value-type="float" office:value="0.008445" calcext:value-type="float">
            <text:p>0.008445</text:p>
          </table:table-cell>
          <table:table-cell office:value-type="float" office:value="75.029968" calcext:value-type="float">
            <text:p>75.029968</text:p>
          </table:table-cell>
          <table:table-cell office:value-type="float" office:value="57.113062" calcext:value-type="float">
            <text:p>57.113062</text:p>
          </table:table-cell>
          <table:table-cell office:value-type="float" office:value="6.340784" calcext:value-type="float">
            <text:p>6.340784</text:p>
          </table:table-cell>
          <table:table-cell office:value-type="float" office:value="11.552688" calcext:value-type="float">
            <text:p>11.552688</text:p>
          </table:table-cell>
          <table:table-cell office:value-type="float" office:value="75.030088" calcext:value-type="float">
            <text:p>75.030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5.055884" calcext:value-type="float">
            <text:p>105.055884</text:p>
          </table:table-cell>
          <table:table-cell office:value-type="float" office:value="35.229625" calcext:value-type="float">
            <text:p>35.229625</text:p>
          </table:table-cell>
          <table:table-cell office:value-type="float" office:value="105.057198" calcext:value-type="float">
            <text:p>105.057198</text:p>
          </table:table-cell>
          <table:table-cell office:value-type="float" office:value="0.007111" calcext:value-type="float">
            <text:p>0.007111</text:p>
          </table:table-cell>
          <table:table-cell office:value-type="float" office:value="35.346123" calcext:value-type="float">
            <text:p>35.346123</text:p>
          </table:table-cell>
          <table:table-cell office:value-type="float" office:value="69.692739" calcext:value-type="float">
            <text:p>69.692739</text:p>
          </table:table-cell>
          <table:table-cell office:value-type="float" office:value="105.057315" calcext:value-type="float">
            <text:p>105.0573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2.187323" calcext:value-type="float">
            <text:p>72.187323</text:p>
          </table:table-cell>
          <table:table-cell office:value-type="float" office:value="0.011952" calcext:value-type="float">
            <text:p>0.011952</text:p>
          </table:table-cell>
          <table:table-cell office:value-type="float" office:value="72.187669" calcext:value-type="float">
            <text:p>72.187669</text:p>
          </table:table-cell>
          <table:table-cell office:value-type="float" office:value="18.103924" calcext:value-type="float">
            <text:p>18.103924</text:p>
          </table:table-cell>
          <table:table-cell office:value-type="float" office:value="19.031607" calcext:value-type="float">
            <text:p>19.031607</text:p>
          </table:table-cell>
          <table:table-cell office:value-type="float" office:value="35.026821" calcext:value-type="float">
            <text:p>35.026821</text:p>
          </table:table-cell>
          <table:table-cell office:value-type="float" office:value="72.187786" calcext:value-type="float">
            <text:p>72.1877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2.799048" calcext:value-type="float">
            <text:p>72.799048</text:p>
          </table:table-cell>
          <table:table-cell office:value-type="float" office:value="0.007656" calcext:value-type="float">
            <text:p>0.007656</text:p>
          </table:table-cell>
          <table:table-cell office:value-type="float" office:value="72.800923" calcext:value-type="float">
            <text:p>72.800923</text:p>
          </table:table-cell>
          <table:table-cell office:value-type="float" office:value="36.541401" calcext:value-type="float">
            <text:p>36.541401</text:p>
          </table:table-cell>
          <table:table-cell office:value-type="float" office:value="12.957633" calcext:value-type="float">
            <text:p>12.957633</text:p>
          </table:table-cell>
          <table:table-cell office:value-type="float" office:value="23.275201" calcext:value-type="float">
            <text:p>23.275201</text:p>
          </table:table-cell>
          <table:table-cell office:value-type="float" office:value="72.801037" calcext:value-type="float">
            <text:p>72.8010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2.940862" calcext:value-type="float">
            <text:p>72.940862</text:p>
          </table:table-cell>
          <table:table-cell office:value-type="float" office:value="0.009035" calcext:value-type="float">
            <text:p>0.009035</text:p>
          </table:table-cell>
          <table:table-cell office:value-type="float" office:value="72.942386" calcext:value-type="float">
            <text:p>72.942386</text:p>
          </table:table-cell>
          <table:table-cell office:value-type="float" office:value="45.788482" calcext:value-type="float">
            <text:p>45.788482</text:p>
          </table:table-cell>
          <table:table-cell office:value-type="float" office:value="9.770216" calcext:value-type="float">
            <text:p>9.770216</text:p>
          </table:table-cell>
          <table:table-cell office:value-type="float" office:value="17.364174" calcext:value-type="float">
            <text:p>17.364174</text:p>
          </table:table-cell>
          <table:table-cell office:value-type="float" office:value="72.942499" calcext:value-type="float">
            <text:p>72.9424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2.607809" calcext:value-type="float">
            <text:p>72.607809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72.609036" calcext:value-type="float">
            <text:p>72.609036</text:p>
          </table:table-cell>
          <table:table-cell office:value-type="float" office:value="50.666505" calcext:value-type="float">
            <text:p>50.666505</text:p>
          </table:table-cell>
          <table:table-cell office:value-type="float" office:value="7.790344" calcext:value-type="float">
            <text:p>7.790344</text:p>
          </table:table-cell>
          <table:table-cell office:value-type="float" office:value="14.132478" calcext:value-type="float">
            <text:p>14.132478</text:p>
          </table:table-cell>
          <table:table-cell office:value-type="float" office:value="72.609151" calcext:value-type="float">
            <text:p>72.6091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5.841533" calcext:value-type="float">
            <text:p>105.841533</text:p>
          </table:table-cell>
          <table:table-cell office:value-type="float" office:value="37.667516" calcext:value-type="float">
            <text:p>37.667516</text:p>
          </table:table-cell>
          <table:table-cell office:value-type="float" office:value="105.843002" calcext:value-type="float">
            <text:p>105.843002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35.206917" calcext:value-type="float">
            <text:p>35.206917</text:p>
          </table:table-cell>
          <table:table-cell office:value-type="float" office:value="70.616333" calcext:value-type="float">
            <text:p>70.616333</text:p>
          </table:table-cell>
          <table:table-cell office:value-type="float" office:value="105.843166" calcext:value-type="float">
            <text:p>105.8431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0.245191" calcext:value-type="float">
            <text:p>70.245191</text:p>
          </table:table-cell>
          <table:table-cell office:value-type="float" office:value="0.010968" calcext:value-type="float">
            <text:p>0.010968</text:p>
          </table:table-cell>
          <table:table-cell office:value-type="float" office:value="70.245628" calcext:value-type="float">
            <text:p>70.245628</text:p>
          </table:table-cell>
          <table:table-cell office:value-type="float" office:value="15.436763" calcext:value-type="float">
            <text:p>15.436763</text:p>
          </table:table-cell>
          <table:table-cell office:value-type="float" office:value="19.13048" calcext:value-type="float">
            <text:p>19.13048</text:p>
          </table:table-cell>
          <table:table-cell office:value-type="float" office:value="35.649579" calcext:value-type="float">
            <text:p>35.649579</text:p>
          </table:table-cell>
          <table:table-cell office:value-type="float" office:value="70.245791" calcext:value-type="float">
            <text:p>70.2457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0.910238" calcext:value-type="float">
            <text:p>70.910238</text:p>
          </table:table-cell>
          <table:table-cell office:value-type="float" office:value="0.007928" calcext:value-type="float">
            <text:p>0.007928</text:p>
          </table:table-cell>
          <table:table-cell office:value-type="float" office:value="70.912244" calcext:value-type="float">
            <text:p>70.912244</text:p>
          </table:table-cell>
          <table:table-cell office:value-type="float" office:value="33.784853" calcext:value-type="float">
            <text:p>33.784853</text:p>
          </table:table-cell>
          <table:table-cell office:value-type="float" office:value="13.310091" calcext:value-type="float">
            <text:p>13.310091</text:p>
          </table:table-cell>
          <table:table-cell office:value-type="float" office:value="23.788002" calcext:value-type="float">
            <text:p>23.788002</text:p>
          </table:table-cell>
          <table:table-cell office:value-type="float" office:value="70.912311" calcext:value-type="float">
            <text:p>70.9123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0.662568" calcext:value-type="float">
            <text:p>70.66256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70.664061" calcext:value-type="float">
            <text:p>70.664061</text:p>
          </table:table-cell>
          <table:table-cell office:value-type="float" office:value="43.347499" calcext:value-type="float">
            <text:p>43.347499</text:p>
          </table:table-cell>
          <table:table-cell office:value-type="float" office:value="9.919581" calcext:value-type="float">
            <text:p>9.919581</text:p>
          </table:table-cell>
          <table:table-cell office:value-type="float" office:value="17.375857" calcext:value-type="float">
            <text:p>17.375857</text:p>
          </table:table-cell>
          <table:table-cell office:value-type="float" office:value="70.664179" calcext:value-type="float">
            <text:p>70.6641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6.303017" calcext:value-type="float">
            <text:p>106.303017</text:p>
          </table:table-cell>
          <table:table-cell office:value-type="float" office:value="39.725829" calcext:value-type="float">
            <text:p>39.725829</text:p>
          </table:table-cell>
          <table:table-cell office:value-type="float" office:value="106.304482" calcext:value-type="float">
            <text:p>106.304482</text:p>
          </table:table-cell>
          <table:table-cell office:value-type="float" office:value="0.006418" calcext:value-type="float">
            <text:p>0.006418</text:p>
          </table:table-cell>
          <table:table-cell office:value-type="float" office:value="35.187621" calcext:value-type="float">
            <text:p>35.187621</text:p>
          </table:table-cell>
          <table:table-cell office:value-type="float" office:value="71.096576" calcext:value-type="float">
            <text:p>71.096576</text:p>
          </table:table-cell>
          <table:table-cell office:value-type="float" office:value="106.3046" calcext:value-type="float">
            <text:p>106.30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8.38232" calcext:value-type="float">
            <text:p>68.38232</text:p>
          </table:table-cell>
          <table:table-cell office:value-type="float" office:value="0.035606" calcext:value-type="float">
            <text:p>0.035606</text:p>
          </table:table-cell>
          <table:table-cell office:value-type="float" office:value="68.382869" calcext:value-type="float">
            <text:p>68.382869</text:p>
          </table:table-cell>
          <table:table-cell office:value-type="float" office:value="12.456345" calcext:value-type="float">
            <text:p>12.456345</text:p>
          </table:table-cell>
          <table:table-cell office:value-type="float" office:value="19.367749" calcext:value-type="float">
            <text:p>19.367749</text:p>
          </table:table-cell>
          <table:table-cell office:value-type="float" office:value="36.526527" calcext:value-type="float">
            <text:p>36.526527</text:p>
          </table:table-cell>
          <table:table-cell office:value-type="float" office:value="68.38303" calcext:value-type="float">
            <text:p>68.383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8.942873" calcext:value-type="float">
            <text:p>68.942873</text:p>
          </table:table-cell>
          <table:table-cell office:value-type="float" office:value="0.007853" calcext:value-type="float">
            <text:p>0.007853</text:p>
          </table:table-cell>
          <table:table-cell office:value-type="float" office:value="68.944884" calcext:value-type="float">
            <text:p>68.944884</text:p>
          </table:table-cell>
          <table:table-cell office:value-type="float" office:value="31.248782" calcext:value-type="float">
            <text:p>31.248782</text:p>
          </table:table-cell>
          <table:table-cell office:value-type="float" office:value="13.688132" calcext:value-type="float">
            <text:p>13.688132</text:p>
          </table:table-cell>
          <table:table-cell office:value-type="float" office:value="23.983045" calcext:value-type="float">
            <text:p>23.983045</text:p>
          </table:table-cell>
          <table:table-cell office:value-type="float" office:value="68.944951" calcext:value-type="float">
            <text:p>68.9449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7.135066" calcext:value-type="float">
            <text:p>107.135066</text:p>
          </table:table-cell>
          <table:table-cell office:value-type="float" office:value="42.049353" calcext:value-type="float">
            <text:p>42.049353</text:p>
          </table:table-cell>
          <table:table-cell office:value-type="float" office:value="107.136577" calcext:value-type="float">
            <text:p>107.136577</text:p>
          </table:table-cell>
          <table:table-cell office:value-type="float" office:value="0.006526" calcext:value-type="float">
            <text:p>0.006526</text:p>
          </table:table-cell>
          <table:table-cell office:value-type="float" office:value="35.365173" calcext:value-type="float">
            <text:p>35.365173</text:p>
          </table:table-cell>
          <table:table-cell office:value-type="float" office:value="71.752231" calcext:value-type="float">
            <text:p>71.752231</text:p>
          </table:table-cell>
          <table:table-cell office:value-type="float" office:value="107.136739" calcext:value-type="float">
            <text:p>107.136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6.720541" calcext:value-type="float">
            <text:p>66.720541</text:p>
          </table:table-cell>
          <table:table-cell office:value-type="float" office:value="0.019947" calcext:value-type="float">
            <text:p>0.019947</text:p>
          </table:table-cell>
          <table:table-cell office:value-type="float" office:value="66.721161" calcext:value-type="float">
            <text:p>66.721161</text:p>
          </table:table-cell>
          <table:table-cell office:value-type="float" office:value="9.960951" calcext:value-type="float">
            <text:p>9.960951</text:p>
          </table:table-cell>
          <table:table-cell office:value-type="float" office:value="19.450556" calcext:value-type="float">
            <text:p>19.450556</text:p>
          </table:table-cell>
          <table:table-cell office:value-type="float" office:value="37.277165" calcext:value-type="float">
            <text:p>37.277165</text:p>
          </table:table-cell>
          <table:table-cell office:value-type="float" office:value="66.721276" calcext:value-type="float">
            <text:p>66.7212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7.39448" calcext:value-type="float">
            <text:p>107.39448</text:p>
          </table:table-cell>
          <table:table-cell office:value-type="float" office:value="43.682345" calcext:value-type="float">
            <text:p>43.682345</text:p>
          </table:table-cell>
          <table:table-cell office:value-type="float" office:value="107.396035" calcext:value-type="float">
            <text:p>107.396035</text:p>
          </table:table-cell>
          <table:table-cell office:value-type="float" office:value="0.006442" calcext:value-type="float">
            <text:p>0.006442</text:p>
          </table:table-cell>
          <table:table-cell office:value-type="float" office:value="35.313794" calcext:value-type="float">
            <text:p>35.313794</text:p>
          </table:table-cell>
          <table:table-cell office:value-type="float" office:value="72.062709" calcext:value-type="float">
            <text:p>72.062709</text:p>
          </table:table-cell>
          <table:table-cell office:value-type="float" office:value="107.396149" calcext:value-type="float">
            <text:p>107.396149</text:p>
          </table:table-cell>
        </table:table-row>
      </table:table>
      <table:table table:name="DRAM_190620" table:style-name="ta1">
        <table:table-column table:style-name="co5" table:number-columns-repeated="2" table:default-cell-style-name="Default"/>
        <table:table-column table:style-name="co9" table:default-cell-style-name="ce1"/>
        <table:table-column table:style-name="co5" table:number-columns-repeated="3" table:default-cell-style-name="Default"/>
        <table:table-column table:style-name="co5" table:default-cell-style-name="ce2"/>
        <table:table-column table:style-name="co5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he sum in mb is the total amout of MB the program loads for arrays before it ends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m in mb</text:p>
          </table:table-cell>
          <table:table-cell table:style-name="ce1" table:formula="of:=([.I13]*([.I14]+[.I15]+[.I16])+[.I15])*8*2*0.000001" office:value-type="float" office:value="4802492.817712" calcext:value-type="float">
            <text:p>4802492.82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table:style-name="Default"/>
          <table:table-cell office:value-type="string" calcext:value-type="string">
            <text:p>Measured time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Predicted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Speed Res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formula="of:=[.I20]/[.B13]" office:value-type="float" office:value="435.087227551368" calcext:value-type="float">
            <text:p>435.09</text:p>
          </table:table-cell>
          <table:table-cell office:value-type="float" office:value="449.906961" calcext:value-type="float">
            <text:p>449.906961</text:p>
          </table:table-cell>
          <table:table-cell office:value-type="float" office:value="388.983972" calcext:value-type="float">
            <text:p>388.983972</text:p>
          </table:table-cell>
          <table:table-cell office:value-type="float" office:value="60.922989" calcext:value-type="float">
            <text:p>60.922989</text:p>
          </table:table-cell>
          <table:table-cell table:formula="of:=[.B3]/[.D13]" office:value-type="float" office:value="10674.4132320993" calcext:value-type="float">
            <text:p>10674.4</text:p>
          </table:table-cell>
          <table:table-cell office:value-type="string" calcext:value-type="string">
            <text:p>n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formula="of:=[.I20]/[.B14]" office:value-type="float" office:value="226.511311089143" calcext:value-type="float">
            <text:p>226.51</text:p>
          </table:table-cell>
          <table:table-cell office:value-type="float" office:value="246.030796" calcext:value-type="float">
            <text:p>246.030796</text:p>
          </table:table-cell>
          <table:table-cell office:value-type="float" office:value="212.383993" calcext:value-type="float">
            <text:p>212.383993</text:p>
          </table:table-cell>
          <table:table-cell office:value-type="float" office:value="33.646803" calcext:value-type="float">
            <text:p>33.646803</text:p>
          </table:table-cell>
          <table:table-cell table:formula="of:=[.B3]/[.D14]" office:value-type="float" office:value="19519.8848916133" calcext:value-type="float">
            <text:p>19519.9</text:p>
          </table:table-cell>
          <table:table-cell office:value-type="string" calcext:value-type="string">
            <text:p>dwp_size</text:p>
          </table:table-cell>
          <table:table-cell office:value-type="float" office:value="1001106" calcext:value-type="float">
            <text:p>10011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formula="of:=[.I20]/[.B15]" office:value-type="float" office:value="139.908314913244" calcext:value-type="float">
            <text:p>139.91</text:p>
          </table:table-cell>
          <table:table-cell office:value-type="float" office:value="173.816023" calcext:value-type="float">
            <text:p>173.816023</text:p>
          </table:table-cell>
          <table:table-cell office:value-type="float" office:value="151.697367" calcext:value-type="float">
            <text:p>151.697367</text:p>
          </table:table-cell>
          <table:table-cell office:value-type="float" office:value="22.118656" calcext:value-type="float">
            <text:p>22.118656</text:p>
          </table:table-cell>
          <table:table-cell table:formula="of:=[.B3]/[.D15]" office:value-type="float" office:value="27629.7474468853" calcext:value-type="float">
            <text:p>27629.7</text:p>
          </table:table-cell>
          <table:table-cell office:value-type="string" calcext:value-type="string">
            <text:p>nodes</text:p>
          </table:table-cell>
          <table:table-cell office:value-type="float" office:value="1001107" calcext:value-type="float">
            <text:p>1001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formula="of:=[.I20]/[.B16]" office:value-type="float" office:value="109.189750988155" calcext:value-type="float">
            <text:p>109.19</text:p>
          </table:table-cell>
          <table:table-cell office:value-type="float" office:value="137.741346" calcext:value-type="float">
            <text:p>137.741346</text:p>
          </table:table-cell>
          <table:table-cell office:value-type="float" office:value="121.18954" calcext:value-type="float">
            <text:p>121.18954</text:p>
          </table:table-cell>
          <table:table-cell office:value-type="float" office:value="16.551806" calcext:value-type="float">
            <text:p>16.551806</text:p>
          </table:table-cell>
          <table:table-cell table:formula="of:=[.B3]/[.D16]" office:value-type="float" office:value="34866.0221289837" calcext:value-type="float">
            <text:p>34866.0</text:p>
          </table:table-cell>
          <table:table-cell office:value-type="string" calcext:value-type="string">
            <text:p>crs_row_ptr</text:p>
          </table:table-cell>
          <table:table-cell office:value-type="float" office:value="4000883" calcext:value-type="float">
            <text:p>40008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formula="of:=[.I20]/[.B17]" office:value-type="float" office:value="99.7692541489114" calcext:value-type="float">
            <text:p>99.77</text:p>
          </table:table-cell>
          <table:table-cell office:value-type="float" office:value="115.889799" calcext:value-type="float">
            <text:p>115.889799</text:p>
          </table:table-cell>
          <table:table-cell office:value-type="float" office:value="102.478273" calcext:value-type="float">
            <text:p>102.478273</text:p>
          </table:table-cell>
          <table:table-cell office:value-type="float" office:value="13.411526" calcext:value-type="float">
            <text:p>13.411526</text:p>
          </table:table-cell>
          <table:table-cell table:formula="of:=[.B3]/[.D17]" office:value-type="float" office:value="41440.1686701692" calcext:value-type="float">
            <text:p>41440.2</text:p>
          </table:table-cell>
          <table:table-cell office:value-type="string" calcext:value-type="string">
            <text:p>by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formula="of:=[.I20]/[.B18]" office:value-type="float" office:value="94.9653520340116" calcext:value-type="float">
            <text:p>94.97</text:p>
          </table:table-cell>
          <table:table-cell office:value-type="float" office:value="101.826506" calcext:value-type="float">
            <text:p>101.826506</text:p>
          </table:table-cell>
          <table:table-cell office:value-type="float" office:value="90.493629" calcext:value-type="float">
            <text:p>90.493629</text:p>
          </table:table-cell>
          <table:table-cell office:value-type="float" office:value="11.332877" calcext:value-type="float">
            <text:p>11.332877</text:p>
          </table:table-cell>
          <table:table-cell table:formula="of:=[.B3]/[.D18]" office:value-type="float" office:value="47163.4843064536" calcext:value-type="float">
            <text:p>47163.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formula="of:=[.I20]/[.B19]" office:value-type="float" office:value="91.2396994017782" calcext:value-type="float">
            <text:p>91.24</text:p>
          </table:table-cell>
          <table:table-cell office:value-type="float" office:value="92.47383" calcext:value-type="float">
            <text:p>92.47383</text:p>
          </table:table-cell>
          <table:table-cell office:value-type="float" office:value="82.510421" calcext:value-type="float">
            <text:p>82.510421</text:p>
          </table:table-cell>
          <table:table-cell office:value-type="float" office:value="9.963409" calcext:value-type="float">
            <text:p>9.963409</text:p>
          </table:table-cell>
          <table:table-cell table:formula="of:=[.B3]/[.D19]" office:value-type="float" office:value="51933.5342519284" calcext:value-type="float">
            <text:p>51933.5</text:p>
          </table:table-cell>
          <table:table-cell office:value-type="string" calcext:value-type="string">
            <text:p>(nodes+n*(dwp_size+crs_row_ptr+nodes))*bytes*2*0.0000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formula="of:=[.I20]/[.B20]" office:value-type="float" office:value="86.3617906761855" calcext:value-type="float">
            <text:p>86.36</text:p>
          </table:table-cell>
          <table:table-cell office:value-type="float" office:value="86.601156" calcext:value-type="float">
            <text:p>86.601156</text:p>
          </table:table-cell>
          <table:table-cell office:value-type="float" office:value="77.53447" calcext:value-type="float">
            <text:p>77.53447</text:p>
          </table:table-cell>
          <table:table-cell office:value-type="float" office:value="9.066686" calcext:value-type="float">
            <text:p>9.066686</text:p>
          </table:table-cell>
          <table:table-cell table:formula="of:=[.B3]/[.D20]" office:value-type="float" office:value="55455.2968982539" calcext:value-type="float">
            <text:p>55455.3</text:p>
          </table:table-cell>
          <table:table-cell office:value-type="string" calcext:value-type="string">
            <text:p>sum in mb</text:p>
          </table:table-cell>
          <table:table-cell table:style-name="ce1" table:formula="of:=([.I13]*([.I14]+[.I15]+[.I16])+[.I15])*8*2*0.000001" office:value-type="float" office:value="4802492.817712" calcext:value-type="float">
            <text:p>4802492.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formula="of:=[.I20]/[.B21]" office:value-type="float" office:value="82.7916082147327" calcext:value-type="float">
            <text:p>82.79</text:p>
          </table:table-cell>
          <table:table-cell office:value-type="float" office:value="80.762937" calcext:value-type="float">
            <text:p>80.762937</text:p>
          </table:table-cell>
          <table:table-cell office:value-type="float" office:value="72.623232" calcext:value-type="float">
            <text:p>72.623232</text:p>
          </table:table-cell>
          <table:table-cell office:value-type="float" office:value="8.139705" calcext:value-type="float">
            <text:p>8.139705</text:p>
          </table:table-cell>
          <table:table-cell table:formula="of:=[.B3]/[.D21]" office:value-type="float" office:value="59464.0684960727" calcext:value-type="float">
            <text:p>59464.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formula="of:=[.I20]/[.B22]" office:value-type="float" office:value="78.6146903323348" calcext:value-type="float">
            <text:p>78.61</text:p>
          </table:table-cell>
          <table:table-cell office:value-type="float" office:value="76.268689" calcext:value-type="float">
            <text:p>76.268689</text:p>
          </table:table-cell>
          <table:table-cell office:value-type="float" office:value="68.863472" calcext:value-type="float">
            <text:p>68.863472</text:p>
          </table:table-cell>
          <table:table-cell office:value-type="float" office:value="7.405217" calcext:value-type="float">
            <text:p>7.405217</text:p>
          </table:table-cell>
          <table:table-cell table:formula="of:=[.B3]/[.D22]" office:value-type="float" office:value="62968.0787840997" calcext:value-type="float">
            <text:p>62968.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formula="of:=[.I20]/[.B23]" office:value-type="float" office:value="78.3325909362736" calcext:value-type="float">
            <text:p>78.33</text:p>
          </table:table-cell>
          <table:table-cell office:value-type="float" office:value="72.861529" calcext:value-type="float">
            <text:p>72.861529</text:p>
          </table:table-cell>
          <table:table-cell office:value-type="float" office:value="66.029367" calcext:value-type="float">
            <text:p>66.029367</text:p>
          </table:table-cell>
          <table:table-cell office:value-type="float" office:value="6.832162" calcext:value-type="float">
            <text:p>6.832162</text:p>
          </table:table-cell>
          <table:table-cell table:formula="of:=[.B3]/[.D23]" office:value-type="float" office:value="65912.6000184816" calcext:value-type="float">
            <text:p>65912.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formula="of:=[.I20]/[.B24]" office:value-type="float" office:value="75.7694147912216" calcext:value-type="float">
            <text:p>75.77</text:p>
          </table:table-cell>
          <table:table-cell office:value-type="float" office:value="71.826794" calcext:value-type="float">
            <text:p>71.826794</text:p>
          </table:table-cell>
          <table:table-cell office:value-type="float" office:value="65.339453" calcext:value-type="float">
            <text:p>65.339453</text:p>
          </table:table-cell>
          <table:table-cell office:value-type="float" office:value="6.487341" calcext:value-type="float">
            <text:p>6.487341</text:p>
          </table:table-cell>
          <table:table-cell table:formula="of:=[.B3]/[.D24]" office:value-type="float" office:value="66862.1352877312" calcext:value-type="float">
            <text:p>66862.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formula="of:=[.I20]/[.B25]" office:value-type="float" office:value="74.8681572929255" calcext:value-type="float">
            <text:p>74.87</text:p>
          </table:table-cell>
          <table:table-cell office:value-type="float" office:value="70.487576" calcext:value-type="float">
            <text:p>70.487576</text:p>
          </table:table-cell>
          <table:table-cell office:value-type="float" office:value="64.315046" calcext:value-type="float">
            <text:p>64.315046</text:p>
          </table:table-cell>
          <table:table-cell office:value-type="float" office:value="6.17253" calcext:value-type="float">
            <text:p>6.17253</text:p>
          </table:table-cell>
          <table:table-cell table:formula="of:=[.B3]/[.D25]" office:value-type="float" office:value="68132.4722772705" calcext:value-type="float">
            <text:p>68132.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formula="of:=[.I20]/[.B26]" office:value-type="float" office:value="74.5080802052873" calcext:value-type="float">
            <text:p>74.51</text:p>
          </table:table-cell>
          <table:table-cell office:value-type="float" office:value="68.916222" calcext:value-type="float">
            <text:p>68.916222</text:p>
          </table:table-cell>
          <table:table-cell office:value-type="float" office:value="63.121421" calcext:value-type="float">
            <text:p>63.121421</text:p>
          </table:table-cell>
          <table:table-cell office:value-type="float" office:value="5.794801" calcext:value-type="float">
            <text:p>5.794801</text:p>
          </table:table-cell>
          <table:table-cell table:formula="of:=[.B3]/[.D26]" office:value-type="float" office:value="69685.9560541784" calcext:value-type="float">
            <text:p>69686.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formula="of:=[.I20]/[.B27]" office:value-type="float" office:value="74.1056818460019" calcext:value-type="float">
            <text:p>74.11</text:p>
          </table:table-cell>
          <table:table-cell office:value-type="float" office:value="67.58736" calcext:value-type="float">
            <text:p>67.58736</text:p>
          </table:table-cell>
          <table:table-cell office:value-type="float" office:value="62.1002" calcext:value-type="float">
            <text:p>62.1002</text:p>
          </table:table-cell>
          <table:table-cell office:value-type="float" office:value="5.48716" calcext:value-type="float">
            <text:p>5.48716</text:p>
          </table:table-cell>
          <table:table-cell table:formula="of:=[.B3]/[.D27]" office:value-type="float" office:value="71056.0793869149" calcext:value-type="float">
            <text:p>71056.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formula="of:=[.I20]/[.B28]" office:value-type="float" office:value="73.3462562077065" calcext:value-type="float">
            <text:p>73.35</text:p>
          </table:table-cell>
          <table:table-cell office:value-type="float" office:value="66.200909" calcext:value-type="float">
            <text:p>66.200909</text:p>
          </table:table-cell>
          <table:table-cell office:value-type="float" office:value="60.969203" calcext:value-type="float">
            <text:p>60.969203</text:p>
          </table:table-cell>
          <table:table-cell office:value-type="float" office:value="5.231706" calcext:value-type="float">
            <text:p>5.231706</text:p>
          </table:table-cell>
          <table:table-cell table:formula="of:=[.B3]/[.D28]" office:value-type="float" office:value="72544.2126136365" calcext:value-type="float">
            <text:p>72544.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 generation per analysing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um in mb</text:p>
          </table:table-cell>
          <table:table-cell table:formula="of:=([.I13]*([.I14]+[.I15]+([.I16]/2))+[.I15])*8*2*0.000001" office:value-type="float" office:value="3202139.617712" calcext:value-type="float">
            <text:p>3202139.617712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table:style-name="Default"/>
          <table:table-cell office:value-type="string" calcext:value-type="string">
            <text:p>Measured time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Predicted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Speed Res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formula="of:=[.B31]/[.B34]" office:value-type="float" office:value="290.101433023374" calcext:value-type="float">
            <text:p>290.10</text:p>
          </table:table-cell>
          <table:table-cell office:value-type="float" office:value="398.237288" calcext:value-type="float">
            <text:p>398.237288</text:p>
          </table:table-cell>
          <table:table-cell office:value-type="float" office:value="377.634811" calcext:value-type="float">
            <text:p>377.634811</text:p>
          </table:table-cell>
          <table:table-cell office:value-type="float" office:value="20.602477" calcext:value-type="float">
            <text:p>20.602477</text:p>
          </table:table-cell>
          <table:table-cell table:formula="of:=[.B31]/[.D34]" office:value-type="float" office:value="8040.78300601525" calcext:value-type="float">
            <text:p>8040.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formula="of:=[.B31]/[.B35]" office:value-type="float" office:value="151.03007347005" calcext:value-type="float">
            <text:p>151.03</text:p>
          </table:table-cell>
          <table:table-cell office:value-type="float" office:value="217.824526" calcext:value-type="float">
            <text:p>217.824526</text:p>
          </table:table-cell>
          <table:table-cell office:value-type="float" office:value="206.769962" calcext:value-type="float">
            <text:p>206.769962</text:p>
          </table:table-cell>
          <table:table-cell office:value-type="float" office:value="11.054564" calcext:value-type="float">
            <text:p>11.054564</text:p>
          </table:table-cell>
          <table:table-cell table:formula="of:=[.B31]/[.D35]" office:value-type="float" office:value="14700.546703873" calcext:value-type="float">
            <text:p>14700.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formula="of:=[.B31]/[.B36]" office:value-type="float" office:value="93.2861276499446" calcext:value-type="float">
            <text:p>93.29</text:p>
          </table:table-cell>
          <table:table-cell office:value-type="float" office:value="156.946011" calcext:value-type="float">
            <text:p>156.946011</text:p>
          </table:table-cell>
          <table:table-cell office:value-type="float" office:value="149.538931" calcext:value-type="float">
            <text:p>149.538931</text:p>
          </table:table-cell>
          <table:table-cell office:value-type="float" office:value="7.40708" calcext:value-type="float">
            <text:p>7.40708</text:p>
          </table:table-cell>
          <table:table-cell table:formula="of:=[.B31]/[.D36]" office:value-type="float" office:value="20402.8098408439" calcext:value-type="float">
            <text:p>20402.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formula="of:=[.B31]/[.B37]" office:value-type="float" office:value="72.8040292320215" calcext:value-type="float">
            <text:p>72.80</text:p>
          </table:table-cell>
          <table:table-cell office:value-type="float" office:value="125.474982" calcext:value-type="float">
            <text:p>125.474982</text:p>
          </table:table-cell>
          <table:table-cell office:value-type="float" office:value="119.779017" calcext:value-type="float">
            <text:p>119.779017</text:p>
          </table:table-cell>
          <table:table-cell office:value-type="float" office:value="5.695965" calcext:value-type="float">
            <text:p>5.695965</text:p>
          </table:table-cell>
          <table:table-cell table:formula="of:=[.B31]/[.D37]" office:value-type="float" office:value="25520.144069134" calcext:value-type="float">
            <text:p>25520.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formula="of:=[.B31]/[.B38]" office:value-type="float" office:value="66.5227608798404" calcext:value-type="float">
            <text:p>66.52</text:p>
          </table:table-cell>
          <table:table-cell office:value-type="float" office:value="106.148341" calcext:value-type="float">
            <text:p>106.148341</text:p>
          </table:table-cell>
          <table:table-cell office:value-type="float" office:value="101.578109" calcext:value-type="float">
            <text:p>101.578109</text:p>
          </table:table-cell>
          <table:table-cell office:value-type="float" office:value="4.570232" calcext:value-type="float">
            <text:p>4.570232</text:p>
          </table:table-cell>
          <table:table-cell table:formula="of:=[.B31]/[.D38]" office:value-type="float" office:value="30166.647801985" calcext:value-type="float">
            <text:p>30166.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formula="of:=[.B31]/[.B39]" office:value-type="float" office:value="63.3196815904768" calcext:value-type="float">
            <text:p>63.32</text:p>
          </table:table-cell>
          <table:table-cell office:value-type="float" office:value="93.889318" calcext:value-type="float">
            <text:p>93.889318</text:p>
          </table:table-cell>
          <table:table-cell office:value-type="float" office:value="89.977062" calcext:value-type="float">
            <text:p>89.977062</text:p>
          </table:table-cell>
          <table:table-cell office:value-type="float" office:value="3.912256" calcext:value-type="float">
            <text:p>3.912256</text:p>
          </table:table-cell>
          <table:table-cell table:formula="of:=[.B31]/[.D39]" office:value-type="float" office:value="34105.4731882492" calcext:value-type="float">
            <text:p>34105.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formula="of:=[.B31]/[.B40]" office:value-type="float" office:value="60.8355425509537" calcext:value-type="float">
            <text:p>60.84</text:p>
          </table:table-cell>
          <table:table-cell office:value-type="float" office:value="85.934773" calcext:value-type="float">
            <text:p>85.934773</text:p>
          </table:table-cell>
          <table:table-cell office:value-type="float" office:value="82.521694" calcext:value-type="float">
            <text:p>82.521694</text:p>
          </table:table-cell>
          <table:table-cell office:value-type="float" office:value="3.413079" calcext:value-type="float">
            <text:p>3.413079</text:p>
          </table:table-cell>
          <table:table-cell table:formula="of:=[.B31]/[.D40]" office:value-type="float" office:value="37262.4434315082" calcext:value-type="float">
            <text:p>37262.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formula="of:=[.B31]/[.B41]" office:value-type="float" office:value="57.5831181591469" calcext:value-type="float">
            <text:p>57.58</text:p>
          </table:table-cell>
          <table:table-cell office:value-type="float" office:value="80.255693" calcext:value-type="float">
            <text:p>80.255693</text:p>
          </table:table-cell>
          <table:table-cell office:value-type="float" office:value="77.157553" calcext:value-type="float">
            <text:p>77.157553</text:p>
          </table:table-cell>
          <table:table-cell office:value-type="float" office:value="3.09814" calcext:value-type="float">
            <text:p>3.09814</text:p>
          </table:table-cell>
          <table:table-cell table:formula="of:=[.B31]/[.D41]" office:value-type="float" office:value="39899.2208280103" calcext:value-type="float">
            <text:p>39899.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formula="of:=[.B31]/[.B42]" office:value-type="float" office:value="55.2026413659041" calcext:value-type="float">
            <text:p>55.20</text:p>
          </table:table-cell>
          <table:table-cell office:value-type="float" office:value="75.834243" calcext:value-type="float">
            <text:p>75.834243</text:p>
          </table:table-cell>
          <table:table-cell office:value-type="float" office:value="73.034914" calcext:value-type="float">
            <text:p>73.034914</text:p>
          </table:table-cell>
          <table:table-cell office:value-type="float" office:value="2.79933" calcext:value-type="float">
            <text:p>2.79933</text:p>
          </table:table-cell>
          <table:table-cell table:formula="of:=[.B31]/[.D42]" office:value-type="float" office:value="42225.5104163432" calcext:value-type="float">
            <text:p>42225.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formula="of:=[.B31]/[.B43]" office:value-type="float" office:value="52.4176139356022" calcext:value-type="float">
            <text:p>52.42</text:p>
          </table:table-cell>
          <table:table-cell office:value-type="float" office:value="71.809044" calcext:value-type="float">
            <text:p>71.809044</text:p>
          </table:table-cell>
          <table:table-cell office:value-type="float" office:value="69.262434" calcext:value-type="float">
            <text:p>69.262434</text:p>
          </table:table-cell>
          <table:table-cell office:value-type="float" office:value="2.54661" calcext:value-type="float">
            <text:p>2.54661</text:p>
          </table:table-cell>
          <table:table-cell table:formula="of:=[.B31]/[.D43]" office:value-type="float" office:value="44592.4279079944" calcext:value-type="float">
            <text:p>44592.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formula="of:=[.B31]/[.B44]" office:value-type="float" office:value="52.2295196090623" calcext:value-type="float">
            <text:p>52.23</text:p>
          </table:table-cell>
          <table:table-cell office:value-type="float" office:value="69.242235" calcext:value-type="float">
            <text:p>69.242235</text:p>
          </table:table-cell>
          <table:table-cell office:value-type="float" office:value="66.886007" calcext:value-type="float">
            <text:p>66.886007</text:p>
          </table:table-cell>
          <table:table-cell office:value-type="float" office:value="2.356228" calcext:value-type="float">
            <text:p>2.356228</text:p>
          </table:table-cell>
          <table:table-cell table:formula="of:=[.B31]/[.D44]" office:value-type="float" office:value="46245.468791006" calcext:value-type="float">
            <text:p>46245.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formula="of:=[.B31]/[.B45]" office:value-type="float" office:value="50.520480534402" calcext:value-type="float">
            <text:p>50.52</text:p>
          </table:table-cell>
          <table:table-cell office:value-type="float" office:value="68.794495" calcext:value-type="float">
            <text:p>68.794495</text:p>
          </table:table-cell>
          <table:table-cell office:value-type="float" office:value="66.540433" calcext:value-type="float">
            <text:p>66.540433</text:p>
          </table:table-cell>
          <table:table-cell office:value-type="float" office:value="2.254061" calcext:value-type="float">
            <text:p>2.254061</text:p>
          </table:table-cell>
          <table:table-cell table:formula="of:=[.B31]/[.D45]" office:value-type="float" office:value="46546.4513942867" calcext:value-type="float">
            <text:p>46546.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formula="of:=[.B31]/[.B46]" office:value-type="float" office:value="49.919552547501" calcext:value-type="float">
            <text:p>49.92</text:p>
          </table:table-cell>
          <table:table-cell office:value-type="float" office:value="67.484528" calcext:value-type="float">
            <text:p>67.484528</text:p>
          </table:table-cell>
          <table:table-cell office:value-type="float" office:value="65.345116" calcext:value-type="float">
            <text:p>65.345116</text:p>
          </table:table-cell>
          <table:table-cell office:value-type="float" office:value="2.139412" calcext:value-type="float">
            <text:p>2.139412</text:p>
          </table:table-cell>
          <table:table-cell table:formula="of:=[.B31]/[.D46]" office:value-type="float" office:value="47449.9816863504" calcext:value-type="float">
            <text:p>47450.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formula="of:=[.B31]/[.B47]" office:value-type="float" office:value="49.6794653362294" calcext:value-type="float">
            <text:p>49.68</text:p>
          </table:table-cell>
          <table:table-cell office:value-type="float" office:value="65.913741" calcext:value-type="float">
            <text:p>65.913741</text:p>
          </table:table-cell>
          <table:table-cell office:value-type="float" office:value="63.900197" calcext:value-type="float">
            <text:p>63.900197</text:p>
          </table:table-cell>
          <table:table-cell office:value-type="float" office:value="2.013544" calcext:value-type="float">
            <text:p>2.013544</text:p>
          </table:table-cell>
          <table:table-cell table:formula="of:=[.B31]/[.D47]" office:value-type="float" office:value="48580.7597798462" calcext:value-type="float">
            <text:p>48580.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formula="of:=[.B31]/[.B48]" office:value-type="float" office:value="49.4111597338518" calcext:value-type="float">
            <text:p>49.41</text:p>
          </table:table-cell>
          <table:table-cell office:value-type="float" office:value="64.21881" calcext:value-type="float">
            <text:p>64.21881</text:p>
          </table:table-cell>
          <table:table-cell office:value-type="float" office:value="62.304362" calcext:value-type="float">
            <text:p>62.304362</text:p>
          </table:table-cell>
          <table:table-cell office:value-type="float" office:value="1.914448" calcext:value-type="float">
            <text:p>1.914448</text:p>
          </table:table-cell>
          <table:table-cell table:formula="of:=[.B31]/[.D48]" office:value-type="float" office:value="49862.9547590807" calcext:value-type="float">
            <text:p>49863.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formula="of:=[.B31]/[.B49]" office:value-type="float" office:value="48.9048004293416" calcext:value-type="float">
            <text:p>48.90</text:p>
          </table:table-cell>
          <table:table-cell office:value-type="float" office:value="63.170036" calcext:value-type="float">
            <text:p>63.170036</text:p>
          </table:table-cell>
          <table:table-cell office:value-type="float" office:value="61.34703" calcext:value-type="float">
            <text:p>61.34703</text:p>
          </table:table-cell>
          <table:table-cell office:value-type="float" office:value="1.823006" calcext:value-type="float">
            <text:p>1.823006</text:p>
          </table:table-cell>
          <table:table-cell table:formula="of:=[.B31]/[.D49]" office:value-type="float" office:value="50690.7993168153" calcext:value-type="float">
            <text:p>50690.8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NVDIMM_090620.A139:NVDIMM_090620.J258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 style:data-style-name="N2" text:time-value="20:43:05.820116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8T19:10:08.817303091</meta:creation-date>
    <dc:title>SveinGunnar</dc:title>
    <meta:editing-duration>PT4H4M15S</meta:editing-duration>
    <meta:editing-cycles>17</meta:editing-cycles>
    <meta:generator>LibreOffice/6.3.6.2$Linux_X86_64 LibreOffice_project/30$Build-2</meta:generator>
    <dc:date>2020-07-24T03:47:27.305225716</dc:date>
    <meta:print-date>2020-07-24T03:50:01.299454648</meta:print-date>
    <meta:document-statistic meta:table-count="4" meta:cell-count="3186" meta:object-count="0"/>
    <meta:template xlink:type="simple" xlink:actuate="onRequest" xlink:title="SveinGunnar" xlink:href="../../../../../Templates/SveinGunnar.ots" meta:date="2020-06-18T19:10:08.448216590"/>
  </office:meta>
</office:document-meta>
</file>